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76pt"/>
    </style:style>
    <style:style style:name="co2" style:family="table-column">
      <style:table-column-properties fo:break-before="auto" style:column-width="60.09pt"/>
    </style:style>
    <style:style style:name="co3" style:family="table-column">
      <style:table-column-properties fo:break-before="auto" style:column-width="70.64pt"/>
    </style:style>
    <style:style style:name="co4" style:family="table-column">
      <style:table-column-properties fo:break-before="auto" style:column-width="42.86pt"/>
    </style:style>
    <style:style style:name="co5" style:family="table-column">
      <style:table-column-properties fo:break-before="auto" style:column-width="191.25pt"/>
    </style:style>
    <style:style style:name="co6" style:family="table-column">
      <style:table-column-properties fo:break-before="auto" style:column-width="174.05pt"/>
    </style:style>
    <style:style style:name="co7" style:family="table-column">
      <style:table-column-properties fo:break-before="auto" style:column-width="45.64pt"/>
    </style:style>
    <style:style style:name="co8" style:family="table-column">
      <style:table-column-properties fo:break-before="auto" style:column-width="79pt"/>
    </style:style>
    <style:style style:name="co9" style:family="table-column">
      <style:table-column-properties fo:break-before="auto" style:column-width="66.76pt"/>
    </style:style>
    <style:style style:name="co10" style:family="table-column">
      <style:table-column-properties fo:break-before="auto" style:column-width="72.91pt"/>
    </style:style>
    <style:style style:name="co11" style:family="table-column">
      <style:table-column-properties fo:break-before="auto" style:column-width="81.2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t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tation ID</text:p>
          </table:table-cell>
          <table:table-cell office:value-type="string" calcext:value-type="string">
            <text:p>Complex ID</text:p>
          </table:table-cell>
          <table:table-cell office:value-type="string" calcext:value-type="string">
            <text:p>GTFS Stop ID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top Name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Daytime Routes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GTFS Latitude</text:p>
          </table:table-cell>
          <table:table-cell office:value-type="string" calcext:value-type="string">
            <text:p>GTFS Longitud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Astoria</text:p>
          </table:table-cell>
          <table:table-cell office:value-type="string" calcext:value-type="string">
            <text:p>Astoria - Ditmars Blv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 W</text:p>
          </table:table-cell>
          <table:table-cell office:value-type="string" calcext:value-type="string">
            <text:p>Elevated</text:p>
          </table:table-cell>
          <table:table-cell office:value-type="float" office:value="40.775036" calcext:value-type="float">
            <text:p>40.775036</text:p>
          </table:table-cell>
          <table:table-cell office:value-type="float" office:value="-73.912034" calcext:value-type="float">
            <text:p>-73.91203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Astoria</text:p>
          </table:table-cell>
          <table:table-cell office:value-type="string" calcext:value-type="string">
            <text:p>Astoria Blv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 W</text:p>
          </table:table-cell>
          <table:table-cell office:value-type="string" calcext:value-type="string">
            <text:p>Elevated</text:p>
          </table:table-cell>
          <table:table-cell office:value-type="float" office:value="40.770258" calcext:value-type="float">
            <text:p>40.770258</text:p>
          </table:table-cell>
          <table:table-cell office:value-type="float" office:value="-73.917843" calcext:value-type="float">
            <text:p>-73.91784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Astoria</text:p>
          </table:table-cell>
          <table:table-cell office:value-type="string" calcext:value-type="string">
            <text:p>30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 W</text:p>
          </table:table-cell>
          <table:table-cell office:value-type="string" calcext:value-type="string">
            <text:p>Elevated</text:p>
          </table:table-cell>
          <table:table-cell office:value-type="float" office:value="40.766779" calcext:value-type="float">
            <text:p>40.766779</text:p>
          </table:table-cell>
          <table:table-cell office:value-type="float" office:value="-73.921479" calcext:value-type="float">
            <text:p>-73.92147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Astoria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 W</text:p>
          </table:table-cell>
          <table:table-cell office:value-type="string" calcext:value-type="string">
            <text:p>Elevated</text:p>
          </table:table-cell>
          <table:table-cell office:value-type="float" office:value="40.76182" calcext:value-type="float">
            <text:p>40.76182</text:p>
          </table:table-cell>
          <table:table-cell office:value-type="float" office:value="-73.925508" calcext:value-type="float">
            <text:p>-73.92550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Astoria</text:p>
          </table:table-cell>
          <table:table-cell office:value-type="string" calcext:value-type="string">
            <text:p>36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 W</text:p>
          </table:table-cell>
          <table:table-cell office:value-type="string" calcext:value-type="string">
            <text:p>Elevated</text:p>
          </table:table-cell>
          <table:table-cell office:value-type="float" office:value="40.756804" calcext:value-type="float">
            <text:p>40.756804</text:p>
          </table:table-cell>
          <table:table-cell office:value-type="float" office:value="-73.929575" calcext:value-type="float">
            <text:p>-73.92957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0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Astoria</text:p>
          </table:table-cell>
          <table:table-cell office:value-type="string" calcext:value-type="string">
            <text:p>39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 W</text:p>
          </table:table-cell>
          <table:table-cell office:value-type="string" calcext:value-type="string">
            <text:p>Elevated</text:p>
          </table:table-cell>
          <table:table-cell office:value-type="float" office:value="40.752882" calcext:value-type="float">
            <text:p>40.752882</text:p>
          </table:table-cell>
          <table:table-cell office:value-type="float" office:value="-73.932755" calcext:value-type="float">
            <text:p>-73.9327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Astoria</text:p>
          </table:table-cell>
          <table:table-cell office:value-type="string" calcext:value-type="string">
            <text:p>Lexington Av/59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 W R</text:p>
          </table:table-cell>
          <table:table-cell office:value-type="string" calcext:value-type="string">
            <text:p>Subway</text:p>
          </table:table-cell>
          <table:table-cell office:value-type="float" office:value="40.76266" calcext:value-type="float">
            <text:p>40.76266</text:p>
          </table:table-cell>
          <table:table-cell office:value-type="float" office:value="-73.967258" calcext:value-type="float">
            <text:p>-73.96725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Astoria</text:p>
          </table:table-cell>
          <table:table-cell office:value-type="string" calcext:value-type="string">
            <text:p>5 Av/59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 W R</text:p>
          </table:table-cell>
          <table:table-cell office:value-type="string" calcext:value-type="string">
            <text:p>Subway</text:p>
          </table:table-cell>
          <table:table-cell office:value-type="float" office:value="40.764811" calcext:value-type="float">
            <text:p>40.764811</text:p>
          </table:table-cell>
          <table:table-cell office:value-type="float" office:value="-73.973347" calcext:value-type="float">
            <text:p>-73.973347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57 St - 7 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 Q R W</text:p>
          </table:table-cell>
          <table:table-cell office:value-type="string" calcext:value-type="string">
            <text:p>Subway</text:p>
          </table:table-cell>
          <table:table-cell office:value-type="float" office:value="40.764664" calcext:value-type="float">
            <text:p>40.764664</text:p>
          </table:table-cell>
          <table:table-cell office:value-type="float" office:value="-73.980658" calcext:value-type="float">
            <text:p>-73.98065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49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 R W</text:p>
          </table:table-cell>
          <table:table-cell office:value-type="string" calcext:value-type="string">
            <text:p>Subway</text:p>
          </table:table-cell>
          <table:table-cell office:value-type="float" office:value="40.759901" calcext:value-type="float">
            <text:p>40.759901</text:p>
          </table:table-cell>
          <table:table-cell office:value-type="float" office:value="-73.984139" calcext:value-type="float">
            <text:p>-73.9841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Times Sq - 42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 Q R W</text:p>
          </table:table-cell>
          <table:table-cell office:value-type="string" calcext:value-type="string">
            <text:p>Subway</text:p>
          </table:table-cell>
          <table:table-cell office:value-type="float" office:value="40.754672" calcext:value-type="float">
            <text:p>40.754672</text:p>
          </table:table-cell>
          <table:table-cell office:value-type="float" office:value="-73.986754" calcext:value-type="float">
            <text:p>-73.9867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34 St - Herald S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 Q R W</text:p>
          </table:table-cell>
          <table:table-cell office:value-type="string" calcext:value-type="string">
            <text:p>Subway</text:p>
          </table:table-cell>
          <table:table-cell office:value-type="float" office:value="40.749567" calcext:value-type="float">
            <text:p>40.749567</text:p>
          </table:table-cell>
          <table:table-cell office:value-type="float" office:value="-73.98795" calcext:value-type="float">
            <text:p>-73.98795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28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Subway</text:p>
          </table:table-cell>
          <table:table-cell office:value-type="float" office:value="40.745494" calcext:value-type="float">
            <text:p>40.745494</text:p>
          </table:table-cell>
          <table:table-cell office:value-type="float" office:value="-73.988691" calcext:value-type="float">
            <text:p>-73.988691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23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Subway</text:p>
          </table:table-cell>
          <table:table-cell office:value-type="float" office:value="40.741303" calcext:value-type="float">
            <text:p>40.741303</text:p>
          </table:table-cell>
          <table:table-cell office:value-type="float" office:value="-73.989344" calcext:value-type="float">
            <text:p>-73.9893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14 St - Union S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 Q R W</text:p>
          </table:table-cell>
          <table:table-cell office:value-type="string" calcext:value-type="string">
            <text:p>Subway</text:p>
          </table:table-cell>
          <table:table-cell office:value-type="float" office:value="40.735736" calcext:value-type="float">
            <text:p>40.735736</text:p>
          </table:table-cell>
          <table:table-cell office:value-type="float" office:value="-73.990568" calcext:value-type="float">
            <text:p>-73.990568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8 St - NY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Subway</text:p>
          </table:table-cell>
          <table:table-cell office:value-type="float" office:value="40.730328" calcext:value-type="float">
            <text:p>40.730328</text:p>
          </table:table-cell>
          <table:table-cell office:value-type="float" office:value="-73.992629" calcext:value-type="float">
            <text:p>-73.992629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Prince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Subway</text:p>
          </table:table-cell>
          <table:table-cell office:value-type="float" office:value="40.724329" calcext:value-type="float">
            <text:p>40.724329</text:p>
          </table:table-cell>
          <table:table-cell office:value-type="float" office:value="-73.997702" calcext:value-type="float">
            <text:p>-73.9977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Canal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Subway</text:p>
          </table:table-cell>
          <table:table-cell office:value-type="float" office:value="40.719527" calcext:value-type="float">
            <text:p>40.719527</text:p>
          </table:table-cell>
          <table:table-cell office:value-type="float" office:value="-74.001775" calcext:value-type="float">
            <text:p>-74.0017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Q0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Manhattan Bridge</text:p>
          </table:table-cell>
          <table:table-cell office:value-type="string" calcext:value-type="string">
            <text:p>Canal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 Q</text:p>
          </table:table-cell>
          <table:table-cell office:value-type="string" calcext:value-type="string">
            <text:p>Subway</text:p>
          </table:table-cell>
          <table:table-cell office:value-type="float" office:value="40.718383" calcext:value-type="float">
            <text:p>40.718383</text:p>
          </table:table-cell>
          <table:table-cell office:value-type="float" office:value="-74.00046" calcext:value-type="float">
            <text:p>-74.0004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City Hal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Subway</text:p>
          </table:table-cell>
          <table:table-cell office:value-type="float" office:value="40.713282" calcext:value-type="float">
            <text:p>40.713282</text:p>
          </table:table-cell>
          <table:table-cell office:value-type="float" office:value="-74.006978" calcext:value-type="float">
            <text:p>-74.006978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Cortlandt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Subway</text:p>
          </table:table-cell>
          <table:table-cell office:value-type="float" office:value="40.710668" calcext:value-type="float">
            <text:p>40.710668</text:p>
          </table:table-cell>
          <table:table-cell office:value-type="float" office:value="-74.011029" calcext:value-type="float">
            <text:p>-74.011029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Rector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Subway</text:p>
          </table:table-cell>
          <table:table-cell office:value-type="float" office:value="40.70722" calcext:value-type="float">
            <text:p>40.70722</text:p>
          </table:table-cell>
          <table:table-cell office:value-type="float" office:value="-74.013342" calcext:value-type="float">
            <text:p>-74.0133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Whitehall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 W</text:p>
          </table:table-cell>
          <table:table-cell office:value-type="string" calcext:value-type="string">
            <text:p>Subway</text:p>
          </table:table-cell>
          <table:table-cell office:value-type="float" office:value="40.703087" calcext:value-type="float">
            <text:p>40.703087</text:p>
          </table:table-cell>
          <table:table-cell office:value-type="float" office:value="-74.012994" calcext:value-type="float">
            <text:p>-74.0129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Court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941" calcext:value-type="float">
            <text:p>40.6941</text:p>
          </table:table-cell>
          <table:table-cell office:value-type="float" office:value="-73.991777" calcext:value-type="float">
            <text:p>-73.9917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Jay St - MetroTech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9218" calcext:value-type="float">
            <text:p>40.69218</text:p>
          </table:table-cell>
          <table:table-cell office:value-type="float" office:value="-73.985942" calcext:value-type="float">
            <text:p>-73.985942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DeKalb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 R</text:p>
          </table:table-cell>
          <table:table-cell office:value-type="string" calcext:value-type="string">
            <text:p>Subway</text:p>
          </table:table-cell>
          <table:table-cell office:value-type="float" office:value="40.690635" calcext:value-type="float">
            <text:p>40.690635</text:p>
          </table:table-cell>
          <table:table-cell office:value-type="float" office:value="-73.981824" calcext:value-type="float">
            <text:p>-73.9818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Atlantic Av - Barclays Ctr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 N R</text:p>
          </table:table-cell>
          <table:table-cell office:value-type="string" calcext:value-type="string">
            <text:p>Subway</text:p>
          </table:table-cell>
          <table:table-cell office:value-type="float" office:value="40.683666" calcext:value-type="float">
            <text:p>40.683666</text:p>
          </table:table-cell>
          <table:table-cell office:value-type="float" office:value="-73.97881" calcext:value-type="float">
            <text:p>-73.97881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Union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77316" calcext:value-type="float">
            <text:p>40.677316</text:p>
          </table:table-cell>
          <table:table-cell office:value-type="float" office:value="-73.98311" calcext:value-type="float">
            <text:p>-73.983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9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70847" calcext:value-type="float">
            <text:p>40.670847</text:p>
          </table:table-cell>
          <table:table-cell office:value-type="float" office:value="-73.988302" calcext:value-type="float">
            <text:p>-73.988302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Prospect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65414" calcext:value-type="float">
            <text:p>40.665414</text:p>
          </table:table-cell>
          <table:table-cell office:value-type="float" office:value="-73.992872" calcext:value-type="float">
            <text:p>-73.992872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25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60397" calcext:value-type="float">
            <text:p>40.660397</text:p>
          </table:table-cell>
          <table:table-cell office:value-type="float" office:value="-73.998091" calcext:value-type="float">
            <text:p>-73.998091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36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 N R</text:p>
          </table:table-cell>
          <table:table-cell office:value-type="string" calcext:value-type="string">
            <text:p>Subway</text:p>
          </table:table-cell>
          <table:table-cell office:value-type="float" office:value="40.655144" calcext:value-type="float">
            <text:p>40.655144</text:p>
          </table:table-cell>
          <table:table-cell office:value-type="float" office:value="-74.003549" calcext:value-type="float">
            <text:p>-74.003549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45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48939" calcext:value-type="float">
            <text:p>40.648939</text:p>
          </table:table-cell>
          <table:table-cell office:value-type="float" office:value="-74.010006" calcext:value-type="float">
            <text:p>-74.010006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53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45069" calcext:value-type="float">
            <text:p>40.645069</text:p>
          </table:table-cell>
          <table:table-cell office:value-type="float" office:value="-74.014034" calcext:value-type="float">
            <text:p>-74.014034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59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N R</text:p>
          </table:table-cell>
          <table:table-cell office:value-type="string" calcext:value-type="string">
            <text:p>Subway</text:p>
          </table:table-cell>
          <table:table-cell office:value-type="float" office:value="40.641362" calcext:value-type="float">
            <text:p>40.641362</text:p>
          </table:table-cell>
          <table:table-cell office:value-type="float" office:value="-74.017881" calcext:value-type="float">
            <text:p>-74.017881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Bay Ridge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34967" calcext:value-type="float">
            <text:p>40.634967</text:p>
          </table:table-cell>
          <table:table-cell office:value-type="float" office:value="-74.023377" calcext:value-type="float">
            <text:p>-74.023377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77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29742" calcext:value-type="float">
            <text:p>40.629742</text:p>
          </table:table-cell>
          <table:table-cell office:value-type="float" office:value="-74.02551" calcext:value-type="float">
            <text:p>-74.02551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86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22687" calcext:value-type="float">
            <text:p>40.622687</text:p>
          </table:table-cell>
          <table:table-cell office:value-type="float" office:value="-74.028398" calcext:value-type="float">
            <text:p>-74.028398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4th Av</text:p>
          </table:table-cell>
          <table:table-cell office:value-type="string" calcext:value-type="string">
            <text:p>Bay Ridge - 95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way</text:p>
          </table:table-cell>
          <table:table-cell office:value-type="float" office:value="40.616622" calcext:value-type="float">
            <text:p>40.616622</text:p>
          </table:table-cell>
          <table:table-cell office:value-type="float" office:value="-74.030876" calcext:value-type="float">
            <text:p>-74.0308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Atlantic Av - Barclays Ctr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Subway</text:p>
          </table:table-cell>
          <table:table-cell office:value-type="float" office:value="40.68446" calcext:value-type="float">
            <text:p>40.68446</text:p>
          </table:table-cell>
          <table:table-cell office:value-type="float" office:value="-73.97689" calcext:value-type="float">
            <text:p>-73.97689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7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Subway</text:p>
          </table:table-cell>
          <table:table-cell office:value-type="float" office:value="40.67705" calcext:value-type="float">
            <text:p>40.67705</text:p>
          </table:table-cell>
          <table:table-cell office:value-type="float" office:value="-73.972367" calcext:value-type="float">
            <text:p>-73.972367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Prospect Park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661614" calcext:value-type="float">
            <text:p>40.661614</text:p>
          </table:table-cell>
          <table:table-cell office:value-type="float" office:value="-73.962246" calcext:value-type="float">
            <text:p>-73.962246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Parkside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655292" calcext:value-type="float">
            <text:p>40.655292</text:p>
          </table:table-cell>
          <table:table-cell office:value-type="float" office:value="-73.961495" calcext:value-type="float">
            <text:p>-73.961495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Church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650527" calcext:value-type="float">
            <text:p>40.650527</text:p>
          </table:table-cell>
          <table:table-cell office:value-type="float" office:value="-73.962982" calcext:value-type="float">
            <text:p>-73.962982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Beverley Rd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644031" calcext:value-type="float">
            <text:p>40.644031</text:p>
          </table:table-cell>
          <table:table-cell office:value-type="float" office:value="-73.964492" calcext:value-type="float">
            <text:p>-73.964492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Cortelyou Rd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640927" calcext:value-type="float">
            <text:p>40.640927</text:p>
          </table:table-cell>
          <table:table-cell office:value-type="float" office:value="-73.963891" calcext:value-type="float">
            <text:p>-73.963891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Newkirk Plaza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635082" calcext:value-type="float">
            <text:p>40.635082</text:p>
          </table:table-cell>
          <table:table-cell office:value-type="float" office:value="-73.962793" calcext:value-type="float">
            <text:p>-73.962793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Avenue H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62927" calcext:value-type="float">
            <text:p>40.62927</text:p>
          </table:table-cell>
          <table:table-cell office:value-type="float" office:value="-73.961639" calcext:value-type="float">
            <text:p>-73.961639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Avenue J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625039" calcext:value-type="float">
            <text:p>40.625039</text:p>
          </table:table-cell>
          <table:table-cell office:value-type="float" office:value="-73.960803" calcext:value-type="float">
            <text:p>-73.960803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Avenue M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617618" calcext:value-type="float">
            <text:p>40.617618</text:p>
          </table:table-cell>
          <table:table-cell office:value-type="float" office:value="-73.959399" calcext:value-type="float">
            <text:p>-73.959399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Kings H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60867" calcext:value-type="float">
            <text:p>40.60867</text:p>
          </table:table-cell>
          <table:table-cell office:value-type="float" office:value="-73.957734" calcext:value-type="float">
            <text:p>-73.957734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Avenue U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5993" calcext:value-type="float">
            <text:p>40.5993</text:p>
          </table:table-cell>
          <table:table-cell office:value-type="float" office:value="-73.955929" calcext:value-type="float">
            <text:p>-73.955929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Neck Rd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595246" calcext:value-type="float">
            <text:p>40.595246</text:p>
          </table:table-cell>
          <table:table-cell office:value-type="float" office:value="-73.955161" calcext:value-type="float">
            <text:p>-73.955161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Sheepshead Ba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Open Cut</text:p>
          </table:table-cell>
          <table:table-cell office:value-type="float" office:value="40.586896" calcext:value-type="float">
            <text:p>40.586896</text:p>
          </table:table-cell>
          <table:table-cell office:value-type="float" office:value="-73.954155" calcext:value-type="float">
            <text:p>-73.954155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Brighton Beach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 Q</text:p>
          </table:table-cell>
          <table:table-cell office:value-type="string" calcext:value-type="string">
            <text:p>Elevated</text:p>
          </table:table-cell>
          <table:table-cell office:value-type="float" office:value="40.577621" calcext:value-type="float">
            <text:p>40.577621</text:p>
          </table:table-cell>
          <table:table-cell office:value-type="float" office:value="-73.961376" calcext:value-type="float">
            <text:p>-73.961376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Ocean Pk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levated</text:p>
          </table:table-cell>
          <table:table-cell office:value-type="float" office:value="40.576312" calcext:value-type="float">
            <text:p>40.576312</text:p>
          </table:table-cell>
          <table:table-cell office:value-type="float" office:value="-73.968501" calcext:value-type="float">
            <text:p>-73.968501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roadway - Brighton</text:p>
          </table:table-cell>
          <table:table-cell office:value-type="string" calcext:value-type="string">
            <text:p>W 8 St - NY Aquarium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 Q</text:p>
          </table:table-cell>
          <table:table-cell office:value-type="string" calcext:value-type="string">
            <text:p>Elevated</text:p>
          </table:table-cell>
          <table:table-cell office:value-type="float" office:value="40.576127" calcext:value-type="float">
            <text:p>40.576127</text:p>
          </table:table-cell>
          <table:table-cell office:value-type="float" office:value="-73.975939" calcext:value-type="float">
            <text:p>-73.975939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Sea Beach / West End / Culver / Brighton</text:p>
          </table:table-cell>
          <table:table-cell office:value-type="string" calcext:value-type="string">
            <text:p>Coney Island - Stillwell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 F N Q</text:p>
          </table:table-cell>
          <table:table-cell office:value-type="string" calcext:value-type="string">
            <text:p>Viaduct</text:p>
          </table:table-cell>
          <table:table-cell office:value-type="float" office:value="40.577422" calcext:value-type="float">
            <text:p>40.577422</text:p>
          </table:table-cell>
          <table:table-cell office:value-type="float" office:value="-73.981233" calcext:value-type="float">
            <text:p>-73.981233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9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pen Cut</text:p>
          </table:table-cell>
          <table:table-cell office:value-type="float" office:value="40.646292" calcext:value-type="float">
            <text:p>40.646292</text:p>
          </table:table-cell>
          <table:table-cell office:value-type="float" office:value="-73.994324" calcext:value-type="float">
            <text:p>-73.994324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Fort Hamilton Pk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640914" calcext:value-type="float">
            <text:p>40.640914</text:p>
          </table:table-cell>
          <table:table-cell office:value-type="float" office:value="-73.994304" calcext:value-type="float">
            <text:p>-73.994304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50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63626" calcext:value-type="float">
            <text:p>40.63626</text:p>
          </table:table-cell>
          <table:table-cell office:value-type="float" office:value="-73.994791" calcext:value-type="float">
            <text:p>-73.994791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55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631435" calcext:value-type="float">
            <text:p>40.631435</text:p>
          </table:table-cell>
          <table:table-cell office:value-type="float" office:value="-73.995476" calcext:value-type="float">
            <text:p>-73.9954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62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626472" calcext:value-type="float">
            <text:p>40.626472</text:p>
          </table:table-cell>
          <table:table-cell office:value-type="float" office:value="-73.996895" calcext:value-type="float">
            <text:p>-73.996895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71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619589" calcext:value-type="float">
            <text:p>40.619589</text:p>
          </table:table-cell>
          <table:table-cell office:value-type="float" office:value="-73.998864" calcext:value-type="float">
            <text:p>-73.998864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79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613501" calcext:value-type="float">
            <text:p>40.613501</text:p>
          </table:table-cell>
          <table:table-cell office:value-type="float" office:value="-74.00061" calcext:value-type="float">
            <text:p>-74.00061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18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607954" calcext:value-type="float">
            <text:p>40.607954</text:p>
          </table:table-cell>
          <table:table-cell office:value-type="float" office:value="-74.001736" calcext:value-type="float">
            <text:p>-74.001736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20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604556" calcext:value-type="float">
            <text:p>40.604556</text:p>
          </table:table-cell>
          <table:table-cell office:value-type="float" office:value="-73.998168" calcext:value-type="float">
            <text:p>-73.998168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Bay Pk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601875" calcext:value-type="float">
            <text:p>40.601875</text:p>
          </table:table-cell>
          <table:table-cell office:value-type="float" office:value="-73.993728" calcext:value-type="float">
            <text:p>-73.993728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25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597704" calcext:value-type="float">
            <text:p>40.597704</text:p>
          </table:table-cell>
          <table:table-cell office:value-type="float" office:value="-73.986829" calcext:value-type="float">
            <text:p>-73.986829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Bay 50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vated</text:p>
          </table:table-cell>
          <table:table-cell office:value-type="float" office:value="40.588841" calcext:value-type="float">
            <text:p>40.588841</text:p>
          </table:table-cell>
          <table:table-cell office:value-type="float" office:value="-73.983765" calcext:value-type="float">
            <text:p>-73.983765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N0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Sea Beach</text:p>
          </table:table-cell>
          <table:table-cell office:value-type="string" calcext:value-type="string">
            <text:p>8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 Cut</text:p>
          </table:table-cell>
          <table:table-cell office:value-type="float" office:value="40.635064" calcext:value-type="float">
            <text:p>40.635064</text:p>
          </table:table-cell>
          <table:table-cell office:value-type="float" office:value="-74.011719" calcext:value-type="float">
            <text:p>-74.011719</text:p>
          </table:table-cell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N0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Sea Beach</text:p>
          </table:table-cell>
          <table:table-cell office:value-type="string" calcext:value-type="string">
            <text:p>Fort Hamilton Pk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 Cut</text:p>
          </table:table-cell>
          <table:table-cell office:value-type="float" office:value="40.631386" calcext:value-type="float">
            <text:p>40.631386</text:p>
          </table:table-cell>
          <table:table-cell office:value-type="float" office:value="-74.005351" calcext:value-type="float">
            <text:p>-74.0053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N0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Sea Beach</text:p>
          </table:table-cell>
          <table:table-cell office:value-type="string" calcext:value-type="string">
            <text:p>New Utrecht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 Cut</text:p>
          </table:table-cell>
          <table:table-cell office:value-type="float" office:value="40.624842" calcext:value-type="float">
            <text:p>40.624842</text:p>
          </table:table-cell>
          <table:table-cell office:value-type="float" office:value="-73.996353" calcext:value-type="float">
            <text:p>-73.996353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N0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Sea Beach</text:p>
          </table:table-cell>
          <table:table-cell office:value-type="string" calcext:value-type="string">
            <text:p>18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 Cut</text:p>
          </table:table-cell>
          <table:table-cell office:value-type="float" office:value="40.620671" calcext:value-type="float">
            <text:p>40.620671</text:p>
          </table:table-cell>
          <table:table-cell office:value-type="float" office:value="-73.990414" calcext:value-type="float">
            <text:p>-73.990414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N0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Sea Beach</text:p>
          </table:table-cell>
          <table:table-cell office:value-type="string" calcext:value-type="string">
            <text:p>20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 Cut</text:p>
          </table:table-cell>
          <table:table-cell office:value-type="float" office:value="40.61741" calcext:value-type="float">
            <text:p>40.61741</text:p>
          </table:table-cell>
          <table:table-cell office:value-type="float" office:value="-73.985026" calcext:value-type="float">
            <text:p>-73.985026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N07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Sea Beach</text:p>
          </table:table-cell>
          <table:table-cell office:value-type="string" calcext:value-type="string">
            <text:p>Bay Pk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 Cut</text:p>
          </table:table-cell>
          <table:table-cell office:value-type="float" office:value="40.611815" calcext:value-type="float">
            <text:p>40.611815</text:p>
          </table:table-cell>
          <table:table-cell office:value-type="float" office:value="-73.981848" calcext:value-type="float">
            <text:p>-73.981848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N0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Sea Beach</text:p>
          </table:table-cell>
          <table:table-cell office:value-type="string" calcext:value-type="string">
            <text:p>Kings H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 Cut</text:p>
          </table:table-cell>
          <table:table-cell office:value-type="float" office:value="40.603923" calcext:value-type="float">
            <text:p>40.603923</text:p>
          </table:table-cell>
          <table:table-cell office:value-type="float" office:value="-73.980353" calcext:value-type="float">
            <text:p>-73.980353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N0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Sea Beach</text:p>
          </table:table-cell>
          <table:table-cell office:value-type="string" calcext:value-type="string">
            <text:p>Avenue U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 Cut</text:p>
          </table:table-cell>
          <table:table-cell office:value-type="float" office:value="40.597473" calcext:value-type="float">
            <text:p>40.597473</text:p>
          </table:table-cell>
          <table:table-cell office:value-type="float" office:value="-73.979137" calcext:value-type="float">
            <text:p>-73.979137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N1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Sea Beach</text:p>
          </table:table-cell>
          <table:table-cell office:value-type="string" calcext:value-type="string">
            <text:p>86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 Cut</text:p>
          </table:table-cell>
          <table:table-cell office:value-type="float" office:value="40.592721" calcext:value-type="float">
            <text:p>40.592721</text:p>
          </table:table-cell>
          <table:table-cell office:value-type="float" office:value="-73.97823" calcext:value-type="float">
            <text:p>-73.97823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121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Elevated</text:p>
          </table:table-cell>
          <table:table-cell office:value-type="float" office:value="40.700492" calcext:value-type="float">
            <text:p>40.700492</text:p>
          </table:table-cell>
          <table:table-cell office:value-type="float" office:value="-73.828294" calcext:value-type="float">
            <text:p>-73.828294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111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levated</text:p>
          </table:table-cell>
          <table:table-cell office:value-type="float" office:value="40.697418" calcext:value-type="float">
            <text:p>40.697418</text:p>
          </table:table-cell>
          <table:table-cell office:value-type="float" office:value="-73.836345" calcext:value-type="float">
            <text:p>-73.836345</text:p>
          </table:table-cell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104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Elevated</text:p>
          </table:table-cell>
          <table:table-cell office:value-type="float" office:value="40.695178" calcext:value-type="float">
            <text:p>40.695178</text:p>
          </table:table-cell>
          <table:table-cell office:value-type="float" office:value="-73.84433" calcext:value-type="float">
            <text:p>-73.84433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Woodhaven Blv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Elevated</text:p>
          </table:table-cell>
          <table:table-cell office:value-type="float" office:value="40.693879" calcext:value-type="float">
            <text:p>40.693879</text:p>
          </table:table-cell>
          <table:table-cell office:value-type="float" office:value="-73.851576" calcext:value-type="float">
            <text:p>-73.851576</text:p>
          </table:table-cell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85 St - Forest Pkw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levated</text:p>
          </table:table-cell>
          <table:table-cell office:value-type="float" office:value="40.692435" calcext:value-type="float">
            <text:p>40.692435</text:p>
          </table:table-cell>
          <table:table-cell office:value-type="float" office:value="-73.86001" calcext:value-type="float">
            <text:p>-73.86001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75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Elevated</text:p>
          </table:table-cell>
          <table:table-cell office:value-type="float" office:value="40.691324" calcext:value-type="float">
            <text:p>40.691324</text:p>
          </table:table-cell>
          <table:table-cell office:value-type="float" office:value="-73.867139" calcext:value-type="float">
            <text:p>-73.867139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Cypress Hills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levated</text:p>
          </table:table-cell>
          <table:table-cell office:value-type="float" office:value="40.689941" calcext:value-type="float">
            <text:p>40.689941</text:p>
          </table:table-cell>
          <table:table-cell office:value-type="float" office:value="-73.87255" calcext:value-type="float">
            <text:p>-73.87255</text:p>
          </table:table-cell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Crescent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Elevated</text:p>
          </table:table-cell>
          <table:table-cell office:value-type="float" office:value="40.683194" calcext:value-type="float">
            <text:p>40.683194</text:p>
          </table:table-cell>
          <table:table-cell office:value-type="float" office:value="-73.873785" calcext:value-type="float">
            <text:p>-73.873785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Norwood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Elevated</text:p>
          </table:table-cell>
          <table:table-cell office:value-type="float" office:value="40.68141" calcext:value-type="float">
            <text:p>40.68141</text:p>
          </table:table-cell>
          <table:table-cell office:value-type="float" office:value="-73.880039" calcext:value-type="float">
            <text:p>-73.880039</text:p>
          </table:table-cell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Cleveland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levated</text:p>
          </table:table-cell>
          <table:table-cell office:value-type="float" office:value="40.679947" calcext:value-type="float">
            <text:p>40.679947</text:p>
          </table:table-cell>
          <table:table-cell office:value-type="float" office:value="-73.884639" calcext:value-type="float">
            <text:p>-73.884639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J2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Van Siclen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Elevated</text:p>
          </table:table-cell>
          <table:table-cell office:value-type="float" office:value="40.678024" calcext:value-type="float">
            <text:p>40.678024</text:p>
          </table:table-cell>
          <table:table-cell office:value-type="float" office:value="-73.891688" calcext:value-type="float">
            <text:p>-73.891688</text:p>
          </table:table-cell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Alabama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levated</text:p>
          </table:table-cell>
          <table:table-cell office:value-type="float" office:value="40.676992" calcext:value-type="float">
            <text:p>40.676992</text:p>
          </table:table-cell>
          <table:table-cell office:value-type="float" office:value="-73.898654" calcext:value-type="float">
            <text:p>-73.8986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J27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Broadway Jc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Elevated</text:p>
          </table:table-cell>
          <table:table-cell office:value-type="float" office:value="40.679498" calcext:value-type="float">
            <text:p>40.679498</text:p>
          </table:table-cell>
          <table:table-cell office:value-type="float" office:value="-73.904512" calcext:value-type="float">
            <text:p>-73.904512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J2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Chauncey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Elevated</text:p>
          </table:table-cell>
          <table:table-cell office:value-type="float" office:value="40.682893" calcext:value-type="float">
            <text:p>40.682893</text:p>
          </table:table-cell>
          <table:table-cell office:value-type="float" office:value="-73.910456" calcext:value-type="float">
            <text:p>-73.910456</text:p>
          </table:table-cell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J2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Halsey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levated</text:p>
          </table:table-cell>
          <table:table-cell office:value-type="float" office:value="40.68637" calcext:value-type="float">
            <text:p>40.68637</text:p>
          </table:table-cell>
          <table:table-cell office:value-type="float" office:value="-73.916559" calcext:value-type="float">
            <text:p>-73.916559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J3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Gates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Elevated</text:p>
          </table:table-cell>
          <table:table-cell office:value-type="float" office:value="40.68963" calcext:value-type="float">
            <text:p>40.68963</text:p>
          </table:table-cell>
          <table:table-cell office:value-type="float" office:value="-73.92227" calcext:value-type="float">
            <text:p>-73.92227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J3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Kosciuszko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levated</text:p>
          </table:table-cell>
          <table:table-cell office:value-type="float" office:value="40.693342" calcext:value-type="float">
            <text:p>40.693342</text:p>
          </table:table-cell>
          <table:table-cell office:value-type="float" office:value="-73.928814" calcext:value-type="float">
            <text:p>-73.928814</text:p>
          </table:table-cell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Myrtle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M Z</text:p>
          </table:table-cell>
          <table:table-cell office:value-type="string" calcext:value-type="string">
            <text:p>Elevated</text:p>
          </table:table-cell>
          <table:table-cell office:value-type="float" office:value="40.697207" calcext:value-type="float">
            <text:p>40.697207</text:p>
          </table:table-cell>
          <table:table-cell office:value-type="float" office:value="-73.935657" calcext:value-type="float">
            <text:p>-73.935657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Flushing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M</text:p>
          </table:table-cell>
          <table:table-cell office:value-type="string" calcext:value-type="string">
            <text:p>Elevated</text:p>
          </table:table-cell>
          <table:table-cell office:value-type="float" office:value="40.70026" calcext:value-type="float">
            <text:p>40.70026</text:p>
          </table:table-cell>
          <table:table-cell office:value-type="float" office:value="-73.941126" calcext:value-type="float">
            <text:p>-73.941126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Lorimer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M</text:p>
          </table:table-cell>
          <table:table-cell office:value-type="string" calcext:value-type="string">
            <text:p>Elevated</text:p>
          </table:table-cell>
          <table:table-cell office:value-type="float" office:value="40.703869" calcext:value-type="float">
            <text:p>40.703869</text:p>
          </table:table-cell>
          <table:table-cell office:value-type="float" office:value="-73.947408" calcext:value-type="float">
            <text:p>-73.94740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Hewes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M</text:p>
          </table:table-cell>
          <table:table-cell office:value-type="string" calcext:value-type="string">
            <text:p>Elevated</text:p>
          </table:table-cell>
          <table:table-cell office:value-type="float" office:value="40.70687" calcext:value-type="float">
            <text:p>40.70687</text:p>
          </table:table-cell>
          <table:table-cell office:value-type="float" office:value="-73.953431" calcext:value-type="float">
            <text:p>-73.953431</text:p>
          </table:table-cell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Marcy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J M Z</text:p>
          </table:table-cell>
          <table:table-cell office:value-type="string" calcext:value-type="string">
            <text:p>Elevated</text:p>
          </table:table-cell>
          <table:table-cell office:value-type="float" office:value="40.708359" calcext:value-type="float">
            <text:p>40.708359</text:p>
          </table:table-cell>
          <table:table-cell office:value-type="float" office:value="-73.957757" calcext:value-type="float">
            <text:p>-73.95775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Essex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 M Z</text:p>
          </table:table-cell>
          <table:table-cell office:value-type="string" calcext:value-type="string">
            <text:p>Subway</text:p>
          </table:table-cell>
          <table:table-cell office:value-type="float" office:value="40.718315" calcext:value-type="float">
            <text:p>40.718315</text:p>
          </table:table-cell>
          <table:table-cell office:value-type="float" office:value="-73.987437" calcext:value-type="float">
            <text:p>-73.987437</text:p>
          </table:table-cell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Bower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Subway</text:p>
          </table:table-cell>
          <table:table-cell office:value-type="float" office:value="40.72028" calcext:value-type="float">
            <text:p>40.72028</text:p>
          </table:table-cell>
          <table:table-cell office:value-type="float" office:value="-73.993915" calcext:value-type="float">
            <text:p>-73.9939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Canal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Subway</text:p>
          </table:table-cell>
          <table:table-cell office:value-type="float" office:value="40.718092" calcext:value-type="float">
            <text:p>40.718092</text:p>
          </table:table-cell>
          <table:table-cell office:value-type="float" office:value="-73.999892" calcext:value-type="float">
            <text:p>-73.99989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Chambers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Subway</text:p>
          </table:table-cell>
          <table:table-cell office:value-type="float" office:value="40.713243" calcext:value-type="float">
            <text:p>40.713243</text:p>
          </table:table-cell>
          <table:table-cell office:value-type="float" office:value="-74.003401" calcext:value-type="float">
            <text:p>-74.0034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M2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Fulton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Subway</text:p>
          </table:table-cell>
          <table:table-cell office:value-type="float" office:value="40.710374" calcext:value-type="float">
            <text:p>40.710374</text:p>
          </table:table-cell>
          <table:table-cell office:value-type="float" office:value="-74.007582" calcext:value-type="float">
            <text:p>-74.007582</text:p>
          </table:table-cell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M2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Broad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 Z</text:p>
          </table:table-cell>
          <table:table-cell office:value-type="string" calcext:value-type="string">
            <text:p>Subway</text:p>
          </table:table-cell>
          <table:table-cell office:value-type="float" office:value="40.706476" calcext:value-type="float">
            <text:p>40.706476</text:p>
          </table:table-cell>
          <table:table-cell office:value-type="float" office:value="-74.011056" calcext:value-type="float">
            <text:p>-74.011056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Myrtle Av</text:p>
          </table:table-cell>
          <table:table-cell office:value-type="string" calcext:value-type="string">
            <text:p>Middle Village - Metropolitan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vated</text:p>
          </table:table-cell>
          <table:table-cell office:value-type="float" office:value="40.711396" calcext:value-type="float">
            <text:p>40.711396</text:p>
          </table:table-cell>
          <table:table-cell office:value-type="float" office:value="-73.889601" calcext:value-type="float">
            <text:p>-73.889601</text:p>
          </table:table-cell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M0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Myrtle Av</text:p>
          </table:table-cell>
          <table:table-cell office:value-type="string" calcext:value-type="string">
            <text:p>Fresh Pond R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vated</text:p>
          </table:table-cell>
          <table:table-cell office:value-type="float" office:value="40.706186" calcext:value-type="float">
            <text:p>40.706186</text:p>
          </table:table-cell>
          <table:table-cell office:value-type="float" office:value="-73.895877" calcext:value-type="float">
            <text:p>-73.895877</text:p>
          </table:table-cell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M0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Myrtle Av</text:p>
          </table:table-cell>
          <table:table-cell office:value-type="string" calcext:value-type="string">
            <text:p>Forest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vated</text:p>
          </table:table-cell>
          <table:table-cell office:value-type="float" office:value="40.704423" calcext:value-type="float">
            <text:p>40.704423</text:p>
          </table:table-cell>
          <table:table-cell office:value-type="float" office:value="-73.903077" calcext:value-type="float">
            <text:p>-73.903077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M0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Myrtle Av</text:p>
          </table:table-cell>
          <table:table-cell office:value-type="string" calcext:value-type="string">
            <text:p>Seneca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vated</text:p>
          </table:table-cell>
          <table:table-cell office:value-type="float" office:value="40.702762" calcext:value-type="float">
            <text:p>40.702762</text:p>
          </table:table-cell>
          <table:table-cell office:value-type="float" office:value="-73.90774" calcext:value-type="float">
            <text:p>-73.9077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0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Myrtle Av</text:p>
          </table:table-cell>
          <table:table-cell office:value-type="string" calcext:value-type="string">
            <text:p>Myrtle - Wyckoff Avs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vated</text:p>
          </table:table-cell>
          <table:table-cell office:value-type="float" office:value="40.69943" calcext:value-type="float">
            <text:p>40.69943</text:p>
          </table:table-cell>
          <table:table-cell office:value-type="float" office:value="-73.912385" calcext:value-type="float">
            <text:p>-73.912385</text:p>
          </table:table-cell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M0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Myrtle Av</text:p>
          </table:table-cell>
          <table:table-cell office:value-type="string" calcext:value-type="string">
            <text:p>Knickerbocker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vated</text:p>
          </table:table-cell>
          <table:table-cell office:value-type="float" office:value="40.698664" calcext:value-type="float">
            <text:p>40.698664</text:p>
          </table:table-cell>
          <table:table-cell office:value-type="float" office:value="-73.919711" calcext:value-type="float">
            <text:p>-73.919711</text:p>
          </table:table-cell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Myrtle Av</text:p>
          </table:table-cell>
          <table:table-cell office:value-type="string" calcext:value-type="string">
            <text:p>Central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vated</text:p>
          </table:table-cell>
          <table:table-cell office:value-type="float" office:value="40.697857" calcext:value-type="float">
            <text:p>40.697857</text:p>
          </table:table-cell>
          <table:table-cell office:value-type="float" office:value="-73.927397" calcext:value-type="float">
            <text:p>-73.92739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8 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39777" calcext:value-type="float">
            <text:p>40.739777</text:p>
          </table:table-cell>
          <table:table-cell office:value-type="float" office:value="-74.002578" calcext:value-type="float">
            <text:p>-74.00257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6 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37335" calcext:value-type="float">
            <text:p>40.737335</text:p>
          </table:table-cell>
          <table:table-cell office:value-type="float" office:value="-73.996786" calcext:value-type="float">
            <text:p>-73.99678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Union Sq - 14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34789" calcext:value-type="float">
            <text:p>40.734789</text:p>
          </table:table-cell>
          <table:table-cell office:value-type="float" office:value="-73.99073" calcext:value-type="float">
            <text:p>-73.99073</text:p>
          </table:table-cell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3 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32849" calcext:value-type="float">
            <text:p>40.732849</text:p>
          </table:table-cell>
          <table:table-cell office:value-type="float" office:value="-73.986122" calcext:value-type="float">
            <text:p>-73.986122</text:p>
          </table:table-cell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1 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30953" calcext:value-type="float">
            <text:p>40.730953</text:p>
          </table:table-cell>
          <table:table-cell office:value-type="float" office:value="-73.981628" calcext:value-type="float">
            <text:p>-73.981628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Bedford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17304" calcext:value-type="float">
            <text:p>40.717304</text:p>
          </table:table-cell>
          <table:table-cell office:value-type="float" office:value="-73.956872" calcext:value-type="float">
            <text:p>-73.95687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Lorimer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14063" calcext:value-type="float">
            <text:p>40.714063</text:p>
          </table:table-cell>
          <table:table-cell office:value-type="float" office:value="-73.950275" calcext:value-type="float">
            <text:p>-73.950275</text:p>
          </table:table-cell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Graham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14565" calcext:value-type="float">
            <text:p>40.714565</text:p>
          </table:table-cell>
          <table:table-cell office:value-type="float" office:value="-73.944053" calcext:value-type="float">
            <text:p>-73.944053</text:p>
          </table:table-cell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Grand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11926" calcext:value-type="float">
            <text:p>40.711926</text:p>
          </table:table-cell>
          <table:table-cell office:value-type="float" office:value="-73.94067" calcext:value-type="float">
            <text:p>-73.94067</text:p>
          </table:table-cell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Montrose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07739" calcext:value-type="float">
            <text:p>40.707739</text:p>
          </table:table-cell>
          <table:table-cell office:value-type="float" office:value="-73.93985" calcext:value-type="float">
            <text:p>-73.93985</text:p>
          </table:table-cell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Morgan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06152" calcext:value-type="float">
            <text:p>40.706152</text:p>
          </table:table-cell>
          <table:table-cell office:value-type="float" office:value="-73.933147" calcext:value-type="float">
            <text:p>-73.933147</text:p>
          </table:table-cell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Jefferson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06607" calcext:value-type="float">
            <text:p>40.706607</text:p>
          </table:table-cell>
          <table:table-cell office:value-type="float" office:value="-73.922913" calcext:value-type="float">
            <text:p>-73.922913</text:p>
          </table:table-cell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DeKalb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703811" calcext:value-type="float">
            <text:p>40.703811</text:p>
          </table:table-cell>
          <table:table-cell office:value-type="float" office:value="-73.918425" calcext:value-type="float">
            <text:p>-73.9184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Myrtle - Wyckoff Avs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699814" calcext:value-type="float">
            <text:p>40.699814</text:p>
          </table:table-cell>
          <table:table-cell office:value-type="float" office:value="-73.911586" calcext:value-type="float">
            <text:p>-73.911586</text:p>
          </table:table-cell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Halsey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695602" calcext:value-type="float">
            <text:p>40.695602</text:p>
          </table:table-cell>
          <table:table-cell office:value-type="float" office:value="-73.904084" calcext:value-type="float">
            <text:p>-73.904084</text:p>
          </table:table-cell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Wilson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688764" calcext:value-type="float">
            <text:p>40.688764</text:p>
          </table:table-cell>
          <table:table-cell office:value-type="float" office:value="-73.904046" calcext:value-type="float">
            <text:p>-73.904046</text:p>
          </table:table-cell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Bushwick Av - Aberdeen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bway</text:p>
          </table:table-cell>
          <table:table-cell office:value-type="float" office:value="40.682829" calcext:value-type="float">
            <text:p>40.682829</text:p>
          </table:table-cell>
          <table:table-cell office:value-type="float" office:value="-73.905249" calcext:value-type="float">
            <text:p>-73.90524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Broadway Jc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levated</text:p>
          </table:table-cell>
          <table:table-cell office:value-type="float" office:value="40.678856" calcext:value-type="float">
            <text:p>40.678856</text:p>
          </table:table-cell>
          <table:table-cell office:value-type="float" office:value="-73.90324" calcext:value-type="float">
            <text:p>-73.90324</text:p>
          </table:table-cell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Atlantic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levated</text:p>
          </table:table-cell>
          <table:table-cell office:value-type="float" office:value="40.675345" calcext:value-type="float">
            <text:p>40.675345</text:p>
          </table:table-cell>
          <table:table-cell office:value-type="float" office:value="-73.903097" calcext:value-type="float">
            <text:p>-73.903097</text:p>
          </table:table-cell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Sutter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levated</text:p>
          </table:table-cell>
          <table:table-cell office:value-type="float" office:value="40.669367" calcext:value-type="float">
            <text:p>40.669367</text:p>
          </table:table-cell>
          <table:table-cell office:value-type="float" office:value="-73.901975" calcext:value-type="float">
            <text:p>-73.901975</text:p>
          </table:table-cell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Livonia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levated</text:p>
          </table:table-cell>
          <table:table-cell office:value-type="float" office:value="40.664038" calcext:value-type="float">
            <text:p>40.664038</text:p>
          </table:table-cell>
          <table:table-cell office:value-type="float" office:value="-73.900571" calcext:value-type="float">
            <text:p>-73.900571</text:p>
          </table:table-cell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New Lots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levated</text:p>
          </table:table-cell>
          <table:table-cell office:value-type="float" office:value="40.658733" calcext:value-type="float">
            <text:p>40.658733</text:p>
          </table:table-cell>
          <table:table-cell office:value-type="float" office:value="-73.899232" calcext:value-type="float">
            <text:p>-73.899232</text:p>
          </table:table-cell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E 105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t Grade</text:p>
          </table:table-cell>
          <table:table-cell office:value-type="float" office:value="40.650573" calcext:value-type="float">
            <text:p>40.650573</text:p>
          </table:table-cell>
          <table:table-cell office:value-type="float" office:value="-73.899485" calcext:value-type="float">
            <text:p>-73.899485</text:p>
          </table:table-cell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Canarsie</text:p>
          </table:table-cell>
          <table:table-cell office:value-type="string" calcext:value-type="string">
            <text:p>Canarsie - Rockaway Pk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t Grade</text:p>
          </table:table-cell>
          <table:table-cell office:value-type="float" office:value="40.646654" calcext:value-type="float">
            <text:p>40.646654</text:p>
          </table:table-cell>
          <table:table-cell office:value-type="float" office:value="-73.90185" calcext:value-type="float">
            <text:p>-73.901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Franklin Shuttle</text:p>
          </table:table-cell>
          <table:table-cell office:value-type="string" calcext:value-type="string">
            <text:p>Franklin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vated</text:p>
          </table:table-cell>
          <table:table-cell office:value-type="float" office:value="40.680596" calcext:value-type="float">
            <text:p>40.680596</text:p>
          </table:table-cell>
          <table:table-cell office:value-type="float" office:value="-73.955827" calcext:value-type="float">
            <text:p>-73.955827</text:p>
          </table:table-cell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S03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Franklin Shuttle</text:p>
          </table:table-cell>
          <table:table-cell office:value-type="string" calcext:value-type="string">
            <text:p>Park Pl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pen Cut</text:p>
          </table:table-cell>
          <table:table-cell office:value-type="float" office:value="40.674772" calcext:value-type="float">
            <text:p>40.674772</text:p>
          </table:table-cell>
          <table:table-cell office:value-type="float" office:value="-73.957624" calcext:value-type="float">
            <text:p>-73.95762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S04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Franklin Shuttle</text:p>
          </table:table-cell>
          <table:table-cell office:value-type="string" calcext:value-type="string">
            <text:p>Botanic Garden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pen Cut</text:p>
          </table:table-cell>
          <table:table-cell office:value-type="float" office:value="40.670343" calcext:value-type="float">
            <text:p>40.670343</text:p>
          </table:table-cell>
          <table:table-cell office:value-type="float" office:value="-73.959245" calcext:value-type="float">
            <text:p>-73.959245</text:p>
          </table:table-cell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Inwood - 207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bway</text:p>
          </table:table-cell>
          <table:table-cell office:value-type="float" office:value="40.868072" calcext:value-type="float">
            <text:p>40.868072</text:p>
          </table:table-cell>
          <table:table-cell office:value-type="float" office:value="-73.919899" calcext:value-type="float">
            <text:p>-73.919899</text:p>
          </table:table-cell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Dyckman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bway</text:p>
          </table:table-cell>
          <table:table-cell office:value-type="float" office:value="40.865491" calcext:value-type="float">
            <text:p>40.865491</text:p>
          </table:table-cell>
          <table:table-cell office:value-type="float" office:value="-73.927271" calcext:value-type="float">
            <text:p>-73.927271</text:p>
          </table:table-cell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90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bway</text:p>
          </table:table-cell>
          <table:table-cell office:value-type="float" office:value="40.859022" calcext:value-type="float">
            <text:p>40.859022</text:p>
          </table:table-cell>
          <table:table-cell office:value-type="float" office:value="-73.93418" calcext:value-type="float">
            <text:p>-73.93418</text:p>
          </table:table-cell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81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bway</text:p>
          </table:table-cell>
          <table:table-cell office:value-type="float" office:value="40.851695" calcext:value-type="float">
            <text:p>40.851695</text:p>
          </table:table-cell>
          <table:table-cell office:value-type="float" office:value="-73.937969" calcext:value-type="float">
            <text:p>-73.937969</text:p>
          </table:table-cell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75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bway</text:p>
          </table:table-cell>
          <table:table-cell office:value-type="float" office:value="40.847391" calcext:value-type="float">
            <text:p>40.847391</text:p>
          </table:table-cell>
          <table:table-cell office:value-type="float" office:value="-73.939704" calcext:value-type="float">
            <text:p>-73.93970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68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Subway</text:p>
          </table:table-cell>
          <table:table-cell office:value-type="float" office:value="40.840719" calcext:value-type="float">
            <text:p>40.840719</text:p>
          </table:table-cell>
          <table:table-cell office:value-type="float" office:value="-73.939561" calcext:value-type="float">
            <text:p>-73.939561</text:p>
          </table:table-cell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63 St - Amsterdam 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836013" calcext:value-type="float">
            <text:p>40.836013</text:p>
          </table:table-cell>
          <table:table-cell office:value-type="float" office:value="-73.939892" calcext:value-type="float">
            <text:p>-73.939892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55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830518" calcext:value-type="float">
            <text:p>40.830518</text:p>
          </table:table-cell>
          <table:table-cell office:value-type="float" office:value="-73.941514" calcext:value-type="float">
            <text:p>-73.941514</text:p>
          </table:table-cell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45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Subway</text:p>
          </table:table-cell>
          <table:table-cell office:value-type="float" office:value="40.824783" calcext:value-type="float">
            <text:p>40.824783</text:p>
          </table:table-cell>
          <table:table-cell office:value-type="float" office:value="-73.944216" calcext:value-type="float">
            <text:p>-73.944216</text:p>
          </table:table-cell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145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24783" calcext:value-type="float">
            <text:p>40.824783</text:p>
          </table:table-cell>
          <table:table-cell office:value-type="float" office:value="-73.944216" calcext:value-type="float">
            <text:p>-73.944216</text:p>
          </table:table-cell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35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Subway</text:p>
          </table:table-cell>
          <table:table-cell office:value-type="float" office:value="40.817894" calcext:value-type="float">
            <text:p>40.817894</text:p>
          </table:table-cell>
          <table:table-cell office:value-type="float" office:value="-73.947649" calcext:value-type="float">
            <text:p>-73.947649</text:p>
          </table:table-cell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25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B C D</text:p>
          </table:table-cell>
          <table:table-cell office:value-type="string" calcext:value-type="string">
            <text:p>Subway</text:p>
          </table:table-cell>
          <table:table-cell office:value-type="float" office:value="40.811109" calcext:value-type="float">
            <text:p>40.811109</text:p>
          </table:table-cell>
          <table:table-cell office:value-type="float" office:value="-73.952343" calcext:value-type="float">
            <text:p>-73.952343</text:p>
          </table:table-cell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16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Subway</text:p>
          </table:table-cell>
          <table:table-cell office:value-type="float" office:value="40.805085" calcext:value-type="float">
            <text:p>40.805085</text:p>
          </table:table-cell>
          <table:table-cell office:value-type="float" office:value="-73.954882" calcext:value-type="float">
            <text:p>-73.954882</text:p>
          </table:table-cell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Cathedral Pkwy (110 St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Subway</text:p>
          </table:table-cell>
          <table:table-cell office:value-type="float" office:value="40.800603" calcext:value-type="float">
            <text:p>40.800603</text:p>
          </table:table-cell>
          <table:table-cell office:value-type="float" office:value="-73.958161" calcext:value-type="float">
            <text:p>-73.958161</text:p>
          </table:table-cell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03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Subway</text:p>
          </table:table-cell>
          <table:table-cell office:value-type="float" office:value="40.796092" calcext:value-type="float">
            <text:p>40.796092</text:p>
          </table:table-cell>
          <table:table-cell office:value-type="float" office:value="-73.961454" calcext:value-type="float">
            <text:p>-73.961454</text:p>
          </table:table-cell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96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Subway</text:p>
          </table:table-cell>
          <table:table-cell office:value-type="float" office:value="40.791642" calcext:value-type="float">
            <text:p>40.791642</text:p>
          </table:table-cell>
          <table:table-cell office:value-type="float" office:value="-73.964696" calcext:value-type="float">
            <text:p>-73.964696</text:p>
          </table:table-cell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86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Subway</text:p>
          </table:table-cell>
          <table:table-cell office:value-type="float" office:value="40.785868" calcext:value-type="float">
            <text:p>40.785868</text:p>
          </table:table-cell>
          <table:table-cell office:value-type="float" office:value="-73.968916" calcext:value-type="float">
            <text:p>-73.968916</text:p>
          </table:table-cell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81 St - Museum of Natural Histor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Subway</text:p>
          </table:table-cell>
          <table:table-cell office:value-type="float" office:value="40.781433" calcext:value-type="float">
            <text:p>40.781433</text:p>
          </table:table-cell>
          <table:table-cell office:value-type="float" office:value="-73.972143" calcext:value-type="float">
            <text:p>-73.972143</text:p>
          </table:table-cell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72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Subway</text:p>
          </table:table-cell>
          <table:table-cell office:value-type="float" office:value="40.775594" calcext:value-type="float">
            <text:p>40.775594</text:p>
          </table:table-cell>
          <table:table-cell office:value-type="float" office:value="-73.97641" calcext:value-type="float">
            <text:p>-73.9764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59 St - Columbus Circ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B C D</text:p>
          </table:table-cell>
          <table:table-cell office:value-type="string" calcext:value-type="string">
            <text:p>Subway</text:p>
          </table:table-cell>
          <table:table-cell office:value-type="float" office:value="40.768296" calcext:value-type="float">
            <text:p>40.768296</text:p>
          </table:table-cell>
          <table:table-cell office:value-type="float" office:value="-73.981736" calcext:value-type="float">
            <text:p>-73.981736</text:p>
          </table:table-cell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50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 E</text:p>
          </table:table-cell>
          <table:table-cell office:value-type="string" calcext:value-type="string">
            <text:p>Subway</text:p>
          </table:table-cell>
          <table:table-cell office:value-type="float" office:value="40.762456" calcext:value-type="float">
            <text:p>40.762456</text:p>
          </table:table-cell>
          <table:table-cell office:value-type="float" office:value="-73.985984" calcext:value-type="float">
            <text:p>-73.98598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A2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42 St - Port Authority Bus Termin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 E</text:p>
          </table:table-cell>
          <table:table-cell office:value-type="string" calcext:value-type="string">
            <text:p>Subway</text:p>
          </table:table-cell>
          <table:table-cell office:value-type="float" office:value="40.757308" calcext:value-type="float">
            <text:p>40.757308</text:p>
          </table:table-cell>
          <table:table-cell office:value-type="float" office:value="-73.989735" calcext:value-type="float">
            <text:p>-73.989735</text:p>
          </table:table-cell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34 St - Penn 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 E</text:p>
          </table:table-cell>
          <table:table-cell office:value-type="string" calcext:value-type="string">
            <text:p>Subway</text:p>
          </table:table-cell>
          <table:table-cell office:value-type="float" office:value="40.752287" calcext:value-type="float">
            <text:p>40.752287</text:p>
          </table:table-cell>
          <table:table-cell office:value-type="float" office:value="-73.993391" calcext:value-type="float">
            <text:p>-73.993391</text:p>
          </table:table-cell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A3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23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 E</text:p>
          </table:table-cell>
          <table:table-cell office:value-type="string" calcext:value-type="string">
            <text:p>Subway</text:p>
          </table:table-cell>
          <table:table-cell office:value-type="float" office:value="40.745906" calcext:value-type="float">
            <text:p>40.745906</text:p>
          </table:table-cell>
          <table:table-cell office:value-type="float" office:value="-73.998041" calcext:value-type="float">
            <text:p>-73.99804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14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 E</text:p>
          </table:table-cell>
          <table:table-cell office:value-type="string" calcext:value-type="string">
            <text:p>Subway</text:p>
          </table:table-cell>
          <table:table-cell office:value-type="float" office:value="40.740893" calcext:value-type="float">
            <text:p>40.740893</text:p>
          </table:table-cell>
          <table:table-cell office:value-type="float" office:value="-74.00169" calcext:value-type="float">
            <text:p>-74.00169</text:p>
          </table:table-cell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W 4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 E</text:p>
          </table:table-cell>
          <table:table-cell office:value-type="string" calcext:value-type="string">
            <text:p>Subway</text:p>
          </table:table-cell>
          <table:table-cell office:value-type="float" office:value="40.732338" calcext:value-type="float">
            <text:p>40.732338</text:p>
          </table:table-cell>
          <table:table-cell office:value-type="float" office:value="-74.000495" calcext:value-type="float">
            <text:p>-74.000495</text:p>
          </table:table-cell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W 4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D F M</text:p>
          </table:table-cell>
          <table:table-cell office:value-type="string" calcext:value-type="string">
            <text:p>Subway</text:p>
          </table:table-cell>
          <table:table-cell office:value-type="float" office:value="40.732338" calcext:value-type="float">
            <text:p>40.732338</text:p>
          </table:table-cell>
          <table:table-cell office:value-type="float" office:value="-74.000495" calcext:value-type="float">
            <text:p>-74.000495</text:p>
          </table:table-cell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Spring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 E</text:p>
          </table:table-cell>
          <table:table-cell office:value-type="string" calcext:value-type="string">
            <text:p>Subway</text:p>
          </table:table-cell>
          <table:table-cell office:value-type="float" office:value="40.726227" calcext:value-type="float">
            <text:p>40.726227</text:p>
          </table:table-cell>
          <table:table-cell office:value-type="float" office:value="-74.003739" calcext:value-type="float">
            <text:p>-74.003739</text:p>
          </table:table-cell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Canal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 E</text:p>
          </table:table-cell>
          <table:table-cell office:value-type="string" calcext:value-type="string">
            <text:p>Subway</text:p>
          </table:table-cell>
          <table:table-cell office:value-type="float" office:value="40.720824" calcext:value-type="float">
            <text:p>40.720824</text:p>
          </table:table-cell>
          <table:table-cell office:value-type="float" office:value="-74.005229" calcext:value-type="float">
            <text:p>-74.00522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Chambers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Subway</text:p>
          </table:table-cell>
          <table:table-cell office:value-type="float" office:value="40.714111" calcext:value-type="float">
            <text:p>40.714111</text:p>
          </table:table-cell>
          <table:table-cell office:value-type="float" office:value="-74.008585" calcext:value-type="float">
            <text:p>-74.00858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E0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World Trade Cent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way</text:p>
          </table:table-cell>
          <table:table-cell office:value-type="float" office:value="40.712582" calcext:value-type="float">
            <text:p>40.712582</text:p>
          </table:table-cell>
          <table:table-cell office:value-type="float" office:value="-74.009781" calcext:value-type="float">
            <text:p>-74.00978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3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Fulton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Subway</text:p>
          </table:table-cell>
          <table:table-cell office:value-type="float" office:value="40.710197" calcext:value-type="float">
            <text:p>40.710197</text:p>
          </table:table-cell>
          <table:table-cell office:value-type="float" office:value="-74.007691" calcext:value-type="float">
            <text:p>-74.007691</text:p>
          </table:table-cell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A4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High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Subway</text:p>
          </table:table-cell>
          <table:table-cell office:value-type="float" office:value="40.699337" calcext:value-type="float">
            <text:p>40.699337</text:p>
          </table:table-cell>
          <table:table-cell office:value-type="float" office:value="-73.990531" calcext:value-type="float">
            <text:p>-73.99053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A4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Jay St - MetroTech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A C F</text:p>
          </table:table-cell>
          <table:table-cell office:value-type="string" calcext:value-type="string">
            <text:p>Subway</text:p>
          </table:table-cell>
          <table:table-cell office:value-type="float" office:value="40.692338" calcext:value-type="float">
            <text:p>40.692338</text:p>
          </table:table-cell>
          <table:table-cell office:value-type="float" office:value="-73.987342" calcext:value-type="float">
            <text:p>-73.987342</text:p>
          </table:table-cell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A4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Hoyt - Schermerhorn Sts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A C G</text:p>
          </table:table-cell>
          <table:table-cell office:value-type="string" calcext:value-type="string">
            <text:p>Subway</text:p>
          </table:table-cell>
          <table:table-cell office:value-type="float" office:value="40.688484" calcext:value-type="float">
            <text:p>40.688484</text:p>
          </table:table-cell>
          <table:table-cell office:value-type="float" office:value="-73.985001" calcext:value-type="float">
            <text:p>-73.985001</text:p>
          </table:table-cell>
        </table:table-row>
        <table:table-row table:style-name="ro1"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A4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Lafayette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686113" calcext:value-type="float">
            <text:p>40.686113</text:p>
          </table:table-cell>
          <table:table-cell office:value-type="float" office:value="-73.973946" calcext:value-type="float">
            <text:p>-73.973946</text:p>
          </table:table-cell>
        </table:table-row>
        <table:table-row table:style-name="ro1"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A4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Clinton - Washington Avs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683263" calcext:value-type="float">
            <text:p>40.683263</text:p>
          </table:table-cell>
          <table:table-cell office:value-type="float" office:value="-73.965838" calcext:value-type="float">
            <text:p>-73.96583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A4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Franklin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68138" calcext:value-type="float">
            <text:p>40.68138</text:p>
          </table:table-cell>
          <table:table-cell office:value-type="float" office:value="-73.956848" calcext:value-type="float">
            <text:p>-73.956848</text:p>
          </table:table-cell>
        </table:table-row>
        <table:table-row table:style-name="ro1"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A4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Nostrand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Subway</text:p>
          </table:table-cell>
          <table:table-cell office:value-type="float" office:value="40.680438" calcext:value-type="float">
            <text:p>40.680438</text:p>
          </table:table-cell>
          <table:table-cell office:value-type="float" office:value="-73.950426" calcext:value-type="float">
            <text:p>-73.950426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A4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Kingston - Throop Avs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679921" calcext:value-type="float">
            <text:p>40.679921</text:p>
          </table:table-cell>
          <table:table-cell office:value-type="float" office:value="-73.940858" calcext:value-type="float">
            <text:p>-73.940858</text:p>
          </table:table-cell>
        </table:table-row>
        <table:table-row table:style-name="ro1"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A4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Utica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Subway</text:p>
          </table:table-cell>
          <table:table-cell office:value-type="float" office:value="40.679364" calcext:value-type="float">
            <text:p>40.679364</text:p>
          </table:table-cell>
          <table:table-cell office:value-type="float" office:value="-73.930729" calcext:value-type="float">
            <text:p>-73.930729</text:p>
          </table:table-cell>
        </table:table-row>
        <table:table-row table:style-name="ro1">
          <table:table-cell table:number-columns-repeated="2" office:value-type="float" office:value="182" calcext:value-type="float">
            <text:p>182</text:p>
          </table:table-cell>
          <table:table-cell office:value-type="string" calcext:value-type="string">
            <text:p>A4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Ralph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678822" calcext:value-type="float">
            <text:p>40.678822</text:p>
          </table:table-cell>
          <table:table-cell office:value-type="float" office:value="-73.920786" calcext:value-type="float">
            <text:p>-73.920786</text:p>
          </table:table-cell>
        </table:table-row>
        <table:table-row table:style-name="ro1"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A5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Rockaway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67834" calcext:value-type="float">
            <text:p>40.67834</text:p>
          </table:table-cell>
          <table:table-cell office:value-type="float" office:value="-73.911946" calcext:value-type="float">
            <text:p>-73.91194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A5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Broadway Jc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Subway</text:p>
          </table:table-cell>
          <table:table-cell office:value-type="float" office:value="40.678334" calcext:value-type="float">
            <text:p>40.678334</text:p>
          </table:table-cell>
          <table:table-cell office:value-type="float" office:value="-73.905316" calcext:value-type="float">
            <text:p>-73.905316</text:p>
          </table:table-cell>
        </table:table-row>
        <table:table-row table:style-name="ro1">
          <table:table-cell table:number-columns-repeated="2" office:value-type="float" office:value="185" calcext:value-type="float">
            <text:p>185</text:p>
          </table:table-cell>
          <table:table-cell office:value-type="string" calcext:value-type="string">
            <text:p>A5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Liberty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674542" calcext:value-type="float">
            <text:p>40.674542</text:p>
          </table:table-cell>
          <table:table-cell office:value-type="float" office:value="-73.896548" calcext:value-type="float">
            <text:p>-73.896548</text:p>
          </table:table-cell>
        </table:table-row>
        <table:table-row table:style-name="ro1"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A5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Van Siclen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67271" calcext:value-type="float">
            <text:p>40.67271</text:p>
          </table:table-cell>
          <table:table-cell office:value-type="float" office:value="-73.890358" calcext:value-type="float">
            <text:p>-73.890358</text:p>
          </table:table-cell>
        </table:table-row>
        <table:table-row table:style-name="ro1"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A5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Shepherd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way</text:p>
          </table:table-cell>
          <table:table-cell office:value-type="float" office:value="40.67413" calcext:value-type="float">
            <text:p>40.67413</text:p>
          </table:table-cell>
          <table:table-cell office:value-type="float" office:value="-73.88075" calcext:value-type="float">
            <text:p>-73.88075</text:p>
          </table:table-cell>
        </table:table-row>
        <table:table-row table:style-name="ro1"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A5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8th Av - Fulton St</text:p>
          </table:table-cell>
          <table:table-cell office:value-type="string" calcext:value-type="string">
            <text:p>Euclid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Subway</text:p>
          </table:table-cell>
          <table:table-cell office:value-type="float" office:value="40.675377" calcext:value-type="float">
            <text:p>40.675377</text:p>
          </table:table-cell>
          <table:table-cell office:value-type="float" office:value="-73.872106" calcext:value-type="float">
            <text:p>-73.872106</text:p>
          </table:table-cell>
        </table:table-row>
        <table:table-row table:style-name="ro1"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A5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iberty Av</text:p>
          </table:table-cell>
          <table:table-cell office:value-type="string" calcext:value-type="string">
            <text:p>Grant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bway</text:p>
          </table:table-cell>
          <table:table-cell office:value-type="float" office:value="40.677044" calcext:value-type="float">
            <text:p>40.677044</text:p>
          </table:table-cell>
          <table:table-cell office:value-type="float" office:value="-73.86505" calcext:value-type="float">
            <text:p>-73.86505</text:p>
          </table:table-cell>
        </table:table-row>
        <table:table-row table:style-name="ro1"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A5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iberty Av</text:p>
          </table:table-cell>
          <table:table-cell office:value-type="string" calcext:value-type="string">
            <text:p>80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vated</text:p>
          </table:table-cell>
          <table:table-cell office:value-type="float" office:value="40.679371" calcext:value-type="float">
            <text:p>40.679371</text:p>
          </table:table-cell>
          <table:table-cell office:value-type="float" office:value="-73.858992" calcext:value-type="float">
            <text:p>-73.858992</text:p>
          </table:table-cell>
        </table:table-row>
        <table:table-row table:style-name="ro1"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A6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iberty Av</text:p>
          </table:table-cell>
          <table:table-cell office:value-type="string" calcext:value-type="string">
            <text:p>88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vated</text:p>
          </table:table-cell>
          <table:table-cell office:value-type="float" office:value="40.679843" calcext:value-type="float">
            <text:p>40.679843</text:p>
          </table:table-cell>
          <table:table-cell office:value-type="float" office:value="-73.85147" calcext:value-type="float">
            <text:p>-73.85147</text:p>
          </table:table-cell>
        </table:table-row>
        <table:table-row table:style-name="ro1"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A6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iberty Av</text:p>
          </table:table-cell>
          <table:table-cell office:value-type="string" calcext:value-type="string">
            <text:p>Rockaway Blv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vated</text:p>
          </table:table-cell>
          <table:table-cell office:value-type="float" office:value="40.680429" calcext:value-type="float">
            <text:p>40.680429</text:p>
          </table:table-cell>
          <table:table-cell office:value-type="float" office:value="-73.843853" calcext:value-type="float">
            <text:p>-73.843853</text:p>
          </table:table-cell>
        </table:table-row>
        <table:table-row table:style-name="ro1"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A6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iberty Av</text:p>
          </table:table-cell>
          <table:table-cell office:value-type="string" calcext:value-type="string">
            <text:p>104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vated</text:p>
          </table:table-cell>
          <table:table-cell office:value-type="float" office:value="40.681711" calcext:value-type="float">
            <text:p>40.681711</text:p>
          </table:table-cell>
          <table:table-cell office:value-type="float" office:value="-73.837683" calcext:value-type="float">
            <text:p>-73.837683</text:p>
          </table:table-cell>
        </table:table-row>
        <table:table-row table:style-name="ro1"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A6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iberty Av</text:p>
          </table:table-cell>
          <table:table-cell office:value-type="string" calcext:value-type="string">
            <text:p>111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vated</text:p>
          </table:table-cell>
          <table:table-cell office:value-type="float" office:value="40.684331" calcext:value-type="float">
            <text:p>40.684331</text:p>
          </table:table-cell>
          <table:table-cell office:value-type="float" office:value="-73.832163" calcext:value-type="float">
            <text:p>-73.832163</text:p>
          </table:table-cell>
        </table:table-row>
        <table:table-row table:style-name="ro1"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A6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iberty Av</text:p>
          </table:table-cell>
          <table:table-cell office:value-type="string" calcext:value-type="string">
            <text:p>Ozone Park - Lefferts Blv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vated</text:p>
          </table:table-cell>
          <table:table-cell office:value-type="float" office:value="40.685951" calcext:value-type="float">
            <text:p>40.685951</text:p>
          </table:table-cell>
          <table:table-cell office:value-type="float" office:value="-73.825798" calcext:value-type="float">
            <text:p>-73.825798</text:p>
          </table:table-cell>
        </table:table-row>
        <table:table-row table:style-name="ro1"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Aqueduct Racetrac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 Grade</text:p>
          </table:table-cell>
          <table:table-cell office:value-type="float" office:value="40.672097" calcext:value-type="float">
            <text:p>40.672097</text:p>
          </table:table-cell>
          <table:table-cell office:value-type="float" office:value="-73.835919" calcext:value-type="float">
            <text:p>-73.835919</text:p>
          </table:table-cell>
        </table:table-row>
        <table:table-row table:style-name="ro1">
          <table:table-cell table:number-columns-repeated="2" office:value-type="float" office:value="197" calcext:value-type="float">
            <text:p>197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Aqueduct - N Conduit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 Grade</text:p>
          </table:table-cell>
          <table:table-cell office:value-type="float" office:value="40.668234" calcext:value-type="float">
            <text:p>40.668234</text:p>
          </table:table-cell>
          <table:table-cell office:value-type="float" office:value="-73.834058" calcext:value-type="float">
            <text:p>-73.834058</text:p>
          </table:table-cell>
        </table:table-row>
        <table:table-row table:style-name="ro1">
          <table:table-cell table:number-columns-repeated="2" office:value-type="float" office:value="198" calcext:value-type="float">
            <text:p>198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Howard Beach - JFK Airpo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 Grade</text:p>
          </table:table-cell>
          <table:table-cell office:value-type="float" office:value="40.660476" calcext:value-type="float">
            <text:p>40.660476</text:p>
          </table:table-cell>
          <table:table-cell office:value-type="float" office:value="-73.830301" calcext:value-type="float">
            <text:p>-73.830301</text:p>
          </table:table-cell>
        </table:table-row>
        <table:table-row table:style-name="ro1"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Broad Channe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 S</text:p>
          </table:table-cell>
          <table:table-cell office:value-type="string" calcext:value-type="string">
            <text:p>At Grade</text:p>
          </table:table-cell>
          <table:table-cell office:value-type="float" office:value="40.608382" calcext:value-type="float">
            <text:p>40.608382</text:p>
          </table:table-cell>
          <table:table-cell office:value-type="float" office:value="-73.815925" calcext:value-type="float">
            <text:p>-73.815925</text:p>
          </table:table-cell>
        </table:table-row>
        <table:table-row table:style-name="ro1"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Broad Channe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 S</text:p>
          </table:table-cell>
          <table:table-cell office:value-type="string" calcext:value-type="string">
            <text:p>At Grade</text:p>
          </table:table-cell>
          <table:table-cell office:value-type="float" office:value="40.608382" calcext:value-type="float">
            <text:p>40.608382</text:p>
          </table:table-cell>
          <table:table-cell office:value-type="float" office:value="-73.815925" calcext:value-type="float">
            <text:p>-73.815925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Beach 90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 S</text:p>
          </table:table-cell>
          <table:table-cell office:value-type="string" calcext:value-type="string">
            <text:p>Viaduct</text:p>
          </table:table-cell>
          <table:table-cell office:value-type="float" office:value="40.588034" calcext:value-type="float">
            <text:p>40.588034</text:p>
          </table:table-cell>
          <table:table-cell office:value-type="float" office:value="-73.813641" calcext:value-type="float">
            <text:p>-73.813641</text:p>
          </table:table-cell>
        </table:table-row>
        <table:table-row table:style-name="ro1">
          <table:table-cell table:number-columns-repeated="2" office:value-type="float" office:value="201" calcext:value-type="float">
            <text:p>201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Beach 98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 S</text:p>
          </table:table-cell>
          <table:table-cell office:value-type="string" calcext:value-type="string">
            <text:p>Viaduct</text:p>
          </table:table-cell>
          <table:table-cell office:value-type="float" office:value="40.585307" calcext:value-type="float">
            <text:p>40.585307</text:p>
          </table:table-cell>
          <table:table-cell office:value-type="float" office:value="-73.820558" calcext:value-type="float">
            <text:p>-73.820558</text:p>
          </table:table-cell>
        </table:table-row>
        <table:table-row table:style-name="ro1"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Beach 105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 S</text:p>
          </table:table-cell>
          <table:table-cell office:value-type="string" calcext:value-type="string">
            <text:p>Viaduct</text:p>
          </table:table-cell>
          <table:table-cell office:value-type="float" office:value="40.583209" calcext:value-type="float">
            <text:p>40.583209</text:p>
          </table:table-cell>
          <table:table-cell office:value-type="float" office:value="-73.827559" calcext:value-type="float">
            <text:p>-73.827559</text:p>
          </table:table-cell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Rockaway Park - Beach 116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 S</text:p>
          </table:table-cell>
          <table:table-cell office:value-type="string" calcext:value-type="string">
            <text:p>At Grade</text:p>
          </table:table-cell>
          <table:table-cell office:value-type="float" office:value="40.580903" calcext:value-type="float">
            <text:p>40.580903</text:p>
          </table:table-cell>
          <table:table-cell office:value-type="float" office:value="-73.835592" calcext:value-type="float">
            <text:p>-73.835592</text:p>
          </table:table-cell>
        </table:table-row>
        <table:table-row table:style-name="ro1">
          <table:table-cell table:number-columns-repeated="2" office:value-type="float" office:value="204" calcext:value-type="float">
            <text:p>204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Beach 67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aduct</text:p>
          </table:table-cell>
          <table:table-cell office:value-type="float" office:value="40.590927" calcext:value-type="float">
            <text:p>40.590927</text:p>
          </table:table-cell>
          <table:table-cell office:value-type="float" office:value="-73.796924" calcext:value-type="float">
            <text:p>-73.796924</text:p>
          </table:table-cell>
        </table:table-row>
        <table:table-row table:style-name="ro1"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Beach 60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aduct</text:p>
          </table:table-cell>
          <table:table-cell office:value-type="float" office:value="40.592374" calcext:value-type="float">
            <text:p>40.592374</text:p>
          </table:table-cell>
          <table:table-cell office:value-type="float" office:value="-73.788522" calcext:value-type="float">
            <text:p>-73.788522</text:p>
          </table:table-cell>
        </table:table-row>
        <table:table-row table:style-name="ro1"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Beach 44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aduct</text:p>
          </table:table-cell>
          <table:table-cell office:value-type="float" office:value="40.592943" calcext:value-type="float">
            <text:p>40.592943</text:p>
          </table:table-cell>
          <table:table-cell office:value-type="float" office:value="-73.776013" calcext:value-type="float">
            <text:p>-73.776013</text:p>
          </table:table-cell>
        </table:table-row>
        <table:table-row table:style-name="ro1"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Beach 36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aduct</text:p>
          </table:table-cell>
          <table:table-cell office:value-type="float" office:value="40.595398" calcext:value-type="float">
            <text:p>40.595398</text:p>
          </table:table-cell>
          <table:table-cell office:value-type="float" office:value="-73.768175" calcext:value-type="float">
            <text:p>-73.768175</text:p>
          </table:table-cell>
        </table:table-row>
        <table:table-row table:style-name="ro1"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Beach 25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aduct</text:p>
          </table:table-cell>
          <table:table-cell office:value-type="float" office:value="40.600066" calcext:value-type="float">
            <text:p>40.600066</text:p>
          </table:table-cell>
          <table:table-cell office:value-type="float" office:value="-73.761353" calcext:value-type="float">
            <text:p>-73.761353</text:p>
          </table:table-cell>
        </table:table-row>
        <table:table-row table:style-name="ro1">
          <table:table-cell table:number-columns-repeated="2" office:value-type="float" office:value="209" calcext:value-type="float">
            <text:p>20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Far Rockaway - Mott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aduct</text:p>
          </table:table-cell>
          <table:table-cell office:value-type="float" office:value="40.603995" calcext:value-type="float">
            <text:p>40.603995</text:p>
          </table:table-cell>
          <table:table-cell office:value-type="float" office:value="-73.755405" calcext:value-type="float">
            <text:p>-73.755405</text:p>
          </table:table-cell>
        </table:table-row>
        <table:table-row table:style-name="ro1">
          <table:table-cell table:number-columns-repeated="2" office:value-type="float" office:value="210" calcext:value-type="float">
            <text:p>210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Norwood - 205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ubway</text:p>
          </table:table-cell>
          <table:table-cell office:value-type="float" office:value="40.874811" calcext:value-type="float">
            <text:p>40.874811</text:p>
          </table:table-cell>
          <table:table-cell office:value-type="float" office:value="-73.878855" calcext:value-type="float">
            <text:p>-73.878855</text:p>
          </table:table-cell>
        </table:table-row>
        <table:table-row table:style-name="ro1"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Bedford Park Blvd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73244" calcext:value-type="float">
            <text:p>40.873244</text:p>
          </table:table-cell>
          <table:table-cell office:value-type="float" office:value="-73.887138" calcext:value-type="float">
            <text:p>-73.887138</text:p>
          </table:table-cell>
        </table:table-row>
        <table:table-row table:style-name="ro1"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D0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Kingsbridge Rd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66978" calcext:value-type="float">
            <text:p>40.866978</text:p>
          </table:table-cell>
          <table:table-cell office:value-type="float" office:value="-73.893509" calcext:value-type="float">
            <text:p>-73.893509</text:p>
          </table:table-cell>
        </table:table-row>
        <table:table-row table:style-name="ro1">
          <table:table-cell table:number-columns-repeated="2" office:value-type="float" office:value="213" calcext:value-type="float">
            <text:p>213</text:p>
          </table:table-cell>
          <table:table-cell office:value-type="string" calcext:value-type="string">
            <text:p>D0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Fordham Rd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61296" calcext:value-type="float">
            <text:p>40.861296</text:p>
          </table:table-cell>
          <table:table-cell office:value-type="float" office:value="-73.897749" calcext:value-type="float">
            <text:p>-73.897749</text:p>
          </table:table-cell>
        </table:table-row>
        <table:table-row table:style-name="ro1"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182-183 Sts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56093" calcext:value-type="float">
            <text:p>40.856093</text:p>
          </table:table-cell>
          <table:table-cell office:value-type="float" office:value="-73.900741" calcext:value-type="float">
            <text:p>-73.900741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D0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Tremont Av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5041" calcext:value-type="float">
            <text:p>40.85041</text:p>
          </table:table-cell>
          <table:table-cell office:value-type="float" office:value="-73.905227" calcext:value-type="float">
            <text:p>-73.905227</text:p>
          </table:table-cell>
        </table:table-row>
        <table:table-row table:style-name="ro1">
          <table:table-cell table:number-columns-repeated="2" office:value-type="float" office:value="216" calcext:value-type="float">
            <text:p>216</text:p>
          </table:table-cell>
          <table:table-cell office:value-type="string" calcext:value-type="string">
            <text:p>D0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174-175 Sts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459" calcext:value-type="float">
            <text:p>40.8459</text:p>
          </table:table-cell>
          <table:table-cell office:value-type="float" office:value="-73.910136" calcext:value-type="float">
            <text:p>-73.910136</text:p>
          </table:table-cell>
        </table:table-row>
        <table:table-row table:style-name="ro1">
          <table:table-cell table:number-columns-repeated="2" office:value-type="float" office:value="217" calcext:value-type="float">
            <text:p>217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170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39306" calcext:value-type="float">
            <text:p>40.839306</text:p>
          </table:table-cell>
          <table:table-cell office:value-type="float" office:value="-73.9134" calcext:value-type="float">
            <text:p>-73.9134</text:p>
          </table:table-cell>
        </table:table-row>
        <table:table-row table:style-name="ro1"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167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33771" calcext:value-type="float">
            <text:p>40.833771</text:p>
          </table:table-cell>
          <table:table-cell office:value-type="float" office:value="-73.91844" calcext:value-type="float">
            <text:p>-73.9184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161 St - Yankee Stadium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27905" calcext:value-type="float">
            <text:p>40.827905</text:p>
          </table:table-cell>
          <table:table-cell office:value-type="float" office:value="-73.925651" calcext:value-type="float">
            <text:p>-73.925651</text:p>
          </table:table-cell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oncourse</text:p>
          </table:table-cell>
          <table:table-cell office:value-type="string" calcext:value-type="string">
            <text:p>155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830135" calcext:value-type="float">
            <text:p>40.830135</text:p>
          </table:table-cell>
          <table:table-cell office:value-type="float" office:value="-73.938209" calcext:value-type="float">
            <text:p>-73.938209</text:p>
          </table:table-cell>
        </table:table-row>
        <table:table-row table:style-name="ro1"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B0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3rd St</text:p>
          </table:table-cell>
          <table:table-cell office:value-type="string" calcext:value-type="string">
            <text:p>21 St - Queensbrid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54203" calcext:value-type="float">
            <text:p>40.754203</text:p>
          </table:table-cell>
          <table:table-cell office:value-type="float" office:value="-73.942836" calcext:value-type="float">
            <text:p>-73.942836</text:p>
          </table:table-cell>
        </table:table-row>
        <table:table-row table:style-name="ro1"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B0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3rd St</text:p>
          </table:table-cell>
          <table:table-cell office:value-type="string" calcext:value-type="string">
            <text:p>Roosevelt Isla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59145" calcext:value-type="float">
            <text:p>40.759145</text:p>
          </table:table-cell>
          <table:table-cell office:value-type="float" office:value="-73.95326" calcext:value-type="float">
            <text:p>-73.95326</text:p>
          </table:table-cell>
        </table:table-row>
        <table:table-row table:style-name="ro1">
          <table:table-cell table:number-columns-repeated="2" office:value-type="float" office:value="223" calcext:value-type="float">
            <text:p>223</text:p>
          </table:table-cell>
          <table:table-cell office:value-type="string" calcext:value-type="string">
            <text:p>B0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3rd St</text:p>
          </table:table-cell>
          <table:table-cell office:value-type="string" calcext:value-type="string">
            <text:p>Lexington Av/63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 Q</text:p>
          </table:table-cell>
          <table:table-cell office:value-type="string" calcext:value-type="string">
            <text:p>Subway</text:p>
          </table:table-cell>
          <table:table-cell office:value-type="float" office:value="40.764629" calcext:value-type="float">
            <text:p>40.764629</text:p>
          </table:table-cell>
          <table:table-cell office:value-type="float" office:value="-73.966113" calcext:value-type="float">
            <text:p>-73.966113</text:p>
          </table:table-cell>
        </table:table-row>
        <table:table-row table:style-name="ro1"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57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63972" calcext:value-type="float">
            <text:p>40.763972</text:p>
          </table:table-cell>
          <table:table-cell office:value-type="float" office:value="-73.97745" calcext:value-type="float">
            <text:p>-73.97745</text:p>
          </table:table-cell>
        </table:table-row>
        <table:table-row table:style-name="ro1">
          <table:table-cell table:number-columns-repeated="2" office:value-type="float" office:value="225" calcext:value-type="float">
            <text:p>22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47-50 Sts - Rockefeller Ct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D F M</text:p>
          </table:table-cell>
          <table:table-cell office:value-type="string" calcext:value-type="string">
            <text:p>Subway</text:p>
          </table:table-cell>
          <table:table-cell office:value-type="float" office:value="40.758663" calcext:value-type="float">
            <text:p>40.758663</text:p>
          </table:table-cell>
          <table:table-cell office:value-type="float" office:value="-73.981329" calcext:value-type="float">
            <text:p>-73.98132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42 St - Bryant P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D F M</text:p>
          </table:table-cell>
          <table:table-cell office:value-type="string" calcext:value-type="string">
            <text:p>Subway</text:p>
          </table:table-cell>
          <table:table-cell office:value-type="float" office:value="40.754222" calcext:value-type="float">
            <text:p>40.754222</text:p>
          </table:table-cell>
          <table:table-cell office:value-type="float" office:value="-73.984569" calcext:value-type="float">
            <text:p>-73.98456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34 St - Herald S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D F M</text:p>
          </table:table-cell>
          <table:table-cell office:value-type="string" calcext:value-type="string">
            <text:p>Subway</text:p>
          </table:table-cell>
          <table:table-cell office:value-type="float" office:value="40.749719" calcext:value-type="float">
            <text:p>40.749719</text:p>
          </table:table-cell>
          <table:table-cell office:value-type="float" office:value="-73.987823" calcext:value-type="float">
            <text:p>-73.987823</text:p>
          </table:table-cell>
        </table:table-row>
        <table:table-row table:style-name="ro1">
          <table:table-cell table:number-columns-repeated="2" office:value-type="float" office:value="228" calcext:value-type="float">
            <text:p>228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23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 M</text:p>
          </table:table-cell>
          <table:table-cell office:value-type="string" calcext:value-type="string">
            <text:p>Subway</text:p>
          </table:table-cell>
          <table:table-cell office:value-type="float" office:value="40.742878" calcext:value-type="float">
            <text:p>40.742878</text:p>
          </table:table-cell>
          <table:table-cell office:value-type="float" office:value="-73.992821" calcext:value-type="float">
            <text:p>-73.99282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14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 M</text:p>
          </table:table-cell>
          <table:table-cell office:value-type="string" calcext:value-type="string">
            <text:p>Subway</text:p>
          </table:table-cell>
          <table:table-cell office:value-type="float" office:value="40.738228" calcext:value-type="float">
            <text:p>40.738228</text:p>
          </table:table-cell>
          <table:table-cell office:value-type="float" office:value="-73.996209" calcext:value-type="float">
            <text:p>-73.99620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Broadway-Lafayette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D F M</text:p>
          </table:table-cell>
          <table:table-cell office:value-type="string" calcext:value-type="string">
            <text:p>Subway</text:p>
          </table:table-cell>
          <table:table-cell office:value-type="float" office:value="40.725297" calcext:value-type="float">
            <text:p>40.725297</text:p>
          </table:table-cell>
          <table:table-cell office:value-type="float" office:value="-73.996204" calcext:value-type="float">
            <text:p>-73.996204</text:p>
          </table:table-cell>
        </table:table-row>
        <table:table-row table:style-name="ro1">
          <table:table-cell table:number-columns-repeated="2" office:value-type="float" office:value="231" calcext:value-type="float">
            <text:p>231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Grand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Subway</text:p>
          </table:table-cell>
          <table:table-cell office:value-type="float" office:value="40.718267" calcext:value-type="float">
            <text:p>40.718267</text:p>
          </table:table-cell>
          <table:table-cell office:value-type="float" office:value="-73.993753" calcext:value-type="float">
            <text:p>-73.993753</text:p>
          </table:table-cell>
        </table:table-row>
        <table:table-row table:style-name="ro1">
          <table:table-cell table:number-columns-repeated="2" office:value-type="float" office:value="232" calcext:value-type="float">
            <text:p>232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2 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23402" calcext:value-type="float">
            <text:p>40.723402</text:p>
          </table:table-cell>
          <table:table-cell office:value-type="float" office:value="-73.989938" calcext:value-type="float">
            <text:p>-73.98993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Delancey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18611" calcext:value-type="float">
            <text:p>40.718611</text:p>
          </table:table-cell>
          <table:table-cell office:value-type="float" office:value="-73.988114" calcext:value-type="float">
            <text:p>-73.988114</text:p>
          </table:table-cell>
        </table:table-row>
        <table:table-row table:style-name="ro1">
          <table:table-cell table:number-columns-repeated="2" office:value-type="float" office:value="234" calcext:value-type="float">
            <text:p>234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East Broadwa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13715" calcext:value-type="float">
            <text:p>40.713715</text:p>
          </table:table-cell>
          <table:table-cell office:value-type="float" office:value="-73.990173" calcext:value-type="float">
            <text:p>-73.990173</text:p>
          </table:table-cell>
        </table:table-row>
        <table:table-row table:style-name="ro1"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York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01397" calcext:value-type="float">
            <text:p>40.701397</text:p>
          </table:table-cell>
          <table:table-cell office:value-type="float" office:value="-73.986751" calcext:value-type="float">
            <text:p>-73.986751</text:p>
          </table:table-cell>
        </table:table-row>
        <table:table-row table:style-name="ro1">
          <table:table-cell table:number-columns-repeated="2" office:value-type="float" office:value="236" calcext:value-type="float">
            <text:p>236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Bergen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 G</text:p>
          </table:table-cell>
          <table:table-cell office:value-type="string" calcext:value-type="string">
            <text:p>Subway</text:p>
          </table:table-cell>
          <table:table-cell office:value-type="float" office:value="40.686145" calcext:value-type="float">
            <text:p>40.686145</text:p>
          </table:table-cell>
          <table:table-cell office:value-type="float" office:value="-73.990862" calcext:value-type="float">
            <text:p>-73.990862</text:p>
          </table:table-cell>
        </table:table-row>
        <table:table-row table:style-name="ro1">
          <table:table-cell table:number-columns-repeated="2" office:value-type="float" office:value="237" calcext:value-type="float">
            <text:p>237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Carroll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 G</text:p>
          </table:table-cell>
          <table:table-cell office:value-type="string" calcext:value-type="string">
            <text:p>Subway</text:p>
          </table:table-cell>
          <table:table-cell office:value-type="float" office:value="40.680303" calcext:value-type="float">
            <text:p>40.680303</text:p>
          </table:table-cell>
          <table:table-cell office:value-type="float" office:value="-73.995048" calcext:value-type="float">
            <text:p>-73.995048</text:p>
          </table:table-cell>
        </table:table-row>
        <table:table-row table:style-name="ro1"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Smith - 9 Sts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 G</text:p>
          </table:table-cell>
          <table:table-cell office:value-type="string" calcext:value-type="string">
            <text:p>Viaduct</text:p>
          </table:table-cell>
          <table:table-cell office:value-type="float" office:value="40.67358" calcext:value-type="float">
            <text:p>40.67358</text:p>
          </table:table-cell>
          <table:table-cell office:value-type="float" office:value="-73.995959" calcext:value-type="float">
            <text:p>-73.99595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4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 G</text:p>
          </table:table-cell>
          <table:table-cell office:value-type="string" calcext:value-type="string">
            <text:p>Viaduct</text:p>
          </table:table-cell>
          <table:table-cell office:value-type="float" office:value="40.670272" calcext:value-type="float">
            <text:p>40.670272</text:p>
          </table:table-cell>
          <table:table-cell office:value-type="float" office:value="-73.989779" calcext:value-type="float">
            <text:p>-73.98977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7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 G</text:p>
          </table:table-cell>
          <table:table-cell office:value-type="string" calcext:value-type="string">
            <text:p>Subway</text:p>
          </table:table-cell>
          <table:table-cell office:value-type="float" office:value="40.666271" calcext:value-type="float">
            <text:p>40.666271</text:p>
          </table:table-cell>
          <table:table-cell office:value-type="float" office:value="-73.980305" calcext:value-type="float">
            <text:p>-73.980305</text:p>
          </table:table-cell>
        </table:table-row>
        <table:table-row table:style-name="ro1">
          <table:table-cell table:number-columns-repeated="2" office:value-type="float" office:value="241" calcext:value-type="float">
            <text:p>241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15 St - Prospect Park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 G</text:p>
          </table:table-cell>
          <table:table-cell office:value-type="string" calcext:value-type="string">
            <text:p>Subway</text:p>
          </table:table-cell>
          <table:table-cell office:value-type="float" office:value="40.660365" calcext:value-type="float">
            <text:p>40.660365</text:p>
          </table:table-cell>
          <table:table-cell office:value-type="float" office:value="-73.979493" calcext:value-type="float">
            <text:p>-73.979493</text:p>
          </table:table-cell>
        </table:table-row>
        <table:table-row table:style-name="ro1">
          <table:table-cell table:number-columns-repeated="2" office:value-type="float" office:value="242" calcext:value-type="float">
            <text:p>242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Fort Hamilton Pk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 G</text:p>
          </table:table-cell>
          <table:table-cell office:value-type="string" calcext:value-type="string">
            <text:p>Subway</text:p>
          </table:table-cell>
          <table:table-cell office:value-type="float" office:value="40.650782" calcext:value-type="float">
            <text:p>40.650782</text:p>
          </table:table-cell>
          <table:table-cell office:value-type="float" office:value="-73.975776" calcext:value-type="float">
            <text:p>-73.975776</text:p>
          </table:table-cell>
        </table:table-row>
        <table:table-row table:style-name="ro1">
          <table:table-cell table:number-columns-repeated="2" office:value-type="float" office:value="243" calcext:value-type="float">
            <text:p>243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Church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644041" calcext:value-type="float">
            <text:p>40.644041</text:p>
          </table:table-cell>
          <table:table-cell office:value-type="float" office:value="-73.979678" calcext:value-type="float">
            <text:p>-73.979678</text:p>
          </table:table-cell>
        </table:table-row>
        <table:table-row table:style-name="ro1"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Ditmas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vated</text:p>
          </table:table-cell>
          <table:table-cell office:value-type="float" office:value="40.636119" calcext:value-type="float">
            <text:p>40.636119</text:p>
          </table:table-cell>
          <table:table-cell office:value-type="float" office:value="-73.978172" calcext:value-type="float">
            <text:p>-73.978172</text:p>
          </table:table-cell>
        </table:table-row>
        <table:table-row table:style-name="ro1">
          <table:table-cell table:number-columns-repeated="2" office:value-type="float" office:value="245" calcext:value-type="float">
            <text:p>245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18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vated</text:p>
          </table:table-cell>
          <table:table-cell office:value-type="float" office:value="40.629755" calcext:value-type="float">
            <text:p>40.629755</text:p>
          </table:table-cell>
          <table:table-cell office:value-type="float" office:value="-73.976971" calcext:value-type="float">
            <text:p>-73.976971</text:p>
          </table:table-cell>
        </table:table-row>
        <table:table-row table:style-name="ro1">
          <table:table-cell table:number-columns-repeated="2" office:value-type="float" office:value="246" calcext:value-type="float">
            <text:p>246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Avenue I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vated</text:p>
          </table:table-cell>
          <table:table-cell office:value-type="float" office:value="40.625322" calcext:value-type="float">
            <text:p>40.625322</text:p>
          </table:table-cell>
          <table:table-cell office:value-type="float" office:value="-73.976127" calcext:value-type="float">
            <text:p>-73.976127</text:p>
          </table:table-cell>
        </table:table-row>
        <table:table-row table:style-name="ro1">
          <table:table-cell table:number-columns-repeated="2" office:value-type="float" office:value="247" calcext:value-type="float">
            <text:p>247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Bay Pk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vated</text:p>
          </table:table-cell>
          <table:table-cell office:value-type="float" office:value="40.620769" calcext:value-type="float">
            <text:p>40.620769</text:p>
          </table:table-cell>
          <table:table-cell office:value-type="float" office:value="-73.975264" calcext:value-type="float">
            <text:p>-73.975264</text:p>
          </table:table-cell>
        </table:table-row>
        <table:table-row table:style-name="ro1">
          <table:table-cell table:number-columns-repeated="2" office:value-type="float" office:value="248" calcext:value-type="float">
            <text:p>248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Avenue N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vated</text:p>
          </table:table-cell>
          <table:table-cell office:value-type="float" office:value="40.61514" calcext:value-type="float">
            <text:p>40.61514</text:p>
          </table:table-cell>
          <table:table-cell office:value-type="float" office:value="-73.974197" calcext:value-type="float">
            <text:p>-73.974197</text:p>
          </table:table-cell>
        </table:table-row>
        <table:table-row table:style-name="ro1"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Avenue P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vated</text:p>
          </table:table-cell>
          <table:table-cell office:value-type="float" office:value="40.608944" calcext:value-type="float">
            <text:p>40.608944</text:p>
          </table:table-cell>
          <table:table-cell office:value-type="float" office:value="-73.973022" calcext:value-type="float">
            <text:p>-73.973022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Kings Hw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vated</text:p>
          </table:table-cell>
          <table:table-cell office:value-type="float" office:value="40.603217" calcext:value-type="float">
            <text:p>40.603217</text:p>
          </table:table-cell>
          <table:table-cell office:value-type="float" office:value="-73.972361" calcext:value-type="float">
            <text:p>-73.972361</text:p>
          </table:table-cell>
        </table:table-row>
        <table:table-row table:style-name="ro1"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Avenue U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vated</text:p>
          </table:table-cell>
          <table:table-cell office:value-type="float" office:value="40.596063" calcext:value-type="float">
            <text:p>40.596063</text:p>
          </table:table-cell>
          <table:table-cell office:value-type="float" office:value="-73.973357" calcext:value-type="float">
            <text:p>-73.973357</text:p>
          </table:table-cell>
        </table:table-row>
        <table:table-row table:style-name="ro1">
          <table:table-cell table:number-columns-repeated="2" office:value-type="float" office:value="252" calcext:value-type="float">
            <text:p>252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Avenue X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vated</text:p>
          </table:table-cell>
          <table:table-cell office:value-type="float" office:value="40.58962" calcext:value-type="float">
            <text:p>40.58962</text:p>
          </table:table-cell>
          <table:table-cell office:value-type="float" office:value="-73.97425" calcext:value-type="float">
            <text:p>-73.97425</text:p>
          </table:table-cell>
        </table:table-row>
        <table:table-row table:style-name="ro1">
          <table:table-cell table:number-columns-repeated="2" office:value-type="float" office:value="253" calcext:value-type="float">
            <text:p>253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6th Av - Culver</text:p>
          </table:table-cell>
          <table:table-cell office:value-type="string" calcext:value-type="string">
            <text:p>Neptune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vated</text:p>
          </table:table-cell>
          <table:table-cell office:value-type="float" office:value="40.581011" calcext:value-type="float">
            <text:p>40.581011</text:p>
          </table:table-cell>
          <table:table-cell office:value-type="float" office:value="-73.974574" calcext:value-type="float">
            <text:p>-73.974574</text:p>
          </table:table-cell>
        </table:table-row>
        <table:table-row table:style-name="ro1"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Jamaica - 179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12646" calcext:value-type="float">
            <text:p>40.712646</text:p>
          </table:table-cell>
          <table:table-cell office:value-type="float" office:value="-73.783817" calcext:value-type="float">
            <text:p>-73.783817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169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1047" calcext:value-type="float">
            <text:p>40.71047</text:p>
          </table:table-cell>
          <table:table-cell office:value-type="float" office:value="-73.793604" calcext:value-type="float">
            <text:p>-73.793604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Parsons Blv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07564" calcext:value-type="float">
            <text:p>40.707564</text:p>
          </table:table-cell>
          <table:table-cell office:value-type="float" office:value="-73.803326" calcext:value-type="float">
            <text:p>-73.803326</text:p>
          </table:table-cell>
        </table:table-row>
        <table:table-row table:style-name="ro1">
          <table:table-cell table:number-columns-repeated="2" office:value-type="float" office:value="257" calcext:value-type="float">
            <text:p>257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Sutphin Blv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bway</text:p>
          </table:table-cell>
          <table:table-cell office:value-type="float" office:value="40.70546" calcext:value-type="float">
            <text:p>40.70546</text:p>
          </table:table-cell>
          <table:table-cell office:value-type="float" office:value="-73.810708" calcext:value-type="float">
            <text:p>-73.810708</text:p>
          </table:table-cell>
        </table:table-row>
        <table:table-row table:style-name="ro1"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Briarwood - Van Wyck Blv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 F</text:p>
          </table:table-cell>
          <table:table-cell office:value-type="string" calcext:value-type="string">
            <text:p>Subway</text:p>
          </table:table-cell>
          <table:table-cell office:value-type="float" office:value="40.709179" calcext:value-type="float">
            <text:p>40.709179</text:p>
          </table:table-cell>
          <table:table-cell office:value-type="float" office:value="-73.820574" calcext:value-type="float">
            <text:p>-73.820574</text:p>
          </table:table-cell>
        </table:table-row>
        <table:table-row table:style-name="ro1"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Kew Gardens - Union Tpk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 F</text:p>
          </table:table-cell>
          <table:table-cell office:value-type="string" calcext:value-type="string">
            <text:p>Subway</text:p>
          </table:table-cell>
          <table:table-cell office:value-type="float" office:value="40.714441" calcext:value-type="float">
            <text:p>40.714441</text:p>
          </table:table-cell>
          <table:table-cell office:value-type="float" office:value="-73.831008" calcext:value-type="float">
            <text:p>-73.831008</text:p>
          </table:table-cell>
        </table:table-row>
        <table:table-row table:style-name="ro1">
          <table:table-cell table:number-columns-repeated="2" office:value-type="float" office:value="260" calcext:value-type="float">
            <text:p>260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75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 F</text:p>
          </table:table-cell>
          <table:table-cell office:value-type="string" calcext:value-type="string">
            <text:p>Subway</text:p>
          </table:table-cell>
          <table:table-cell office:value-type="float" office:value="40.718331" calcext:value-type="float">
            <text:p>40.718331</text:p>
          </table:table-cell>
          <table:table-cell office:value-type="float" office:value="-73.837324" calcext:value-type="float">
            <text:p>-73.837324</text:p>
          </table:table-cell>
        </table:table-row>
        <table:table-row table:style-name="ro1"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G0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Forest Hills - 71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 F M R</text:p>
          </table:table-cell>
          <table:table-cell office:value-type="string" calcext:value-type="string">
            <text:p>Subway</text:p>
          </table:table-cell>
          <table:table-cell office:value-type="float" office:value="40.721691" calcext:value-type="float">
            <text:p>40.721691</text:p>
          </table:table-cell>
          <table:table-cell office:value-type="float" office:value="-73.844521" calcext:value-type="float">
            <text:p>-73.844521</text:p>
          </table:table-cell>
        </table:table-row>
        <table:table-row table:style-name="ro1"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G0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67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 R</text:p>
          </table:table-cell>
          <table:table-cell office:value-type="string" calcext:value-type="string">
            <text:p>Subway</text:p>
          </table:table-cell>
          <table:table-cell office:value-type="float" office:value="40.726523" calcext:value-type="float">
            <text:p>40.726523</text:p>
          </table:table-cell>
          <table:table-cell office:value-type="float" office:value="-73.852719" calcext:value-type="float">
            <text:p>-73.852719</text:p>
          </table:table-cell>
        </table:table-row>
        <table:table-row table:style-name="ro1"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63 Dr - Rego Par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 R</text:p>
          </table:table-cell>
          <table:table-cell office:value-type="string" calcext:value-type="string">
            <text:p>Subway</text:p>
          </table:table-cell>
          <table:table-cell office:value-type="float" office:value="40.729846" calcext:value-type="float">
            <text:p>40.729846</text:p>
          </table:table-cell>
          <table:table-cell office:value-type="float" office:value="-73.861604" calcext:value-type="float">
            <text:p>-73.861604</text:p>
          </table:table-cell>
        </table:table-row>
        <table:table-row table:style-name="ro1"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Woodhaven Blv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 R</text:p>
          </table:table-cell>
          <table:table-cell office:value-type="string" calcext:value-type="string">
            <text:p>Subway</text:p>
          </table:table-cell>
          <table:table-cell office:value-type="float" office:value="40.733106" calcext:value-type="float">
            <text:p>40.733106</text:p>
          </table:table-cell>
          <table:table-cell office:value-type="float" office:value="-73.869229" calcext:value-type="float">
            <text:p>-73.869229</text:p>
          </table:table-cell>
        </table:table-row>
        <table:table-row table:style-name="ro1">
          <table:table-cell table:number-columns-repeated="2" office:value-type="float" office:value="265" calcext:value-type="float">
            <text:p>265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Grand Av - Newtow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 R</text:p>
          </table:table-cell>
          <table:table-cell office:value-type="string" calcext:value-type="string">
            <text:p>Subway</text:p>
          </table:table-cell>
          <table:table-cell office:value-type="float" office:value="40.737015" calcext:value-type="float">
            <text:p>40.737015</text:p>
          </table:table-cell>
          <table:table-cell office:value-type="float" office:value="-73.877223" calcext:value-type="float">
            <text:p>-73.877223</text:p>
          </table:table-cell>
        </table:table-row>
        <table:table-row table:style-name="ro1">
          <table:table-cell table:number-columns-repeated="2" office:value-type="float" office:value="266" calcext:value-type="float">
            <text:p>266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Elmhurst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 R</text:p>
          </table:table-cell>
          <table:table-cell office:value-type="string" calcext:value-type="string">
            <text:p>Subway</text:p>
          </table:table-cell>
          <table:table-cell office:value-type="float" office:value="40.742454" calcext:value-type="float">
            <text:p>40.742454</text:p>
          </table:table-cell>
          <table:table-cell office:value-type="float" office:value="-73.882017" calcext:value-type="float">
            <text:p>-73.88201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Jackson Hts - Roosevelt A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 F M R</text:p>
          </table:table-cell>
          <table:table-cell office:value-type="string" calcext:value-type="string">
            <text:p>Subway</text:p>
          </table:table-cell>
          <table:table-cell office:value-type="float" office:value="40.746644" calcext:value-type="float">
            <text:p>40.746644</text:p>
          </table:table-cell>
          <table:table-cell office:value-type="float" office:value="-73.891338" calcext:value-type="float">
            <text:p>-73.891338</text:p>
          </table:table-cell>
        </table:table-row>
        <table:table-row table:style-name="ro1">
          <table:table-cell table:number-columns-repeated="2" office:value-type="float" office:value="268" calcext:value-type="float">
            <text:p>268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65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 R</text:p>
          </table:table-cell>
          <table:table-cell office:value-type="string" calcext:value-type="string">
            <text:p>Subway</text:p>
          </table:table-cell>
          <table:table-cell office:value-type="float" office:value="40.749669" calcext:value-type="float">
            <text:p>40.749669</text:p>
          </table:table-cell>
          <table:table-cell office:value-type="float" office:value="-73.898453" calcext:value-type="float">
            <text:p>-73.898453</text:p>
          </table:table-cell>
        </table:table-row>
        <table:table-row table:style-name="ro1">
          <table:table-cell table:number-columns-repeated="2" office:value-type="float" office:value="269" calcext:value-type="float">
            <text:p>269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Northern Blv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 R</text:p>
          </table:table-cell>
          <table:table-cell office:value-type="string" calcext:value-type="string">
            <text:p>Subway</text:p>
          </table:table-cell>
          <table:table-cell office:value-type="float" office:value="40.752885" calcext:value-type="float">
            <text:p>40.752885</text:p>
          </table:table-cell>
          <table:table-cell office:value-type="float" office:value="-73.906006" calcext:value-type="float">
            <text:p>-73.906006</text:p>
          </table:table-cell>
        </table:table-row>
        <table:table-row table:style-name="ro1">
          <table:table-cell table:number-columns-repeated="2" office:value-type="float" office:value="270" calcext:value-type="float">
            <text:p>270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46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 R</text:p>
          </table:table-cell>
          <table:table-cell office:value-type="string" calcext:value-type="string">
            <text:p>Subway</text:p>
          </table:table-cell>
          <table:table-cell office:value-type="float" office:value="40.756312" calcext:value-type="float">
            <text:p>40.756312</text:p>
          </table:table-cell>
          <table:table-cell office:value-type="float" office:value="-73.913333" calcext:value-type="float">
            <text:p>-73.913333</text:p>
          </table:table-cell>
        </table:table-row>
        <table:table-row table:style-name="ro1">
          <table:table-cell table:number-columns-repeated="2" office:value-type="float" office:value="271" calcext:value-type="float">
            <text:p>271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Steinway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 R</text:p>
          </table:table-cell>
          <table:table-cell office:value-type="string" calcext:value-type="string">
            <text:p>Subway</text:p>
          </table:table-cell>
          <table:table-cell office:value-type="float" office:value="40.756879" calcext:value-type="float">
            <text:p>40.756879</text:p>
          </table:table-cell>
          <table:table-cell office:value-type="float" office:value="-73.92074" calcext:value-type="float">
            <text:p>-73.92074</text:p>
          </table:table-cell>
        </table:table-row>
        <table:table-row table:style-name="ro1">
          <table:table-cell table:number-columns-repeated="2" office:value-type="float" office:value="272" calcext:value-type="float">
            <text:p>272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36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 R</text:p>
          </table:table-cell>
          <table:table-cell office:value-type="string" calcext:value-type="string">
            <text:p>Subway</text:p>
          </table:table-cell>
          <table:table-cell office:value-type="float" office:value="40.752039" calcext:value-type="float">
            <text:p>40.752039</text:p>
          </table:table-cell>
          <table:table-cell office:value-type="float" office:value="-73.928781" calcext:value-type="float">
            <text:p>-73.928781</text:p>
          </table:table-cell>
        </table:table-row>
        <table:table-row table:style-name="ro1">
          <table:table-cell table:number-columns-repeated="2" office:value-type="float" office:value="273" calcext:value-type="float">
            <text:p>273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Queens Plaz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 M R</text:p>
          </table:table-cell>
          <table:table-cell office:value-type="string" calcext:value-type="string">
            <text:p>Subway</text:p>
          </table:table-cell>
          <table:table-cell office:value-type="float" office:value="40.748973" calcext:value-type="float">
            <text:p>40.748973</text:p>
          </table:table-cell>
          <table:table-cell office:value-type="float" office:value="-73.937243" calcext:value-type="float">
            <text:p>-73.93724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Court Sq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 M</text:p>
          </table:table-cell>
          <table:table-cell office:value-type="string" calcext:value-type="string">
            <text:p>Subway</text:p>
          </table:table-cell>
          <table:table-cell office:value-type="float" office:value="40.747846" calcext:value-type="float">
            <text:p>40.747846</text:p>
          </table:table-cell>
          <table:table-cell office:value-type="float" office:value="-73.946" calcext:value-type="float">
            <text:p>-73.94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Lexington Av/53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M</text:p>
          </table:table-cell>
          <table:table-cell office:value-type="string" calcext:value-type="string">
            <text:p>Subway</text:p>
          </table:table-cell>
          <table:table-cell office:value-type="float" office:value="40.757552" calcext:value-type="float">
            <text:p>40.757552</text:p>
          </table:table-cell>
          <table:table-cell office:value-type="float" office:value="-73.969055" calcext:value-type="float">
            <text:p>-73.969055</text:p>
          </table:table-cell>
        </table:table-row>
        <table:table-row table:style-name="ro1">
          <table:table-cell table:number-columns-repeated="2" office:value-type="float" office:value="276" calcext:value-type="float">
            <text:p>276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5 Av/53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M</text:p>
          </table:table-cell>
          <table:table-cell office:value-type="string" calcext:value-type="string">
            <text:p>Subway</text:p>
          </table:table-cell>
          <table:table-cell office:value-type="float" office:value="40.760167" calcext:value-type="float">
            <text:p>40.760167</text:p>
          </table:table-cell>
          <table:table-cell office:value-type="float" office:value="-73.975224" calcext:value-type="float">
            <text:p>-73.975224</text:p>
          </table:table-cell>
        </table:table-row>
        <table:table-row table:style-name="ro1">
          <table:table-cell table:number-columns-repeated="2" office:value-type="float" office:value="277" calcext:value-type="float">
            <text:p>27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Blvd</text:p>
          </table:table-cell>
          <table:table-cell office:value-type="string" calcext:value-type="string">
            <text:p>7 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 D E</text:p>
          </table:table-cell>
          <table:table-cell office:value-type="string" calcext:value-type="string">
            <text:p>Subway</text:p>
          </table:table-cell>
          <table:table-cell office:value-type="float" office:value="40.762862" calcext:value-type="float">
            <text:p>40.762862</text:p>
          </table:table-cell>
          <table:table-cell office:value-type="float" office:value="-73.981637" calcext:value-type="float">
            <text:p>-73.981637</text:p>
          </table:table-cell>
        </table:table-row>
        <table:table-row table:style-name="ro1">
          <table:table-cell table:number-columns-repeated="2" office:value-type="float" office:value="278" calcext:value-type="float">
            <text:p>278</text:p>
          </table:table-cell>
          <table:table-cell office:value-type="string" calcext:value-type="string">
            <text:p>G0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- Archer</text:p>
          </table:table-cell>
          <table:table-cell office:value-type="string" calcext:value-type="string">
            <text:p>Jamaica Center - Parsons/Arch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 J Z</text:p>
          </table:table-cell>
          <table:table-cell office:value-type="string" calcext:value-type="string">
            <text:p>Subway</text:p>
          </table:table-cell>
          <table:table-cell office:value-type="float" office:value="40.702147" calcext:value-type="float">
            <text:p>40.702147</text:p>
          </table:table-cell>
          <table:table-cell office:value-type="float" office:value="-73.801109" calcext:value-type="float">
            <text:p>-73.801109</text:p>
          </table:table-cell>
        </table:table-row>
        <table:table-row table:style-name="ro1">
          <table:table-cell table:number-columns-repeated="2" office:value-type="float" office:value="279" calcext:value-type="float">
            <text:p>279</text:p>
          </table:table-cell>
          <table:table-cell office:value-type="string" calcext:value-type="string">
            <text:p>G0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- Archer</text:p>
          </table:table-cell>
          <table:table-cell office:value-type="string" calcext:value-type="string">
            <text:p>Sutphin Blvd - Archer Av - JFK Airpo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 J Z</text:p>
          </table:table-cell>
          <table:table-cell office:value-type="string" calcext:value-type="string">
            <text:p>Subway</text:p>
          </table:table-cell>
          <table:table-cell office:value-type="float" office:value="40.700486" calcext:value-type="float">
            <text:p>40.700486</text:p>
          </table:table-cell>
          <table:table-cell office:value-type="float" office:value="-73.807969" calcext:value-type="float">
            <text:p>-73.807969</text:p>
          </table:table-cell>
        </table:table-row>
        <table:table-row table:style-name="ro1">
          <table:table-cell table:number-columns-repeated="2" office:value-type="float" office:value="280" calcext:value-type="float">
            <text:p>280</text:p>
          </table:table-cell>
          <table:table-cell office:value-type="string" calcext:value-type="string">
            <text:p>G07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ueens - Archer</text:p>
          </table:table-cell>
          <table:table-cell office:value-type="string" calcext:value-type="string">
            <text:p>Jamaica - Van Wyc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ubway</text:p>
          </table:table-cell>
          <table:table-cell office:value-type="float" office:value="40.702566" calcext:value-type="float">
            <text:p>40.702566</text:p>
          </table:table-cell>
          <table:table-cell office:value-type="float" office:value="-73.816859" calcext:value-type="float">
            <text:p>-73.81685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Court Sq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746554" calcext:value-type="float">
            <text:p>40.746554</text:p>
          </table:table-cell>
          <table:table-cell office:value-type="float" office:value="-73.943832" calcext:value-type="float">
            <text:p>-73.943832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21 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744065" calcext:value-type="float">
            <text:p>40.744065</text:p>
          </table:table-cell>
          <table:table-cell office:value-type="float" office:value="-73.949724" calcext:value-type="float">
            <text:p>-73.949724</text:p>
          </table:table-cell>
        </table:table-row>
        <table:table-row table:style-name="ro1">
          <table:table-cell table:number-columns-repeated="2" office:value-type="float" office:value="283" calcext:value-type="float">
            <text:p>283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Greenpoint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731352" calcext:value-type="float">
            <text:p>40.731352</text:p>
          </table:table-cell>
          <table:table-cell office:value-type="float" office:value="-73.954449" calcext:value-type="float">
            <text:p>-73.954449</text:p>
          </table:table-cell>
        </table:table-row>
        <table:table-row table:style-name="ro1">
          <table:table-cell table:number-columns-repeated="2" office:value-type="float" office:value="284" calcext:value-type="float">
            <text:p>284</text:p>
          </table:table-cell>
          <table:table-cell office:value-type="string" calcext:value-type="string">
            <text:p>G28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Nassau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724635" calcext:value-type="float">
            <text:p>40.724635</text:p>
          </table:table-cell>
          <table:table-cell office:value-type="float" office:value="-73.951277" calcext:value-type="float">
            <text:p>-73.95127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Metropolitan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712792" calcext:value-type="float">
            <text:p>40.712792</text:p>
          </table:table-cell>
          <table:table-cell office:value-type="float" office:value="-73.951418" calcext:value-type="float">
            <text:p>-73.951418</text:p>
          </table:table-cell>
        </table:table-row>
        <table:table-row table:style-name="ro1"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706092" calcext:value-type="float">
            <text:p>40.706092</text:p>
          </table:table-cell>
          <table:table-cell office:value-type="float" office:value="-73.950308" calcext:value-type="float">
            <text:p>-73.950308</text:p>
          </table:table-cell>
        </table:table-row>
        <table:table-row table:style-name="ro1">
          <table:table-cell table:number-columns-repeated="2" office:value-type="float" office:value="287" calcext:value-type="float">
            <text:p>287</text:p>
          </table:table-cell>
          <table:table-cell office:value-type="string" calcext:value-type="string">
            <text:p>G3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Flushing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700377" calcext:value-type="float">
            <text:p>40.700377</text:p>
          </table:table-cell>
          <table:table-cell office:value-type="float" office:value="-73.950234" calcext:value-type="float">
            <text:p>-73.950234</text:p>
          </table:table-cell>
        </table:table-row>
        <table:table-row table:style-name="ro1"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Myrtle - Willoughby Avs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694568" calcext:value-type="float">
            <text:p>40.694568</text:p>
          </table:table-cell>
          <table:table-cell office:value-type="float" office:value="-73.949046" calcext:value-type="float">
            <text:p>-73.949046</text:p>
          </table:table-cell>
        </table:table-row>
        <table:table-row table:style-name="ro1">
          <table:table-cell table:number-columns-repeated="2" office:value-type="float" office:value="289" calcext:value-type="float">
            <text:p>289</text:p>
          </table:table-cell>
          <table:table-cell office:value-type="string" calcext:value-type="string">
            <text:p>G3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Bedford - Nostrand Avs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689627" calcext:value-type="float">
            <text:p>40.689627</text:p>
          </table:table-cell>
          <table:table-cell office:value-type="float" office:value="-73.953522" calcext:value-type="float">
            <text:p>-73.953522</text:p>
          </table:table-cell>
        </table:table-row>
        <table:table-row table:style-name="ro1"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Classon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688873" calcext:value-type="float">
            <text:p>40.688873</text:p>
          </table:table-cell>
          <table:table-cell office:value-type="float" office:value="-73.96007" calcext:value-type="float">
            <text:p>-73.96007</text:p>
          </table:table-cell>
        </table:table-row>
        <table:table-row table:style-name="ro1">
          <table:table-cell table:number-columns-repeated="2" office:value-type="float" office:value="291" calcext:value-type="float">
            <text:p>291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Clinton - Washington Avs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688089" calcext:value-type="float">
            <text:p>40.688089</text:p>
          </table:table-cell>
          <table:table-cell office:value-type="float" office:value="-73.966839" calcext:value-type="float">
            <text:p>-73.966839</text:p>
          </table:table-cell>
        </table:table-row>
        <table:table-row table:style-name="ro1">
          <table:table-cell table:number-columns-repeated="2" office:value-type="float" office:value="292" calcext:value-type="float">
            <text:p>292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Crosstown</text:p>
          </table:table-cell>
          <table:table-cell office:value-type="string" calcext:value-type="string">
            <text:p>Fulton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bway</text:p>
          </table:table-cell>
          <table:table-cell office:value-type="float" office:value="40.687119" calcext:value-type="float">
            <text:p>40.687119</text:p>
          </table:table-cell>
          <table:table-cell office:value-type="float" office:value="-73.975375" calcext:value-type="float">
            <text:p>-73.975375</text:p>
          </table:table-cell>
        </table:table-row>
        <table:table-row table:style-name="ro1">
          <table:table-cell table:number-columns-repeated="2" office:value-type="float" office:value="293" calcext:value-type="float">
            <text:p>29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Van Cortlandt Park - 242 St</text:p>
          </table:table-cell>
          <table:table-cell office:value-type="string" calcext:value-type="string">
            <text:p>B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vated</text:p>
          </table:table-cell>
          <table:table-cell office:value-type="float" office:value="40.889248" calcext:value-type="float">
            <text:p>40.889248</text:p>
          </table:table-cell>
          <table:table-cell office:value-type="float" office:value="-73.898583" calcext:value-type="float">
            <text:p>-73.898583</text:p>
          </table:table-cell>
        </table:table-row>
        <table:table-row table:style-name="ro1">
          <table:table-cell table:number-columns-repeated="2" office:value-type="float" office:value="294" calcext:value-type="float">
            <text:p>29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238 St</text:p>
          </table:table-cell>
          <table:table-cell office:value-type="string" calcext:value-type="string">
            <text:p>B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vated</text:p>
          </table:table-cell>
          <table:table-cell office:value-type="float" office:value="40.884667" calcext:value-type="float">
            <text:p>40.884667</text:p>
          </table:table-cell>
          <table:table-cell office:value-type="float" office:value="-73.90087" calcext:value-type="float">
            <text:p>-73.90087</text:p>
          </table:table-cell>
        </table:table-row>
        <table:table-row table:style-name="ro1">
          <table:table-cell table:number-columns-repeated="2" office:value-type="float" office:value="295" calcext:value-type="float">
            <text:p>29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231 St</text:p>
          </table:table-cell>
          <table:table-cell office:value-type="string" calcext:value-type="string">
            <text:p>B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vated</text:p>
          </table:table-cell>
          <table:table-cell office:value-type="float" office:value="40.878856" calcext:value-type="float">
            <text:p>40.878856</text:p>
          </table:table-cell>
          <table:table-cell office:value-type="float" office:value="-73.904834" calcext:value-type="float">
            <text:p>-73.904834</text:p>
          </table:table-cell>
        </table:table-row>
        <table:table-row table:style-name="ro1">
          <table:table-cell table:number-columns-repeated="2" office:value-type="float" office:value="296" calcext:value-type="float">
            <text:p>2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Marble Hill - 225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vated</text:p>
          </table:table-cell>
          <table:table-cell office:value-type="float" office:value="40.874561" calcext:value-type="float">
            <text:p>40.874561</text:p>
          </table:table-cell>
          <table:table-cell office:value-type="float" office:value="-73.909831" calcext:value-type="float">
            <text:p>-73.909831</text:p>
          </table:table-cell>
        </table:table-row>
        <table:table-row table:style-name="ro1">
          <table:table-cell table:number-columns-repeated="2" office:value-type="float" office:value="297" calcext:value-type="float">
            <text:p>29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215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vated</text:p>
          </table:table-cell>
          <table:table-cell office:value-type="float" office:value="40.869444" calcext:value-type="float">
            <text:p>40.869444</text:p>
          </table:table-cell>
          <table:table-cell office:value-type="float" office:value="-73.915279" calcext:value-type="float">
            <text:p>-73.915279</text:p>
          </table:table-cell>
        </table:table-row>
        <table:table-row table:style-name="ro1">
          <table:table-cell table:number-columns-repeated="2" office:value-type="float" office:value="298" calcext:value-type="float">
            <text:p>29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207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vated</text:p>
          </table:table-cell>
          <table:table-cell office:value-type="float" office:value="40.864621" calcext:value-type="float">
            <text:p>40.864621</text:p>
          </table:table-cell>
          <table:table-cell office:value-type="float" office:value="-73.918822" calcext:value-type="float">
            <text:p>-73.918822</text:p>
          </table:table-cell>
        </table:table-row>
        <table:table-row table:style-name="ro1">
          <table:table-cell table:number-columns-repeated="2" office:value-type="float" office:value="299" calcext:value-type="float">
            <text:p>29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Dyckman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vated</text:p>
          </table:table-cell>
          <table:table-cell office:value-type="float" office:value="40.860531" calcext:value-type="float">
            <text:p>40.860531</text:p>
          </table:table-cell>
          <table:table-cell office:value-type="float" office:value="-73.925536" calcext:value-type="float">
            <text:p>-73.925536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91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855225" calcext:value-type="float">
            <text:p>40.855225</text:p>
          </table:table-cell>
          <table:table-cell office:value-type="float" office:value="-73.929412" calcext:value-type="float">
            <text:p>-73.929412</text:p>
          </table:table-cell>
        </table:table-row>
        <table:table-row table:style-name="ro1">
          <table:table-cell table:number-columns-repeated="2" office:value-type="float" office:value="301" calcext:value-type="float">
            <text:p>30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81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849505" calcext:value-type="float">
            <text:p>40.849505</text:p>
          </table:table-cell>
          <table:table-cell office:value-type="float" office:value="-73.933596" calcext:value-type="float">
            <text:p>-73.93359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05" calcext:value-type="float">
            <text:p>6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68 St - Washington Hts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840556" calcext:value-type="float">
            <text:p>40.840556</text:p>
          </table:table-cell>
          <table:table-cell office:value-type="float" office:value="-73.940133" calcext:value-type="float">
            <text:p>-73.940133</text:p>
          </table:table-cell>
        </table:table-row>
        <table:table-row table:style-name="ro1">
          <table:table-cell table:number-columns-repeated="2" office:value-type="float" office:value="303" calcext:value-type="float">
            <text:p>30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57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834041" calcext:value-type="float">
            <text:p>40.834041</text:p>
          </table:table-cell>
          <table:table-cell office:value-type="float" office:value="-73.94489" calcext:value-type="float">
            <text:p>-73.94489</text:p>
          </table:table-cell>
        </table:table-row>
        <table:table-row table:style-name="ro1">
          <table:table-cell table:number-columns-repeated="2" office:value-type="float" office:value="304" calcext:value-type="float">
            <text:p>30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45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826551" calcext:value-type="float">
            <text:p>40.826551</text:p>
          </table:table-cell>
          <table:table-cell office:value-type="float" office:value="-73.95036" calcext:value-type="float">
            <text:p>-73.95036</text:p>
          </table:table-cell>
        </table:table-row>
        <table:table-row table:style-name="ro1">
          <table:table-cell table:number-columns-repeated="2" office:value-type="float" office:value="305" calcext:value-type="float">
            <text:p>30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37 St - City College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822008" calcext:value-type="float">
            <text:p>40.822008</text:p>
          </table:table-cell>
          <table:table-cell office:value-type="float" office:value="-73.953676" calcext:value-type="float">
            <text:p>-73.953676</text:p>
          </table:table-cell>
        </table:table-row>
        <table:table-row table:style-name="ro1">
          <table:table-cell table:number-columns-repeated="2" office:value-type="float" office:value="306" calcext:value-type="float">
            <text:p>30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25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vated</text:p>
          </table:table-cell>
          <table:table-cell office:value-type="float" office:value="40.815581" calcext:value-type="float">
            <text:p>40.815581</text:p>
          </table:table-cell>
          <table:table-cell office:value-type="float" office:value="-73.958372" calcext:value-type="float">
            <text:p>-73.958372</text:p>
          </table:table-cell>
        </table:table-row>
        <table:table-row table:style-name="ro1">
          <table:table-cell table:number-columns-repeated="2" office:value-type="float" office:value="307" calcext:value-type="float">
            <text:p>30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16 St - Columbia University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807722" calcext:value-type="float">
            <text:p>40.807722</text:p>
          </table:table-cell>
          <table:table-cell office:value-type="float" office:value="-73.96411" calcext:value-type="float">
            <text:p>-73.96411</text:p>
          </table:table-cell>
        </table:table-row>
        <table:table-row table:style-name="ro1">
          <table:table-cell table:number-columns-repeated="2" office:value-type="float" office:value="308" calcext:value-type="float">
            <text:p>30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Cathedral Pkwy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803967" calcext:value-type="float">
            <text:p>40.803967</text:p>
          </table:table-cell>
          <table:table-cell office:value-type="float" office:value="-73.966847" calcext:value-type="float">
            <text:p>-73.966847</text:p>
          </table:table-cell>
        </table:table-row>
        <table:table-row table:style-name="ro1">
          <table:table-cell table:number-columns-repeated="2"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03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99446" calcext:value-type="float">
            <text:p>40.799446</text:p>
          </table:table-cell>
          <table:table-cell office:value-type="float" office:value="-73.968379" calcext:value-type="float">
            <text:p>-73.968379</text:p>
          </table:table-cell>
        </table:table-row>
        <table:table-row table:style-name="ro1">
          <table:table-cell table:number-columns-repeated="2"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96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2 3</text:p>
          </table:table-cell>
          <table:table-cell office:value-type="string" calcext:value-type="string">
            <text:p>Subway</text:p>
          </table:table-cell>
          <table:table-cell office:value-type="float" office:value="40.793919" calcext:value-type="float">
            <text:p>40.793919</text:p>
          </table:table-cell>
          <table:table-cell office:value-type="float" office:value="-73.972323" calcext:value-type="float">
            <text:p>-73.972323</text:p>
          </table:table-cell>
        </table:table-row>
        <table:table-row table:style-name="ro1">
          <table:table-cell table:number-columns-repeated="2" office:value-type="float" office:value="311" calcext:value-type="float">
            <text:p>3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86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88644" calcext:value-type="float">
            <text:p>40.788644</text:p>
          </table:table-cell>
          <table:table-cell office:value-type="float" office:value="-73.976218" calcext:value-type="float">
            <text:p>-73.976218</text:p>
          </table:table-cell>
        </table:table-row>
        <table:table-row table:style-name="ro1">
          <table:table-cell table:number-columns-repeated="2" office:value-type="float" office:value="312" calcext:value-type="float">
            <text:p>31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79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83934" calcext:value-type="float">
            <text:p>40.783934</text:p>
          </table:table-cell>
          <table:table-cell office:value-type="float" office:value="-73.979917" calcext:value-type="float">
            <text:p>-73.979917</text:p>
          </table:table-cell>
        </table:table-row>
        <table:table-row table:style-name="ro1">
          <table:table-cell table:number-columns-repeated="2" office:value-type="float" office:value="313" calcext:value-type="float">
            <text:p>31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72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2 3</text:p>
          </table:table-cell>
          <table:table-cell office:value-type="string" calcext:value-type="string">
            <text:p>Subway</text:p>
          </table:table-cell>
          <table:table-cell office:value-type="float" office:value="40.778453" calcext:value-type="float">
            <text:p>40.778453</text:p>
          </table:table-cell>
          <table:table-cell office:value-type="float" office:value="-73.98197" calcext:value-type="float">
            <text:p>-73.98197</text:p>
          </table:table-cell>
        </table:table-row>
        <table:table-row table:style-name="ro1">
          <table:table-cell table:number-columns-repeated="2" office:value-type="float" office:value="314" calcext:value-type="float">
            <text:p>31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66 St - Lincoln Center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7344" calcext:value-type="float">
            <text:p>40.77344</text:p>
          </table:table-cell>
          <table:table-cell office:value-type="float" office:value="-73.982209" calcext:value-type="float">
            <text:p>-73.98220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14" calcext:value-type="float">
            <text:p>61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59 St - Columbus Circle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68247" calcext:value-type="float">
            <text:p>40.768247</text:p>
          </table:table-cell>
          <table:table-cell office:value-type="float" office:value="-73.981929" calcext:value-type="float">
            <text:p>-73.981929</text:p>
          </table:table-cell>
        </table:table-row>
        <table:table-row table:style-name="ro1">
          <table:table-cell table:number-columns-repeated="2" office:value-type="float" office:value="316" calcext:value-type="float">
            <text:p>31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50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61728" calcext:value-type="float">
            <text:p>40.761728</text:p>
          </table:table-cell>
          <table:table-cell office:value-type="float" office:value="-73.983849" calcext:value-type="float">
            <text:p>-73.98384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11" calcext:value-type="float">
            <text:p>61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Times Sq - 42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2 3</text:p>
          </table:table-cell>
          <table:table-cell office:value-type="string" calcext:value-type="string">
            <text:p>Subway</text:p>
          </table:table-cell>
          <table:table-cell office:value-type="float" office:value="40.75529" calcext:value-type="float">
            <text:p>40.75529</text:p>
          </table:table-cell>
          <table:table-cell office:value-type="float" office:value="-73.987495" calcext:value-type="float">
            <text:p>-73.987495</text:p>
          </table:table-cell>
        </table:table-row>
        <table:table-row table:style-name="ro1">
          <table:table-cell table:number-columns-repeated="2" office:value-type="float" office:value="318" calcext:value-type="float">
            <text:p>31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34 St - Penn 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2 3</text:p>
          </table:table-cell>
          <table:table-cell office:value-type="string" calcext:value-type="string">
            <text:p>Subway</text:p>
          </table:table-cell>
          <table:table-cell office:value-type="float" office:value="40.750373" calcext:value-type="float">
            <text:p>40.750373</text:p>
          </table:table-cell>
          <table:table-cell office:value-type="float" office:value="-73.991057" calcext:value-type="float">
            <text:p>-73.991057</text:p>
          </table:table-cell>
        </table:table-row>
        <table:table-row table:style-name="ro1">
          <table:table-cell table:number-columns-repeated="2" office:value-type="float" office:value="319" calcext:value-type="float">
            <text:p>31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28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47215" calcext:value-type="float">
            <text:p>40.747215</text:p>
          </table:table-cell>
          <table:table-cell office:value-type="float" office:value="-73.993365" calcext:value-type="float">
            <text:p>-73.993365</text:p>
          </table:table-cell>
        </table:table-row>
        <table:table-row table:style-name="ro1">
          <table:table-cell table:number-columns-repeated="2" office:value-type="float" office:value="320" calcext:value-type="float">
            <text:p>32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23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44081" calcext:value-type="float">
            <text:p>40.744081</text:p>
          </table:table-cell>
          <table:table-cell office:value-type="float" office:value="-73.995657" calcext:value-type="float">
            <text:p>-73.995657</text:p>
          </table:table-cell>
        </table:table-row>
        <table:table-row table:style-name="ro1">
          <table:table-cell table:number-columns-repeated="2" office:value-type="float" office:value="321" calcext:value-type="float">
            <text:p>32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8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4104" calcext:value-type="float">
            <text:p>40.74104</text:p>
          </table:table-cell>
          <table:table-cell office:value-type="float" office:value="-73.997871" calcext:value-type="float">
            <text:p>-73.99787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01" calcext:value-type="float">
            <text:p>60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14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2 3</text:p>
          </table:table-cell>
          <table:table-cell office:value-type="string" calcext:value-type="string">
            <text:p>Subway</text:p>
          </table:table-cell>
          <table:table-cell office:value-type="float" office:value="40.737826" calcext:value-type="float">
            <text:p>40.737826</text:p>
          </table:table-cell>
          <table:table-cell office:value-type="float" office:value="-74.000201" calcext:value-type="float">
            <text:p>-74.000201</text:p>
          </table:table-cell>
        </table:table-row>
        <table:table-row table:style-name="ro1">
          <table:table-cell table:number-columns-repeated="2" office:value-type="float" office:value="323" calcext:value-type="float">
            <text:p>3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Christopher St - Sheridan Sq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33422" calcext:value-type="float">
            <text:p>40.733422</text:p>
          </table:table-cell>
          <table:table-cell office:value-type="float" office:value="-74.002906" calcext:value-type="float">
            <text:p>-74.002906</text:p>
          </table:table-cell>
        </table:table-row>
        <table:table-row table:style-name="ro1">
          <table:table-cell table:number-columns-repeated="2" office:value-type="float" office:value="324" calcext:value-type="float">
            <text:p>3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Houston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28251" calcext:value-type="float">
            <text:p>40.728251</text:p>
          </table:table-cell>
          <table:table-cell office:value-type="float" office:value="-74.005367" calcext:value-type="float">
            <text:p>-74.005367</text:p>
          </table:table-cell>
        </table:table-row>
        <table:table-row table:style-name="ro1">
          <table:table-cell table:number-columns-repeated="2" office:value-type="float" office:value="325" calcext:value-type="float">
            <text:p>32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Canal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22854" calcext:value-type="float">
            <text:p>40.722854</text:p>
          </table:table-cell>
          <table:table-cell office:value-type="float" office:value="-74.006277" calcext:value-type="float">
            <text:p>-74.006277</text:p>
          </table:table-cell>
        </table:table-row>
        <table:table-row table:style-name="ro1">
          <table:table-cell table:number-columns-repeated="2" office:value-type="float" office:value="326" calcext:value-type="float">
            <text:p>32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Franklin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19318" calcext:value-type="float">
            <text:p>40.719318</text:p>
          </table:table-cell>
          <table:table-cell office:value-type="float" office:value="-74.006886" calcext:value-type="float">
            <text:p>-74.006886</text:p>
          </table:table-cell>
        </table:table-row>
        <table:table-row table:style-name="ro1">
          <table:table-cell table:number-columns-repeated="2" office:value-type="float" office:value="327" calcext:value-type="float">
            <text:p>32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Chambers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2 3</text:p>
          </table:table-cell>
          <table:table-cell office:value-type="string" calcext:value-type="string">
            <text:p>Subway</text:p>
          </table:table-cell>
          <table:table-cell office:value-type="float" office:value="40.715478" calcext:value-type="float">
            <text:p>40.715478</text:p>
          </table:table-cell>
          <table:table-cell office:value-type="float" office:value="-74.009266" calcext:value-type="float">
            <text:p>-74.009266</text:p>
          </table:table-cell>
        </table:table-row>
        <table:table-row table:style-name="ro1">
          <table:table-cell table:number-columns-repeated="2" office:value-type="float" office:value="328" calcext:value-type="float">
            <text:p>32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WTC Cortland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11835" calcext:value-type="float">
            <text:p>40.711835</text:p>
          </table:table-cell>
          <table:table-cell office:value-type="float" office:value="-74.012188" calcext:value-type="float">
            <text:p>-74.012188</text:p>
          </table:table-cell>
        </table:table-row>
        <table:table-row table:style-name="ro1">
          <table:table-cell table:number-columns-repeated="2" office:value-type="float" office:value="329" calcext:value-type="float">
            <text:p>32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Rector St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07513" calcext:value-type="float">
            <text:p>40.707513</text:p>
          </table:table-cell>
          <table:table-cell office:value-type="float" office:value="-74.013783" calcext:value-type="float">
            <text:p>-74.01378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35" calcext:value-type="float">
            <text:p>63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Broadway - 7Av</text:p>
          </table:table-cell>
          <table:table-cell office:value-type="string" calcext:value-type="string">
            <text:p>South Ferry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way</text:p>
          </table:table-cell>
          <table:table-cell office:value-type="float" office:value="40.702068" calcext:value-type="float">
            <text:p>40.702068</text:p>
          </table:table-cell>
          <table:table-cell office:value-type="float" office:value="-74.013664" calcext:value-type="float">
            <text:p>-74.01366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24" calcext:value-type="float">
            <text:p>62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Clark St</text:p>
          </table:table-cell>
          <table:table-cell office:value-type="string" calcext:value-type="string">
            <text:p>Park P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713051" calcext:value-type="float">
            <text:p>40.713051</text:p>
          </table:table-cell>
          <table:table-cell office:value-type="float" office:value="-74.008811" calcext:value-type="float">
            <text:p>-74.00881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28" calcext:value-type="float">
            <text:p>628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Clark St</text:p>
          </table:table-cell>
          <table:table-cell office:value-type="string" calcext:value-type="string">
            <text:p>Fulton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709416" calcext:value-type="float">
            <text:p>40.709416</text:p>
          </table:table-cell>
          <table:table-cell office:value-type="float" office:value="-74.006571" calcext:value-type="float">
            <text:p>-74.006571</text:p>
          </table:table-cell>
        </table:table-row>
        <table:table-row table:style-name="ro1">
          <table:table-cell table:number-columns-repeated="2" office:value-type="float" office:value="333" calcext:value-type="float">
            <text:p>333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Clark St</text:p>
          </table:table-cell>
          <table:table-cell office:value-type="string" calcext:value-type="string">
            <text:p>Wall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706821" calcext:value-type="float">
            <text:p>40.706821</text:p>
          </table:table-cell>
          <table:table-cell office:value-type="float" office:value="-74.0091" calcext:value-type="float">
            <text:p>-74.0091</text:p>
          </table:table-cell>
        </table:table-row>
        <table:table-row table:style-name="ro1">
          <table:table-cell table:number-columns-repeated="2" office:value-type="float" office:value="334" calcext:value-type="float">
            <text:p>334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IRT</text:p>
          </table:table-cell>
          <table:table-cell table:number-columns-repeated="2" office:value-type="string" calcext:value-type="string">
            <text:p>Clark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697466" calcext:value-type="float">
            <text:p>40.697466</text:p>
          </table:table-cell>
          <table:table-cell office:value-type="float" office:value="-73.993086" calcext:value-type="float">
            <text:p>-73.99308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20" calcext:value-type="float">
            <text:p>62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Clark St</text:p>
          </table:table-cell>
          <table:table-cell office:value-type="string" calcext:value-type="string">
            <text:p>Borough Hall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693219" calcext:value-type="float">
            <text:p>40.693219</text:p>
          </table:table-cell>
          <table:table-cell office:value-type="float" office:value="-73.989998" calcext:value-type="float">
            <text:p>-73.989998</text:p>
          </table:table-cell>
        </table:table-row>
        <table:table-row table:style-name="ro1">
          <table:table-cell table:number-columns-repeated="2" office:value-type="float" office:value="336" calcext:value-type="float">
            <text:p>33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Hoyt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690545" calcext:value-type="float">
            <text:p>40.690545</text:p>
          </table:table-cell>
          <table:table-cell office:value-type="float" office:value="-73.985065" calcext:value-type="float">
            <text:p>-73.985065</text:p>
          </table:table-cell>
        </table:table-row>
        <table:table-row table:style-name="ro1">
          <table:table-cell table:number-columns-repeated="2" office:value-type="float" office:value="337" calcext:value-type="float">
            <text:p>337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Nevins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3 4 5</text:p>
          </table:table-cell>
          <table:table-cell office:value-type="string" calcext:value-type="string">
            <text:p>Subway</text:p>
          </table:table-cell>
          <table:table-cell office:value-type="float" office:value="40.688246" calcext:value-type="float">
            <text:p>40.688246</text:p>
          </table:table-cell>
          <table:table-cell office:value-type="float" office:value="-73.980492" calcext:value-type="float">
            <text:p>-73.98049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17" calcext:value-type="float">
            <text:p>61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Atlantic Av - Barclays Ctr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684359" calcext:value-type="float">
            <text:p>40.684359</text:p>
          </table:table-cell>
          <table:table-cell office:value-type="float" office:value="-73.977666" calcext:value-type="float">
            <text:p>-73.977666</text:p>
          </table:table-cell>
        </table:table-row>
        <table:table-row table:style-name="ro1">
          <table:table-cell table:number-columns-repeated="2" office:value-type="float" office:value="339" calcext:value-type="float">
            <text:p>339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Bergen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680829" calcext:value-type="float">
            <text:p>40.680829</text:p>
          </table:table-cell>
          <table:table-cell office:value-type="float" office:value="-73.975098" calcext:value-type="float">
            <text:p>-73.975098</text:p>
          </table:table-cell>
        </table:table-row>
        <table:table-row table:style-name="ro1">
          <table:table-cell table:number-columns-repeated="2" office:value-type="float" office:value="340" calcext:value-type="float">
            <text:p>34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Grand Army Plaza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675235" calcext:value-type="float">
            <text:p>40.675235</text:p>
          </table:table-cell>
          <table:table-cell office:value-type="float" office:value="-73.971046" calcext:value-type="float">
            <text:p>-73.971046</text:p>
          </table:table-cell>
        </table:table-row>
        <table:table-row table:style-name="ro1">
          <table:table-cell table:number-columns-repeated="2" office:value-type="float" office:value="341" calcext:value-type="float">
            <text:p>341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Eastern Pkwy - Brooklyn Museum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671987" calcext:value-type="float">
            <text:p>40.671987</text:p>
          </table:table-cell>
          <table:table-cell office:value-type="float" office:value="-73.964375" calcext:value-type="float">
            <text:p>-73.96437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26" calcext:value-type="float">
            <text:p>626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Franklin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3 4 5</text:p>
          </table:table-cell>
          <table:table-cell office:value-type="string" calcext:value-type="string">
            <text:p>Subway</text:p>
          </table:table-cell>
          <table:table-cell office:value-type="float" office:value="40.670682" calcext:value-type="float">
            <text:p>40.670682</text:p>
          </table:table-cell>
          <table:table-cell office:value-type="float" office:value="-73.958131" calcext:value-type="float">
            <text:p>-73.958131</text:p>
          </table:table-cell>
        </table:table-row>
        <table:table-row table:style-name="ro1">
          <table:table-cell table:number-columns-repeated="2" office:value-type="float" office:value="343" calcext:value-type="float">
            <text:p>343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Nostrand Av</text:p>
          </table:table-cell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way</text:p>
          </table:table-cell>
          <table:table-cell office:value-type="float" office:value="40.669847" calcext:value-type="float">
            <text:p>40.669847</text:p>
          </table:table-cell>
          <table:table-cell office:value-type="float" office:value="-73.950466" calcext:value-type="float">
            <text:p>-73.950466</text:p>
          </table:table-cell>
        </table:table-row>
        <table:table-row table:style-name="ro1">
          <table:table-cell table:number-columns-repeated="2" office:value-type="float" office:value="344" calcext:value-type="float">
            <text:p>344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Kingston Av</text:p>
          </table:table-cell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way</text:p>
          </table:table-cell>
          <table:table-cell office:value-type="float" office:value="40.669399" calcext:value-type="float">
            <text:p>40.669399</text:p>
          </table:table-cell>
          <table:table-cell office:value-type="float" office:value="-73.942161" calcext:value-type="float">
            <text:p>-73.942161</text:p>
          </table:table-cell>
        </table:table-row>
        <table:table-row table:style-name="ro1">
          <table:table-cell table:number-columns-repeated="2" office:value-type="float" office:value="345" calcext:value-type="float">
            <text:p>34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Crown Hts - Utica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3 4</text:p>
          </table:table-cell>
          <table:table-cell office:value-type="string" calcext:value-type="string">
            <text:p>Subway</text:p>
          </table:table-cell>
          <table:table-cell office:value-type="float" office:value="40.668897" calcext:value-type="float">
            <text:p>40.668897</text:p>
          </table:table-cell>
          <table:table-cell office:value-type="float" office:value="-73.932942" calcext:value-type="float">
            <text:p>-73.932942</text:p>
          </table:table-cell>
        </table:table-row>
        <table:table-row table:style-name="ro1">
          <table:table-cell table:number-columns-repeated="2" office:value-type="float" office:value="346" calcext:value-type="float">
            <text:p>346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Sutter Av - Rutland Rd</text:p>
          </table:table-cell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vated</text:p>
          </table:table-cell>
          <table:table-cell office:value-type="float" office:value="40.664717" calcext:value-type="float">
            <text:p>40.664717</text:p>
          </table:table-cell>
          <table:table-cell office:value-type="float" office:value="-73.92261" calcext:value-type="float">
            <text:p>-73.92261</text:p>
          </table:table-cell>
        </table:table-row>
        <table:table-row table:style-name="ro1">
          <table:table-cell table:number-columns-repeated="2" office:value-type="float" office:value="347" calcext:value-type="float">
            <text:p>34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Saratoga Av</text:p>
          </table:table-cell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vated</text:p>
          </table:table-cell>
          <table:table-cell office:value-type="float" office:value="40.661453" calcext:value-type="float">
            <text:p>40.661453</text:p>
          </table:table-cell>
          <table:table-cell office:value-type="float" office:value="-73.916327" calcext:value-type="float">
            <text:p>-73.916327</text:p>
          </table:table-cell>
        </table:table-row>
        <table:table-row table:style-name="ro1">
          <table:table-cell table:number-columns-repeated="2" office:value-type="float" office:value="348" calcext:value-type="float">
            <text:p>34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Rockaway Av</text:p>
          </table:table-cell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vated</text:p>
          </table:table-cell>
          <table:table-cell office:value-type="float" office:value="40.662549" calcext:value-type="float">
            <text:p>40.662549</text:p>
          </table:table-cell>
          <table:table-cell office:value-type="float" office:value="-73.908946" calcext:value-type="float">
            <text:p>-73.908946</text:p>
          </table:table-cell>
        </table:table-row>
        <table:table-row table:style-name="ro1">
          <table:table-cell table:number-columns-repeated="2" office:value-type="float" office:value="349" calcext:value-type="float">
            <text:p>349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Junius St</text:p>
          </table:table-cell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vated</text:p>
          </table:table-cell>
          <table:table-cell office:value-type="float" office:value="40.663515" calcext:value-type="float">
            <text:p>40.663515</text:p>
          </table:table-cell>
          <table:table-cell office:value-type="float" office:value="-73.902447" calcext:value-type="float">
            <text:p>-73.902447</text:p>
          </table:table-cell>
        </table:table-row>
        <table:table-row table:style-name="ro1">
          <table:table-cell table:number-columns-repeated="2" office:value-type="float" office:value="350" calcext:value-type="float">
            <text:p>35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Pennsylvania Av</text:p>
          </table:table-cell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vated</text:p>
          </table:table-cell>
          <table:table-cell office:value-type="float" office:value="40.664635" calcext:value-type="float">
            <text:p>40.664635</text:p>
          </table:table-cell>
          <table:table-cell office:value-type="float" office:value="-73.894895" calcext:value-type="float">
            <text:p>-73.894895</text:p>
          </table:table-cell>
        </table:table-row>
        <table:table-row table:style-name="ro1">
          <table:table-cell table:number-columns-repeated="2" office:value-type="float" office:value="351" calcext:value-type="float">
            <text:p>35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Van Siclen Av</text:p>
          </table:table-cell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vated</text:p>
          </table:table-cell>
          <table:table-cell office:value-type="float" office:value="40.665449" calcext:value-type="float">
            <text:p>40.665449</text:p>
          </table:table-cell>
          <table:table-cell office:value-type="float" office:value="-73.889395" calcext:value-type="float">
            <text:p>-73.889395</text:p>
          </table:table-cell>
        </table:table-row>
        <table:table-row table:style-name="ro1">
          <table:table-cell table:number-columns-repeated="2" office:value-type="float" office:value="352" calcext:value-type="float">
            <text:p>352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New Lots Av</text:p>
          </table:table-cell>
          <table:table-cell office:value-type="string" calcext:value-type="string">
            <text:p>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vated</text:p>
          </table:table-cell>
          <table:table-cell office:value-type="float" office:value="40.666235" calcext:value-type="float">
            <text:p>40.666235</text:p>
          </table:table-cell>
          <table:table-cell office:value-type="float" office:value="-73.884079" calcext:value-type="float">
            <text:p>-73.884079</text:p>
          </table:table-cell>
        </table:table-row>
        <table:table-row table:style-name="ro1">
          <table:table-cell table:number-columns-repeated="2" office:value-type="float" office:value="353" calcext:value-type="float">
            <text:p>35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Nostrand</text:p>
          </table:table-cell>
          <table:table-cell office:value-type="string" calcext:value-type="string">
            <text:p>President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Subway</text:p>
          </table:table-cell>
          <table:table-cell office:value-type="float" office:value="40.667883" calcext:value-type="float">
            <text:p>40.667883</text:p>
          </table:table-cell>
          <table:table-cell office:value-type="float" office:value="-73.950683" calcext:value-type="float">
            <text:p>-73.950683</text:p>
          </table:table-cell>
        </table:table-row>
        <table:table-row table:style-name="ro1">
          <table:table-cell table:number-columns-repeated="2" office:value-type="float" office:value="354" calcext:value-type="float">
            <text:p>35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Nostrand</text:p>
          </table:table-cell>
          <table:table-cell office:value-type="string" calcext:value-type="string">
            <text:p>Sterling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Subway</text:p>
          </table:table-cell>
          <table:table-cell office:value-type="float" office:value="40.662742" calcext:value-type="float">
            <text:p>40.662742</text:p>
          </table:table-cell>
          <table:table-cell office:value-type="float" office:value="-73.95085" calcext:value-type="float">
            <text:p>-73.95085</text:p>
          </table:table-cell>
        </table:table-row>
        <table:table-row table:style-name="ro1">
          <table:table-cell table:number-columns-repeated="2" office:value-type="float" office:value="355" calcext:value-type="float">
            <text:p>35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Nostrand</text:p>
          </table:table-cell>
          <table:table-cell office:value-type="string" calcext:value-type="string">
            <text:p>Winthrop St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Subway</text:p>
          </table:table-cell>
          <table:table-cell office:value-type="float" office:value="40.656652" calcext:value-type="float">
            <text:p>40.656652</text:p>
          </table:table-cell>
          <table:table-cell office:value-type="float" office:value="-73.9502" calcext:value-type="float">
            <text:p>-73.9502</text:p>
          </table:table-cell>
        </table:table-row>
        <table:table-row table:style-name="ro1">
          <table:table-cell table:number-columns-repeated="2" office:value-type="float" office:value="356" calcext:value-type="float">
            <text:p>35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Nostrand</text:p>
          </table:table-cell>
          <table:table-cell office:value-type="string" calcext:value-type="string">
            <text:p>Church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Subway</text:p>
          </table:table-cell>
          <table:table-cell office:value-type="float" office:value="40.650843" calcext:value-type="float">
            <text:p>40.650843</text:p>
          </table:table-cell>
          <table:table-cell office:value-type="float" office:value="-73.949575" calcext:value-type="float">
            <text:p>-73.949575</text:p>
          </table:table-cell>
        </table:table-row>
        <table:table-row table:style-name="ro1">
          <table:table-cell table:number-columns-repeated="2" office:value-type="float" office:value="357" calcext:value-type="float">
            <text:p>357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Nostrand</text:p>
          </table:table-cell>
          <table:table-cell office:value-type="string" calcext:value-type="string">
            <text:p>Beverly Rd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Subway</text:p>
          </table:table-cell>
          <table:table-cell office:value-type="float" office:value="40.645098" calcext:value-type="float">
            <text:p>40.645098</text:p>
          </table:table-cell>
          <table:table-cell office:value-type="float" office:value="-73.948959" calcext:value-type="float">
            <text:p>-73.948959</text:p>
          </table:table-cell>
        </table:table-row>
        <table:table-row table:style-name="ro1">
          <table:table-cell table:number-columns-repeated="2" office:value-type="float" office:value="358" calcext:value-type="float">
            <text:p>35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Nostrand</text:p>
          </table:table-cell>
          <table:table-cell office:value-type="string" calcext:value-type="string">
            <text:p>Newkirk Av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Subway</text:p>
          </table:table-cell>
          <table:table-cell office:value-type="float" office:value="40.639967" calcext:value-type="float">
            <text:p>40.639967</text:p>
          </table:table-cell>
          <table:table-cell office:value-type="float" office:value="-73.948411" calcext:value-type="float">
            <text:p>-73.948411</text:p>
          </table:table-cell>
        </table:table-row>
        <table:table-row table:style-name="ro1">
          <table:table-cell table:number-columns-repeated="2" office:value-type="float" office:value="359" calcext:value-type="float">
            <text:p>359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Nostrand</text:p>
          </table:table-cell>
          <table:table-cell office:value-type="string" calcext:value-type="string">
            <text:p>Flatbush Av - Brooklyn College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Subway</text:p>
          </table:table-cell>
          <table:table-cell office:value-type="float" office:value="40.632836" calcext:value-type="float">
            <text:p>40.632836</text:p>
          </table:table-cell>
          <table:table-cell office:value-type="float" office:value="-73.947642" calcext:value-type="float">
            <text:p>-73.947642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Pelham Bay Park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52462" calcext:value-type="float">
            <text:p>40.852462</text:p>
          </table:table-cell>
          <table:table-cell office:value-type="float" office:value="-73.828121" calcext:value-type="float">
            <text:p>-73.828121</text:p>
          </table:table-cell>
        </table:table-row>
        <table:table-row table:style-name="ro1">
          <table:table-cell table:number-columns-repeated="2" office:value-type="float" office:value="361" calcext:value-type="float">
            <text:p>361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Buhre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4681" calcext:value-type="float">
            <text:p>40.84681</text:p>
          </table:table-cell>
          <table:table-cell office:value-type="float" office:value="-73.832569" calcext:value-type="float">
            <text:p>-73.832569</text:p>
          </table:table-cell>
        </table:table-row>
        <table:table-row table:style-name="ro1">
          <table:table-cell table:number-columns-repeated="2" office:value-type="float" office:value="362" calcext:value-type="float">
            <text:p>362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Middletown Rd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43863" calcext:value-type="float">
            <text:p>40.843863</text:p>
          </table:table-cell>
          <table:table-cell office:value-type="float" office:value="-73.836322" calcext:value-type="float">
            <text:p>-73.836322</text:p>
          </table:table-cell>
        </table:table-row>
        <table:table-row table:style-name="ro1">
          <table:table-cell table:number-columns-repeated="2" office:value-type="float" office:value="363" calcext:value-type="float">
            <text:p>363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Westchester Sq - E Tremont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39892" calcext:value-type="float">
            <text:p>40.839892</text:p>
          </table:table-cell>
          <table:table-cell office:value-type="float" office:value="-73.842952" calcext:value-type="float">
            <text:p>-73.842952</text:p>
          </table:table-cell>
        </table:table-row>
        <table:table-row table:style-name="ro1">
          <table:table-cell table:number-columns-repeated="2" office:value-type="float" office:value="364" calcext:value-type="float">
            <text:p>364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Zerega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36488" calcext:value-type="float">
            <text:p>40.836488</text:p>
          </table:table-cell>
          <table:table-cell office:value-type="float" office:value="-73.847036" calcext:value-type="float">
            <text:p>-73.847036</text:p>
          </table:table-cell>
        </table:table-row>
        <table:table-row table:style-name="ro1">
          <table:table-cell table:number-columns-repeated="2" office:value-type="float" office:value="365" calcext:value-type="float">
            <text:p>365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Castle Hill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34255" calcext:value-type="float">
            <text:p>40.834255</text:p>
          </table:table-cell>
          <table:table-cell office:value-type="float" office:value="-73.851222" calcext:value-type="float">
            <text:p>-73.851222</text:p>
          </table:table-cell>
        </table:table-row>
        <table:table-row table:style-name="ro1">
          <table:table-cell table:number-columns-repeated="2" office:value-type="float" office:value="366" calcext:value-type="float">
            <text:p>366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Parkchester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33226" calcext:value-type="float">
            <text:p>40.833226</text:p>
          </table:table-cell>
          <table:table-cell office:value-type="float" office:value="-73.860816" calcext:value-type="float">
            <text:p>-73.860816</text:p>
          </table:table-cell>
        </table:table-row>
        <table:table-row table:style-name="ro1">
          <table:table-cell table:number-columns-repeated="2" office:value-type="float" office:value="367" calcext:value-type="float">
            <text:p>367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St Lawrence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31509" calcext:value-type="float">
            <text:p>40.831509</text:p>
          </table:table-cell>
          <table:table-cell office:value-type="float" office:value="-73.867618" calcext:value-type="float">
            <text:p>-73.867618</text:p>
          </table:table-cell>
        </table:table-row>
        <table:table-row table:style-name="ro1">
          <table:table-cell table:number-columns-repeated="2" office:value-type="float" office:value="368" calcext:value-type="float">
            <text:p>36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Morrison Av- Sound View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29521" calcext:value-type="float">
            <text:p>40.829521</text:p>
          </table:table-cell>
          <table:table-cell office:value-type="float" office:value="-73.874516" calcext:value-type="float">
            <text:p>-73.874516</text:p>
          </table:table-cell>
        </table:table-row>
        <table:table-row table:style-name="ro1">
          <table:table-cell table:number-columns-repeated="2" office:value-type="float" office:value="369" calcext:value-type="float">
            <text:p>36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Elder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28584" calcext:value-type="float">
            <text:p>40.828584</text:p>
          </table:table-cell>
          <table:table-cell office:value-type="float" office:value="-73.879159" calcext:value-type="float">
            <text:p>-73.879159</text:p>
          </table:table-cell>
        </table:table-row>
        <table:table-row table:style-name="ro1">
          <table:table-cell table:number-columns-repeated="2" office:value-type="float" office:value="370" calcext:value-type="float">
            <text:p>370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Whitlock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vated</text:p>
          </table:table-cell>
          <table:table-cell office:value-type="float" office:value="40.826525" calcext:value-type="float">
            <text:p>40.826525</text:p>
          </table:table-cell>
          <table:table-cell office:value-type="float" office:value="-73.886283" calcext:value-type="float">
            <text:p>-73.886283</text:p>
          </table:table-cell>
        </table:table-row>
        <table:table-row table:style-name="ro1">
          <table:table-cell table:number-columns-repeated="2" office:value-type="float" office:value="371" calcext:value-type="float">
            <text:p>371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Hunts Point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820948" calcext:value-type="float">
            <text:p>40.820948</text:p>
          </table:table-cell>
          <table:table-cell office:value-type="float" office:value="-73.890549" calcext:value-type="float">
            <text:p>-73.890549</text:p>
          </table:table-cell>
        </table:table-row>
        <table:table-row table:style-name="ro1">
          <table:table-cell table:number-columns-repeated="2" office:value-type="float" office:value="372" calcext:value-type="float">
            <text:p>372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Longwood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816104" calcext:value-type="float">
            <text:p>40.816104</text:p>
          </table:table-cell>
          <table:table-cell office:value-type="float" office:value="-73.896435" calcext:value-type="float">
            <text:p>-73.896435</text:p>
          </table:table-cell>
        </table:table-row>
        <table:table-row table:style-name="ro1">
          <table:table-cell table:number-columns-repeated="2" office:value-type="float" office:value="373" calcext:value-type="float">
            <text:p>373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E 149 St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812118" calcext:value-type="float">
            <text:p>40.812118</text:p>
          </table:table-cell>
          <table:table-cell office:value-type="float" office:value="-73.904098" calcext:value-type="float">
            <text:p>-73.904098</text:p>
          </table:table-cell>
        </table:table-row>
        <table:table-row table:style-name="ro1">
          <table:table-cell table:number-columns-repeated="2" office:value-type="float" office:value="374" calcext:value-type="float">
            <text:p>374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E 143 St - St Mary's St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808719" calcext:value-type="float">
            <text:p>40.808719</text:p>
          </table:table-cell>
          <table:table-cell office:value-type="float" office:value="-73.907657" calcext:value-type="float">
            <text:p>-73.907657</text:p>
          </table:table-cell>
        </table:table-row>
        <table:table-row table:style-name="ro1">
          <table:table-cell table:number-columns-repeated="2" office:value-type="float" office:value="375" calcext:value-type="float">
            <text:p>375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Cypress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805368" calcext:value-type="float">
            <text:p>40.805368</text:p>
          </table:table-cell>
          <table:table-cell office:value-type="float" office:value="-73.914042" calcext:value-type="float">
            <text:p>-73.914042</text:p>
          </table:table-cell>
        </table:table-row>
        <table:table-row table:style-name="ro1">
          <table:table-cell table:number-columns-repeated="2" office:value-type="float" office:value="376" calcext:value-type="float">
            <text:p>376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Brook Av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807566" calcext:value-type="float">
            <text:p>40.807566</text:p>
          </table:table-cell>
          <table:table-cell office:value-type="float" office:value="-73.91924" calcext:value-type="float">
            <text:p>-73.91924</text:p>
          </table:table-cell>
        </table:table-row>
        <table:table-row table:style-name="ro1">
          <table:table-cell table:number-columns-repeated="2" office:value-type="float" office:value="377" calcext:value-type="float">
            <text:p>377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3 Av - 138 St</text:p>
          </table:table-cell>
          <table:table-cell office:value-type="string" calcext:value-type="string">
            <text:p>B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810476" calcext:value-type="float">
            <text:p>40.810476</text:p>
          </table:table-cell>
          <table:table-cell office:value-type="float" office:value="-73.926138" calcext:value-type="float">
            <text:p>-73.926138</text:p>
          </table:table-cell>
        </table:table-row>
        <table:table-row table:style-name="ro1">
          <table:table-cell table:number-columns-repeated="2" office:value-type="float" office:value="378" calcext:value-type="float">
            <text:p>378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Woodlawn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86037" calcext:value-type="float">
            <text:p>40.886037</text:p>
          </table:table-cell>
          <table:table-cell office:value-type="float" office:value="-73.878751" calcext:value-type="float">
            <text:p>-73.878751</text:p>
          </table:table-cell>
        </table:table-row>
        <table:table-row table:style-name="ro1">
          <table:table-cell table:number-columns-repeated="2" office:value-type="float" office:value="379" calcext:value-type="float">
            <text:p>379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Mosholu Pkwy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7975" calcext:value-type="float">
            <text:p>40.87975</text:p>
          </table:table-cell>
          <table:table-cell office:value-type="float" office:value="-73.884655" calcext:value-type="float">
            <text:p>-73.884655</text:p>
          </table:table-cell>
        </table:table-row>
        <table:table-row table:style-name="ro1">
          <table:table-cell table:number-columns-repeated="2" office:value-type="float" office:value="380" calcext:value-type="float">
            <text:p>38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Bedford Park Blvd - Lehman College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73412" calcext:value-type="float">
            <text:p>40.873412</text:p>
          </table:table-cell>
          <table:table-cell office:value-type="float" office:value="-73.890064" calcext:value-type="float">
            <text:p>-73.890064</text:p>
          </table:table-cell>
        </table:table-row>
        <table:table-row table:style-name="ro1">
          <table:table-cell table:number-columns-repeated="2" office:value-type="float" office:value="381" calcext:value-type="float">
            <text:p>38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Kingsbridge Rd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6776" calcext:value-type="float">
            <text:p>40.86776</text:p>
          </table:table-cell>
          <table:table-cell office:value-type="float" office:value="-73.897174" calcext:value-type="float">
            <text:p>-73.897174</text:p>
          </table:table-cell>
        </table:table-row>
        <table:table-row table:style-name="ro1">
          <table:table-cell table:number-columns-repeated="2" office:value-type="float" office:value="382" calcext:value-type="float">
            <text:p>382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Fordham Rd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62803" calcext:value-type="float">
            <text:p>40.862803</text:p>
          </table:table-cell>
          <table:table-cell office:value-type="float" office:value="-73.901034" calcext:value-type="float">
            <text:p>-73.901034</text:p>
          </table:table-cell>
        </table:table-row>
        <table:table-row table:style-name="ro1">
          <table:table-cell table:number-columns-repeated="2" office:value-type="float" office:value="383" calcext:value-type="float">
            <text:p>383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183 St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58407" calcext:value-type="float">
            <text:p>40.858407</text:p>
          </table:table-cell>
          <table:table-cell office:value-type="float" office:value="-73.903879" calcext:value-type="float">
            <text:p>-73.903879</text:p>
          </table:table-cell>
        </table:table-row>
        <table:table-row table:style-name="ro1">
          <table:table-cell table:number-columns-repeated="2" office:value-type="float" office:value="384" calcext:value-type="float">
            <text:p>384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Burnside Av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53453" calcext:value-type="float">
            <text:p>40.853453</text:p>
          </table:table-cell>
          <table:table-cell office:value-type="float" office:value="-73.907684" calcext:value-type="float">
            <text:p>-73.907684</text:p>
          </table:table-cell>
        </table:table-row>
        <table:table-row table:style-name="ro1">
          <table:table-cell table:number-columns-repeated="2" office:value-type="float" office:value="385" calcext:value-type="float">
            <text:p>385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176 St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4848" calcext:value-type="float">
            <text:p>40.84848</text:p>
          </table:table-cell>
          <table:table-cell office:value-type="float" office:value="-73.911794" calcext:value-type="float">
            <text:p>-73.911794</text:p>
          </table:table-cell>
        </table:table-row>
        <table:table-row table:style-name="ro1">
          <table:table-cell table:number-columns-repeated="2" office:value-type="float" office:value="386" calcext:value-type="float">
            <text:p>386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Mt Eden Av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44434" calcext:value-type="float">
            <text:p>40.844434</text:p>
          </table:table-cell>
          <table:table-cell office:value-type="float" office:value="-73.914685" calcext:value-type="float">
            <text:p>-73.914685</text:p>
          </table:table-cell>
        </table:table-row>
        <table:table-row table:style-name="ro1">
          <table:table-cell table:number-columns-repeated="2" office:value-type="float" office:value="387" calcext:value-type="float">
            <text:p>387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170 St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40075" calcext:value-type="float">
            <text:p>40.840075</text:p>
          </table:table-cell>
          <table:table-cell office:value-type="float" office:value="-73.917791" calcext:value-type="float">
            <text:p>-73.917791</text:p>
          </table:table-cell>
        </table:table-row>
        <table:table-row table:style-name="ro1">
          <table:table-cell table:number-columns-repeated="2" office:value-type="float" office:value="388" calcext:value-type="float">
            <text:p>388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167 St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35537" calcext:value-type="float">
            <text:p>40.835537</text:p>
          </table:table-cell>
          <table:table-cell office:value-type="float" office:value="-73.9214" calcext:value-type="float">
            <text:p>-73.921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04" calcext:value-type="float">
            <text:p>604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161 St - Yankee Stadium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vated</text:p>
          </table:table-cell>
          <table:table-cell office:value-type="float" office:value="40.827994" calcext:value-type="float">
            <text:p>40.827994</text:p>
          </table:table-cell>
          <table:table-cell office:value-type="float" office:value="-73.925831" calcext:value-type="float">
            <text:p>-73.92583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03" calcext:value-type="float">
            <text:p>603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149 St - Grand Concourse</text:p>
          </table:table-cell>
          <table:table-cell office:value-type="string" calcext:value-type="string">
            <text:p>B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way</text:p>
          </table:table-cell>
          <table:table-cell office:value-type="float" office:value="40.818375" calcext:value-type="float">
            <text:p>40.818375</text:p>
          </table:table-cell>
          <table:table-cell office:value-type="float" office:value="-73.927351" calcext:value-type="float">
            <text:p>-73.927351</text:p>
          </table:table-cell>
        </table:table-row>
        <table:table-row table:style-name="ro1">
          <table:table-cell table:number-columns-repeated="2" office:value-type="float" office:value="391" calcext:value-type="float">
            <text:p>39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Jerome Av</text:p>
          </table:table-cell>
          <table:table-cell office:value-type="string" calcext:value-type="string">
            <text:p>138 St - Grand Concourse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4 5</text:p>
          </table:table-cell>
          <table:table-cell office:value-type="string" calcext:value-type="string">
            <text:p>Subway</text:p>
          </table:table-cell>
          <table:table-cell office:value-type="float" office:value="40.813224" calcext:value-type="float">
            <text:p>40.813224</text:p>
          </table:table-cell>
          <table:table-cell office:value-type="float" office:value="-73.929849" calcext:value-type="float">
            <text:p>-73.929849</text:p>
          </table:table-cell>
        </table:table-row>
        <table:table-row table:style-name="ro1">
          <table:table-cell table:number-columns-repeated="2" office:value-type="float" office:value="392" calcext:value-type="float">
            <text:p>392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125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 5 6</text:p>
          </table:table-cell>
          <table:table-cell office:value-type="string" calcext:value-type="string">
            <text:p>Subway</text:p>
          </table:table-cell>
          <table:table-cell office:value-type="float" office:value="40.804138" calcext:value-type="float">
            <text:p>40.804138</text:p>
          </table:table-cell>
          <table:table-cell office:value-type="float" office:value="-73.937594" calcext:value-type="float">
            <text:p>-73.937594</text:p>
          </table:table-cell>
        </table:table-row>
        <table:table-row table:style-name="ro1">
          <table:table-cell table:number-columns-repeated="2" office:value-type="float" office:value="393" calcext:value-type="float">
            <text:p>393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116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98629" calcext:value-type="float">
            <text:p>40.798629</text:p>
          </table:table-cell>
          <table:table-cell office:value-type="float" office:value="-73.941617" calcext:value-type="float">
            <text:p>-73.941617</text:p>
          </table:table-cell>
        </table:table-row>
        <table:table-row table:style-name="ro1">
          <table:table-cell table:number-columns-repeated="2" office:value-type="float" office:value="394" calcext:value-type="float">
            <text:p>394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110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9502" calcext:value-type="float">
            <text:p>40.79502</text:p>
          </table:table-cell>
          <table:table-cell office:value-type="float" office:value="-73.94425" calcext:value-type="float">
            <text:p>-73.94425</text:p>
          </table:table-cell>
        </table:table-row>
        <table:table-row table:style-name="ro1">
          <table:table-cell table:number-columns-repeated="2" office:value-type="float" office:value="395" calcext:value-type="float">
            <text:p>395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103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906" calcext:value-type="float">
            <text:p>40.7906</text:p>
          </table:table-cell>
          <table:table-cell office:value-type="float" office:value="-73.947478" calcext:value-type="float">
            <text:p>-73.947478</text:p>
          </table:table-cell>
        </table:table-row>
        <table:table-row table:style-name="ro1">
          <table:table-cell table:number-columns-repeated="2" office:value-type="float" office:value="396" calcext:value-type="float">
            <text:p>396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96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85672" calcext:value-type="float">
            <text:p>40.785672</text:p>
          </table:table-cell>
          <table:table-cell office:value-type="float" office:value="-73.95107" calcext:value-type="float">
            <text:p>-73.95107</text:p>
          </table:table-cell>
        </table:table-row>
        <table:table-row table:style-name="ro1">
          <table:table-cell table:number-columns-repeated="2" office:value-type="float" office:value="397" calcext:value-type="float">
            <text:p>397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86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 5 6</text:p>
          </table:table-cell>
          <table:table-cell office:value-type="string" calcext:value-type="string">
            <text:p>Subway</text:p>
          </table:table-cell>
          <table:table-cell office:value-type="float" office:value="40.779492" calcext:value-type="float">
            <text:p>40.779492</text:p>
          </table:table-cell>
          <table:table-cell office:value-type="float" office:value="-73.955589" calcext:value-type="float">
            <text:p>-73.955589</text:p>
          </table:table-cell>
        </table:table-row>
        <table:table-row table:style-name="ro1">
          <table:table-cell table:number-columns-repeated="2" office:value-type="float" office:value="398" calcext:value-type="float">
            <text:p>398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77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7362" calcext:value-type="float">
            <text:p>40.77362</text:p>
          </table:table-cell>
          <table:table-cell office:value-type="float" office:value="-73.959874" calcext:value-type="float">
            <text:p>-73.959874</text:p>
          </table:table-cell>
        </table:table-row>
        <table:table-row table:style-name="ro1">
          <table:table-cell table:number-columns-repeated="2" office:value-type="float" office:value="399" calcext:value-type="float">
            <text:p>399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68 St - Hunter Colleg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68141" calcext:value-type="float">
            <text:p>40.768141</text:p>
          </table:table-cell>
          <table:table-cell office:value-type="float" office:value="-73.96387" calcext:value-type="float">
            <text:p>-73.9638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13" calcext:value-type="float">
            <text:p>613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59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 5 6</text:p>
          </table:table-cell>
          <table:table-cell office:value-type="string" calcext:value-type="string">
            <text:p>Subway</text:p>
          </table:table-cell>
          <table:table-cell office:value-type="float" office:value="40.762526" calcext:value-type="float">
            <text:p>40.762526</text:p>
          </table:table-cell>
          <table:table-cell office:value-type="float" office:value="-73.967967" calcext:value-type="float">
            <text:p>-73.96796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12" calcext:value-type="float">
            <text:p>612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51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57107" calcext:value-type="float">
            <text:p>40.757107</text:p>
          </table:table-cell>
          <table:table-cell office:value-type="float" office:value="-73.97192" calcext:value-type="float">
            <text:p>-73.9719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10" calcext:value-type="float">
            <text:p>610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Grand Central - 42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 5 6</text:p>
          </table:table-cell>
          <table:table-cell office:value-type="string" calcext:value-type="string">
            <text:p>Subway</text:p>
          </table:table-cell>
          <table:table-cell office:value-type="float" office:value="40.751776" calcext:value-type="float">
            <text:p>40.751776</text:p>
          </table:table-cell>
          <table:table-cell office:value-type="float" office:value="-73.976848" calcext:value-type="float">
            <text:p>-73.976848</text:p>
          </table:table-cell>
        </table:table-row>
        <table:table-row table:style-name="ro1">
          <table:table-cell table:number-columns-repeated="2" office:value-type="float" office:value="403" calcext:value-type="float">
            <text:p>403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33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46081" calcext:value-type="float">
            <text:p>40.746081</text:p>
          </table:table-cell>
          <table:table-cell office:value-type="float" office:value="-73.982076" calcext:value-type="float">
            <text:p>-73.982076</text:p>
          </table:table-cell>
        </table:table-row>
        <table:table-row table:style-name="ro1">
          <table:table-cell table:number-columns-repeated="2" office:value-type="float" office:value="404" calcext:value-type="float">
            <text:p>404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28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4307" calcext:value-type="float">
            <text:p>40.74307</text:p>
          </table:table-cell>
          <table:table-cell office:value-type="float" office:value="-73.984264" calcext:value-type="float">
            <text:p>-73.984264</text:p>
          </table:table-cell>
        </table:table-row>
        <table:table-row table:style-name="ro1">
          <table:table-cell table:number-columns-repeated="2" office:value-type="float" office:value="405" calcext:value-type="float">
            <text:p>405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23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39864" calcext:value-type="float">
            <text:p>40.739864</text:p>
          </table:table-cell>
          <table:table-cell office:value-type="float" office:value="-73.986599" calcext:value-type="float">
            <text:p>-73.98659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02" calcext:value-type="float">
            <text:p>602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14 St - Union S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 5 6</text:p>
          </table:table-cell>
          <table:table-cell office:value-type="string" calcext:value-type="string">
            <text:p>Subway</text:p>
          </table:table-cell>
          <table:table-cell office:value-type="float" office:value="40.734673" calcext:value-type="float">
            <text:p>40.734673</text:p>
          </table:table-cell>
          <table:table-cell office:value-type="float" office:value="-73.989951" calcext:value-type="float">
            <text:p>-73.989951</text:p>
          </table:table-cell>
        </table:table-row>
        <table:table-row table:style-name="ro1">
          <table:table-cell table:number-columns-repeated="2" office:value-type="float" office:value="407" calcext:value-type="float">
            <text:p>407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Astor Pl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30054" calcext:value-type="float">
            <text:p>40.730054</text:p>
          </table:table-cell>
          <table:table-cell office:value-type="float" office:value="-73.99107" calcext:value-type="float">
            <text:p>-73.9910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19" calcext:value-type="float">
            <text:p>619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Bleecker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25915" calcext:value-type="float">
            <text:p>40.725915</text:p>
          </table:table-cell>
          <table:table-cell office:value-type="float" office:value="-73.994659" calcext:value-type="float">
            <text:p>-73.994659</text:p>
          </table:table-cell>
        </table:table-row>
        <table:table-row table:style-name="ro1">
          <table:table-cell table:number-columns-repeated="2" office:value-type="float" office:value="409" calcext:value-type="float">
            <text:p>409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Spring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22301" calcext:value-type="float">
            <text:p>40.722301</text:p>
          </table:table-cell>
          <table:table-cell office:value-type="float" office:value="-73.997141" calcext:value-type="float">
            <text:p>-73.99714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23" calcext:value-type="float">
            <text:p>623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Canal S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way</text:p>
          </table:table-cell>
          <table:table-cell office:value-type="float" office:value="40.718803" calcext:value-type="float">
            <text:p>40.718803</text:p>
          </table:table-cell>
          <table:table-cell office:value-type="float" office:value="-74.000193" calcext:value-type="float">
            <text:p>-74.00019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22" calcext:value-type="float">
            <text:p>622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Brooklyn Bridge - City Hal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 5 6</text:p>
          </table:table-cell>
          <table:table-cell office:value-type="string" calcext:value-type="string">
            <text:p>Subway</text:p>
          </table:table-cell>
          <table:table-cell office:value-type="float" office:value="40.713065" calcext:value-type="float">
            <text:p>40.713065</text:p>
          </table:table-cell>
          <table:table-cell office:value-type="float" office:value="-74.004131" calcext:value-type="float">
            <text:p>-74.00413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28" calcext:value-type="float">
            <text:p>62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Fulton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 5</text:p>
          </table:table-cell>
          <table:table-cell office:value-type="string" calcext:value-type="string">
            <text:p>Subway</text:p>
          </table:table-cell>
          <table:table-cell office:value-type="float" office:value="40.710368" calcext:value-type="float">
            <text:p>40.710368</text:p>
          </table:table-cell>
          <table:table-cell office:value-type="float" office:value="-74.009509" calcext:value-type="float">
            <text:p>-74.009509</text:p>
          </table:table-cell>
        </table:table-row>
        <table:table-row table:style-name="ro1">
          <table:table-cell table:number-columns-repeated="2" office:value-type="float" office:value="413" calcext:value-type="float">
            <text:p>413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Wall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 5</text:p>
          </table:table-cell>
          <table:table-cell office:value-type="string" calcext:value-type="string">
            <text:p>Subway</text:p>
          </table:table-cell>
          <table:table-cell office:value-type="float" office:value="40.707557" calcext:value-type="float">
            <text:p>40.707557</text:p>
          </table:table-cell>
          <table:table-cell office:value-type="float" office:value="-74.011862" calcext:value-type="float">
            <text:p>-74.011862</text:p>
          </table:table-cell>
        </table:table-row>
        <table:table-row table:style-name="ro1">
          <table:table-cell table:number-columns-repeated="2" office:value-type="float" office:value="414" calcext:value-type="float">
            <text:p>41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Av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 5</text:p>
          </table:table-cell>
          <table:table-cell office:value-type="string" calcext:value-type="string">
            <text:p>Subway</text:p>
          </table:table-cell>
          <table:table-cell office:value-type="float" office:value="40.704817" calcext:value-type="float">
            <text:p>40.704817</text:p>
          </table:table-cell>
          <table:table-cell office:value-type="float" office:value="-74.014065" calcext:value-type="float">
            <text:p>-74.01406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20" calcext:value-type="float">
            <text:p>620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Eastern Pky</text:p>
          </table:table-cell>
          <table:table-cell office:value-type="string" calcext:value-type="string">
            <text:p>Borough Hall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4 5</text:p>
          </table:table-cell>
          <table:table-cell office:value-type="string" calcext:value-type="string">
            <text:p>Subway</text:p>
          </table:table-cell>
          <table:table-cell office:value-type="float" office:value="40.692404" calcext:value-type="float">
            <text:p>40.692404</text:p>
          </table:table-cell>
          <table:table-cell office:value-type="float" office:value="-73.990151" calcext:value-type="float">
            <text:p>-73.990151</text:p>
          </table:table-cell>
        </table:table-row>
        <table:table-row table:style-name="ro1">
          <table:table-cell table:number-columns-repeated="2" office:value-type="float" office:value="416" calcext:value-type="float">
            <text:p>41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Wakefield - 241 St</text:p>
          </table:table-cell>
          <table:table-cell office:value-type="string" calcext:value-type="string">
            <text:p>B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vated</text:p>
          </table:table-cell>
          <table:table-cell office:value-type="float" office:value="40.903125" calcext:value-type="float">
            <text:p>40.903125</text:p>
          </table:table-cell>
          <table:table-cell office:value-type="float" office:value="-73.85062" calcext:value-type="float">
            <text:p>-73.85062</text:p>
          </table:table-cell>
        </table:table-row>
        <table:table-row table:style-name="ro1">
          <table:table-cell table:number-columns-repeated="2" office:value-type="float" office:value="417" calcext:value-type="float">
            <text:p>41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Nereid Av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98379" calcext:value-type="float">
            <text:p>40.898379</text:p>
          </table:table-cell>
          <table:table-cell office:value-type="float" office:value="-73.854376" calcext:value-type="float">
            <text:p>-73.854376</text:p>
          </table:table-cell>
        </table:table-row>
        <table:table-row table:style-name="ro1">
          <table:table-cell table:number-columns-repeated="2" office:value-type="float" office:value="418" calcext:value-type="float">
            <text:p>418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233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93193" calcext:value-type="float">
            <text:p>40.893193</text:p>
          </table:table-cell>
          <table:table-cell office:value-type="float" office:value="-73.857473" calcext:value-type="float">
            <text:p>-73.857473</text:p>
          </table:table-cell>
        </table:table-row>
        <table:table-row table:style-name="ro1">
          <table:table-cell table:number-columns-repeated="2" office:value-type="float" office:value="419" calcext:value-type="float">
            <text:p>419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225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88022" calcext:value-type="float">
            <text:p>40.888022</text:p>
          </table:table-cell>
          <table:table-cell office:value-type="float" office:value="-73.860341" calcext:value-type="float">
            <text:p>-73.860341</text:p>
          </table:table-cell>
        </table:table-row>
        <table:table-row table:style-name="ro1">
          <table:table-cell table:number-columns-repeated="2" office:value-type="float" office:value="420" calcext:value-type="float">
            <text:p>42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219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83895" calcext:value-type="float">
            <text:p>40.883895</text:p>
          </table:table-cell>
          <table:table-cell office:value-type="float" office:value="-73.862633" calcext:value-type="float">
            <text:p>-73.862633</text:p>
          </table:table-cell>
        </table:table-row>
        <table:table-row table:style-name="ro1">
          <table:table-cell table:number-columns-repeated="2" office:value-type="float" office:value="421" calcext:value-type="float">
            <text:p>42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Gun Hill Rd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7785" calcext:value-type="float">
            <text:p>40.87785</text:p>
          </table:table-cell>
          <table:table-cell office:value-type="float" office:value="-73.866256" calcext:value-type="float">
            <text:p>-73.866256</text:p>
          </table:table-cell>
        </table:table-row>
        <table:table-row table:style-name="ro1">
          <table:table-cell table:number-columns-repeated="2" office:value-type="float" office:value="422" calcext:value-type="float">
            <text:p>42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Burke Av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71356" calcext:value-type="float">
            <text:p>40.871356</text:p>
          </table:table-cell>
          <table:table-cell office:value-type="float" office:value="-73.867164" calcext:value-type="float">
            <text:p>-73.867164</text:p>
          </table:table-cell>
        </table:table-row>
        <table:table-row table:style-name="ro1">
          <table:table-cell table:number-columns-repeated="2" office:value-type="float" office:value="423" calcext:value-type="float">
            <text:p>423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Allerton Av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65462" calcext:value-type="float">
            <text:p>40.865462</text:p>
          </table:table-cell>
          <table:table-cell office:value-type="float" office:value="-73.867352" calcext:value-type="float">
            <text:p>-73.867352</text:p>
          </table:table-cell>
        </table:table-row>
        <table:table-row table:style-name="ro1">
          <table:table-cell table:number-columns-repeated="2" office:value-type="float" office:value="424" calcext:value-type="float">
            <text:p>42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Pelham Pkwy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57192" calcext:value-type="float">
            <text:p>40.857192</text:p>
          </table:table-cell>
          <table:table-cell office:value-type="float" office:value="-73.867615" calcext:value-type="float">
            <text:p>-73.867615</text:p>
          </table:table-cell>
        </table:table-row>
        <table:table-row table:style-name="ro1">
          <table:table-cell table:number-columns-repeated="2" office:value-type="float" office:value="425" calcext:value-type="float">
            <text:p>425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Bronx Park Ea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48828" calcext:value-type="float">
            <text:p>40.848828</text:p>
          </table:table-cell>
          <table:table-cell office:value-type="float" office:value="-73.868457" calcext:value-type="float">
            <text:p>-73.868457</text:p>
          </table:table-cell>
        </table:table-row>
        <table:table-row table:style-name="ro1">
          <table:table-cell table:number-columns-repeated="2" office:value-type="float" office:value="426" calcext:value-type="float">
            <text:p>426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E 180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41894" calcext:value-type="float">
            <text:p>40.841894</text:p>
          </table:table-cell>
          <table:table-cell office:value-type="float" office:value="-73.873488" calcext:value-type="float">
            <text:p>-73.873488</text:p>
          </table:table-cell>
        </table:table-row>
        <table:table-row table:style-name="ro1">
          <table:table-cell table:number-columns-repeated="2" office:value-type="float" office:value="427" calcext:value-type="float">
            <text:p>42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West Farms Sq - E Tremont Av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40295" calcext:value-type="float">
            <text:p>40.840295</text:p>
          </table:table-cell>
          <table:table-cell office:value-type="float" office:value="-73.880049" calcext:value-type="float">
            <text:p>-73.880049</text:p>
          </table:table-cell>
        </table:table-row>
        <table:table-row table:style-name="ro1">
          <table:table-cell table:number-columns-repeated="2" office:value-type="float" office:value="428" calcext:value-type="float">
            <text:p>428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174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37288" calcext:value-type="float">
            <text:p>40.837288</text:p>
          </table:table-cell>
          <table:table-cell office:value-type="float" office:value="-73.887734" calcext:value-type="float">
            <text:p>-73.887734</text:p>
          </table:table-cell>
        </table:table-row>
        <table:table-row table:style-name="ro1">
          <table:table-cell table:number-columns-repeated="2" office:value-type="float" office:value="429" calcext:value-type="float">
            <text:p>42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Freeman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29993" calcext:value-type="float">
            <text:p>40.829993</text:p>
          </table:table-cell>
          <table:table-cell office:value-type="float" office:value="-73.891865" calcext:value-type="float">
            <text:p>-73.891865</text:p>
          </table:table-cell>
        </table:table-row>
        <table:table-row table:style-name="ro1">
          <table:table-cell table:number-columns-repeated="2" office:value-type="float" office:value="430" calcext:value-type="float">
            <text:p>43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Simpson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24073" calcext:value-type="float">
            <text:p>40.824073</text:p>
          </table:table-cell>
          <table:table-cell office:value-type="float" office:value="-73.893064" calcext:value-type="float">
            <text:p>-73.893064</text:p>
          </table:table-cell>
        </table:table-row>
        <table:table-row table:style-name="ro1">
          <table:table-cell table:number-columns-repeated="2" office:value-type="float" office:value="431" calcext:value-type="float">
            <text:p>43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Intervale Av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22181" calcext:value-type="float">
            <text:p>40.822181</text:p>
          </table:table-cell>
          <table:table-cell office:value-type="float" office:value="-73.896736" calcext:value-type="float">
            <text:p>-73.896736</text:p>
          </table:table-cell>
        </table:table-row>
        <table:table-row table:style-name="ro1">
          <table:table-cell table:number-columns-repeated="2" office:value-type="float" office:value="432" calcext:value-type="float">
            <text:p>43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Prospect Av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19585" calcext:value-type="float">
            <text:p>40.819585</text:p>
          </table:table-cell>
          <table:table-cell office:value-type="float" office:value="-73.90177" calcext:value-type="float">
            <text:p>-73.90177</text:p>
          </table:table-cell>
        </table:table-row>
        <table:table-row table:style-name="ro1">
          <table:table-cell table:number-columns-repeated="2" office:value-type="float" office:value="433" calcext:value-type="float">
            <text:p>43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Jackson Av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Elevated</text:p>
          </table:table-cell>
          <table:table-cell office:value-type="float" office:value="40.81649" calcext:value-type="float">
            <text:p>40.81649</text:p>
          </table:table-cell>
          <table:table-cell office:value-type="float" office:value="-73.907807" calcext:value-type="float">
            <text:p>-73.907807</text:p>
          </table:table-cell>
        </table:table-row>
        <table:table-row table:style-name="ro1">
          <table:table-cell table:number-columns-repeated="2" office:value-type="float" office:value="434" calcext:value-type="float">
            <text:p>43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3 Av - 149 St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Subway</text:p>
          </table:table-cell>
          <table:table-cell office:value-type="float" office:value="40.816109" calcext:value-type="float">
            <text:p>40.816109</text:p>
          </table:table-cell>
          <table:table-cell office:value-type="float" office:value="-73.917757" calcext:value-type="float">
            <text:p>-73.91775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03" calcext:value-type="float">
            <text:p>603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149 St - Grand Concourse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2 5</text:p>
          </table:table-cell>
          <table:table-cell office:value-type="string" calcext:value-type="string">
            <text:p>Subway</text:p>
          </table:table-cell>
          <table:table-cell office:value-type="float" office:value="40.81841" calcext:value-type="float">
            <text:p>40.81841</text:p>
          </table:table-cell>
          <table:table-cell office:value-type="float" office:value="-73.926718" calcext:value-type="float">
            <text:p>-73.926718</text:p>
          </table:table-cell>
        </table:table-row>
        <table:table-row table:style-name="ro1">
          <table:table-cell table:number-columns-repeated="2" office:value-type="float" office:value="436" calcext:value-type="float">
            <text:p>43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Harlem - 148 St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way</text:p>
          </table:table-cell>
          <table:table-cell office:value-type="float" office:value="40.82388" calcext:value-type="float">
            <text:p>40.82388</text:p>
          </table:table-cell>
          <table:table-cell office:value-type="float" office:value="-73.93647" calcext:value-type="float">
            <text:p>-73.93647</text:p>
          </table:table-cell>
        </table:table-row>
        <table:table-row table:style-name="ro1">
          <table:table-cell table:number-columns-repeated="2" office:value-type="float" office:value="437" calcext:value-type="float">
            <text:p>43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145 St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way</text:p>
          </table:table-cell>
          <table:table-cell office:value-type="float" office:value="40.820421" calcext:value-type="float">
            <text:p>40.820421</text:p>
          </table:table-cell>
          <table:table-cell office:value-type="float" office:value="-73.936245" calcext:value-type="float">
            <text:p>-73.936245</text:p>
          </table:table-cell>
        </table:table-row>
        <table:table-row table:style-name="ro1">
          <table:table-cell table:number-columns-repeated="2" office:value-type="float" office:value="438" calcext:value-type="float">
            <text:p>43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135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814229" calcext:value-type="float">
            <text:p>40.814229</text:p>
          </table:table-cell>
          <table:table-cell office:value-type="float" office:value="-73.94077" calcext:value-type="float">
            <text:p>-73.94077</text:p>
          </table:table-cell>
        </table:table-row>
        <table:table-row table:style-name="ro1">
          <table:table-cell table:number-columns-repeated="2" office:value-type="float" office:value="439" calcext:value-type="float">
            <text:p>43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125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807754" calcext:value-type="float">
            <text:p>40.807754</text:p>
          </table:table-cell>
          <table:table-cell office:value-type="float" office:value="-73.945495" calcext:value-type="float">
            <text:p>-73.945495</text:p>
          </table:table-cell>
        </table:table-row>
        <table:table-row table:style-name="ro1">
          <table:table-cell table:number-columns-repeated="2" office:value-type="float" office:value="440" calcext:value-type="float">
            <text:p>44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116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802098" calcext:value-type="float">
            <text:p>40.802098</text:p>
          </table:table-cell>
          <table:table-cell office:value-type="float" office:value="-73.949625" calcext:value-type="float">
            <text:p>-73.949625</text:p>
          </table:table-cell>
        </table:table-row>
        <table:table-row table:style-name="ro1">
          <table:table-cell table:number-columns-repeated="2" office:value-type="float" office:value="441" calcext:value-type="float">
            <text:p>44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nox - White Plains Rd</text:p>
          </table:table-cell>
          <table:table-cell office:value-type="string" calcext:value-type="string">
            <text:p>Central Park North (110 St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3</text:p>
          </table:table-cell>
          <table:table-cell office:value-type="string" calcext:value-type="string">
            <text:p>Subway</text:p>
          </table:table-cell>
          <table:table-cell office:value-type="float" office:value="40.799075" calcext:value-type="float">
            <text:p>40.799075</text:p>
          </table:table-cell>
          <table:table-cell office:value-type="float" office:value="-73.951822" calcext:value-type="float">
            <text:p>-73.951822</text:p>
          </table:table-cell>
        </table:table-row>
        <table:table-row table:style-name="ro1">
          <table:table-cell table:number-columns-repeated="2" office:value-type="float" office:value="442" calcext:value-type="float">
            <text:p>44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Dyre Av</text:p>
          </table:table-cell>
          <table:table-cell office:value-type="string" calcext:value-type="string">
            <text:p>Eastchester - Dyre Av</text:p>
          </table:table-cell>
          <table:table-cell office:value-type="string" calcext:value-type="string">
            <text:p>B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Grade</text:p>
          </table:table-cell>
          <table:table-cell office:value-type="float" office:value="40.8883" calcext:value-type="float">
            <text:p>40.8883</text:p>
          </table:table-cell>
          <table:table-cell office:value-type="float" office:value="-73.830834" calcext:value-type="float">
            <text:p>-73.830834</text:p>
          </table:table-cell>
        </table:table-row>
        <table:table-row table:style-name="ro1">
          <table:table-cell table:number-columns-repeated="2" office:value-type="float" office:value="443" calcext:value-type="float">
            <text:p>44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Dyre Av</text:p>
          </table:table-cell>
          <table:table-cell office:value-type="string" calcext:value-type="string">
            <text:p>Baychester Av</text:p>
          </table:table-cell>
          <table:table-cell office:value-type="string" calcext:value-type="string">
            <text:p>B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en Cut</text:p>
          </table:table-cell>
          <table:table-cell office:value-type="float" office:value="40.878663" calcext:value-type="float">
            <text:p>40.878663</text:p>
          </table:table-cell>
          <table:table-cell office:value-type="float" office:value="-73.838591" calcext:value-type="float">
            <text:p>-73.838591</text:p>
          </table:table-cell>
        </table:table-row>
        <table:table-row table:style-name="ro1">
          <table:table-cell table:number-columns-repeated="2" office:value-type="float" office:value="444" calcext:value-type="float">
            <text:p>444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Dyre Av</text:p>
          </table:table-cell>
          <table:table-cell office:value-type="string" calcext:value-type="string">
            <text:p>Gun Hill Rd</text:p>
          </table:table-cell>
          <table:table-cell office:value-type="string" calcext:value-type="string">
            <text:p>B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en Cut</text:p>
          </table:table-cell>
          <table:table-cell office:value-type="float" office:value="40.869526" calcext:value-type="float">
            <text:p>40.869526</text:p>
          </table:table-cell>
          <table:table-cell office:value-type="float" office:value="-73.846384" calcext:value-type="float">
            <text:p>-73.846384</text:p>
          </table:table-cell>
        </table:table-row>
        <table:table-row table:style-name="ro1">
          <table:table-cell table:number-columns-repeated="2" office:value-type="float" office:value="445" calcext:value-type="float">
            <text:p>44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Dyre Av</text:p>
          </table:table-cell>
          <table:table-cell office:value-type="string" calcext:value-type="string">
            <text:p>Pelham Pkwy</text:p>
          </table:table-cell>
          <table:table-cell office:value-type="string" calcext:value-type="string">
            <text:p>B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en Cut</text:p>
          </table:table-cell>
          <table:table-cell office:value-type="float" office:value="40.858985" calcext:value-type="float">
            <text:p>40.858985</text:p>
          </table:table-cell>
          <table:table-cell office:value-type="float" office:value="-73.855359" calcext:value-type="float">
            <text:p>-73.855359</text:p>
          </table:table-cell>
        </table:table-row>
        <table:table-row table:style-name="ro1">
          <table:table-cell table:number-columns-repeated="2" office:value-type="float" office:value="446" calcext:value-type="float">
            <text:p>446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Dyre Av</text:p>
          </table:table-cell>
          <table:table-cell office:value-type="string" calcext:value-type="string">
            <text:p>Morris Park</text:p>
          </table:table-cell>
          <table:table-cell office:value-type="string" calcext:value-type="string">
            <text:p>B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en Cut</text:p>
          </table:table-cell>
          <table:table-cell office:value-type="float" office:value="40.854364" calcext:value-type="float">
            <text:p>40.854364</text:p>
          </table:table-cell>
          <table:table-cell office:value-type="float" office:value="-73.860495" calcext:value-type="float">
            <text:p>-73.860495</text:p>
          </table:table-cell>
        </table:table-row>
        <table:table-row table:style-name="ro1">
          <table:table-cell table:number-columns-repeated="2" office:value-type="float" office:value="447" calcext:value-type="float">
            <text:p>447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Flushing - Main St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way</text:p>
          </table:table-cell>
          <table:table-cell office:value-type="float" office:value="40.7596" calcext:value-type="float">
            <text:p>40.7596</text:p>
          </table:table-cell>
          <table:table-cell office:value-type="float" office:value="-73.83003" calcext:value-type="float">
            <text:p>-73.83003</text:p>
          </table:table-cell>
        </table:table-row>
        <table:table-row table:style-name="ro1">
          <table:table-cell table:number-columns-repeated="2" office:value-type="float" office:value="448" calcext:value-type="float">
            <text:p>448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Mets - Willets Point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54622" calcext:value-type="float">
            <text:p>40.754622</text:p>
          </table:table-cell>
          <table:table-cell office:value-type="float" office:value="-73.845625" calcext:value-type="float">
            <text:p>-73.845625</text:p>
          </table:table-cell>
        </table:table-row>
        <table:table-row table:style-name="ro1">
          <table:table-cell table:number-columns-repeated="2" office:value-type="float" office:value="449" calcext:value-type="float">
            <text:p>449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111 St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5173" calcext:value-type="float">
            <text:p>40.75173</text:p>
          </table:table-cell>
          <table:table-cell office:value-type="float" office:value="-73.855334" calcext:value-type="float">
            <text:p>-73.855334</text:p>
          </table:table-cell>
        </table:table-row>
        <table:table-row table:style-name="ro1">
          <table:table-cell table:number-columns-repeated="2" office:value-type="float" office:value="450" calcext:value-type="float">
            <text:p>450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103 St - Corona Plaza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9865" calcext:value-type="float">
            <text:p>40.749865</text:p>
          </table:table-cell>
          <table:table-cell office:value-type="float" office:value="-73.8627" calcext:value-type="float">
            <text:p>-73.8627</text:p>
          </table:table-cell>
        </table:table-row>
        <table:table-row table:style-name="ro1">
          <table:table-cell table:number-columns-repeated="2" office:value-type="float" office:value="451" calcext:value-type="float">
            <text:p>451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Junction Blvd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9145" calcext:value-type="float">
            <text:p>40.749145</text:p>
          </table:table-cell>
          <table:table-cell office:value-type="float" office:value="-73.869527" calcext:value-type="float">
            <text:p>-73.869527</text:p>
          </table:table-cell>
        </table:table-row>
        <table:table-row table:style-name="ro1">
          <table:table-cell table:number-columns-repeated="2" office:value-type="float" office:value="452" calcext:value-type="float">
            <text:p>452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90 St - Elmhurst Av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8408" calcext:value-type="float">
            <text:p>40.748408</text:p>
          </table:table-cell>
          <table:table-cell office:value-type="float" office:value="-73.876613" calcext:value-type="float">
            <text:p>-73.876613</text:p>
          </table:table-cell>
        </table:table-row>
        <table:table-row table:style-name="ro1">
          <table:table-cell table:number-columns-repeated="2" office:value-type="float" office:value="453" calcext:value-type="float">
            <text:p>453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82 St - Jackson Hts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7659" calcext:value-type="float">
            <text:p>40.747659</text:p>
          </table:table-cell>
          <table:table-cell office:value-type="float" office:value="-73.883697" calcext:value-type="float">
            <text:p>-73.88369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16" calcext:value-type="float">
            <text:p>616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74 St - Broadway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6848" calcext:value-type="float">
            <text:p>40.746848</text:p>
          </table:table-cell>
          <table:table-cell office:value-type="float" office:value="-73.891394" calcext:value-type="float">
            <text:p>-73.891394</text:p>
          </table:table-cell>
        </table:table-row>
        <table:table-row table:style-name="ro1">
          <table:table-cell table:number-columns-repeated="2" office:value-type="float" office:value="455" calcext:value-type="float">
            <text:p>455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69 St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6325" calcext:value-type="float">
            <text:p>40.746325</text:p>
          </table:table-cell>
          <table:table-cell office:value-type="float" office:value="-73.896403" calcext:value-type="float">
            <text:p>-73.896403</text:p>
          </table:table-cell>
        </table:table-row>
        <table:table-row table:style-name="ro1">
          <table:table-cell table:number-columns-repeated="2" office:value-type="float" office:value="456" calcext:value-type="float">
            <text:p>456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Woodside - 61 St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563" calcext:value-type="float">
            <text:p>40.74563</text:p>
          </table:table-cell>
          <table:table-cell office:value-type="float" office:value="-73.902984" calcext:value-type="float">
            <text:p>-73.902984</text:p>
          </table:table-cell>
        </table:table-row>
        <table:table-row table:style-name="ro1">
          <table:table-cell table:number-columns-repeated="2" office:value-type="float" office:value="457" calcext:value-type="float">
            <text:p>457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52 St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4149" calcext:value-type="float">
            <text:p>40.744149</text:p>
          </table:table-cell>
          <table:table-cell office:value-type="float" office:value="-73.912549" calcext:value-type="float">
            <text:p>-73.912549</text:p>
          </table:table-cell>
        </table:table-row>
        <table:table-row table:style-name="ro1">
          <table:table-cell table:number-columns-repeated="2" office:value-type="float" office:value="458" calcext:value-type="float">
            <text:p>458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46 St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3132" calcext:value-type="float">
            <text:p>40.743132</text:p>
          </table:table-cell>
          <table:table-cell office:value-type="float" office:value="-73.918435" calcext:value-type="float">
            <text:p>-73.918435</text:p>
          </table:table-cell>
        </table:table-row>
        <table:table-row table:style-name="ro1">
          <table:table-cell table:number-columns-repeated="2" office:value-type="float" office:value="459" calcext:value-type="float">
            <text:p>459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40 St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3781" calcext:value-type="float">
            <text:p>40.743781</text:p>
          </table:table-cell>
          <table:table-cell office:value-type="float" office:value="-73.924016" calcext:value-type="float">
            <text:p>-73.924016</text:p>
          </table:table-cell>
        </table:table-row>
        <table:table-row table:style-name="ro1">
          <table:table-cell table:number-columns-repeated="2" office:value-type="float" office:value="460" calcext:value-type="float">
            <text:p>460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33 St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4587" calcext:value-type="float">
            <text:p>40.744587</text:p>
          </table:table-cell>
          <table:table-cell office:value-type="float" office:value="-73.930997" calcext:value-type="float">
            <text:p>-73.930997</text:p>
          </table:table-cell>
        </table:table-row>
        <table:table-row table:style-name="ro1">
          <table:table-cell table:number-columns-repeated="2" office:value-type="float" office:value="461" calcext:value-type="float">
            <text:p>461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Queensboro Plaza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50582" calcext:value-type="float">
            <text:p>40.750582</text:p>
          </table:table-cell>
          <table:table-cell office:value-type="float" office:value="-73.940202" calcext:value-type="float">
            <text:p>-73.940202</text:p>
          </table:table-cell>
        </table:table-row>
        <table:table-row table:style-name="ro1">
          <table:table-cell table:number-columns-repeated="2" office:value-type="float" office:value="461" calcext:value-type="float">
            <text:p>461</text:p>
          </table:table-cell>
          <table:table-cell office:value-type="string" calcext:value-type="string">
            <text:p>R09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Astoria</text:p>
          </table:table-cell>
          <table:table-cell office:value-type="string" calcext:value-type="string">
            <text:p>Queensboro Plaz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 W</text:p>
          </table:table-cell>
          <table:table-cell office:value-type="string" calcext:value-type="string">
            <text:p>Elevated</text:p>
          </table:table-cell>
          <table:table-cell office:value-type="float" office:value="40.750582" calcext:value-type="float">
            <text:p>40.750582</text:p>
          </table:table-cell>
          <table:table-cell office:value-type="float" office:value="-73.940202" calcext:value-type="float">
            <text:p>-73.94020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06" calcext:value-type="float">
            <text:p>606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Court Sq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vated</text:p>
          </table:table-cell>
          <table:table-cell office:value-type="float" office:value="40.747023" calcext:value-type="float">
            <text:p>40.747023</text:p>
          </table:table-cell>
          <table:table-cell office:value-type="float" office:value="-73.945264" calcext:value-type="float">
            <text:p>-73.945264</text:p>
          </table:table-cell>
        </table:table-row>
        <table:table-row table:style-name="ro1">
          <table:table-cell table:number-columns-repeated="2" office:value-type="float" office:value="463" calcext:value-type="float">
            <text:p>463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Hunters Point Av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way</text:p>
          </table:table-cell>
          <table:table-cell office:value-type="float" office:value="40.742216" calcext:value-type="float">
            <text:p>40.742216</text:p>
          </table:table-cell>
          <table:table-cell office:value-type="float" office:value="-73.948916" calcext:value-type="float">
            <text:p>-73.948916</text:p>
          </table:table-cell>
        </table:table-row>
        <table:table-row table:style-name="ro1">
          <table:table-cell table:number-columns-repeated="2" office:value-type="float" office:value="464" calcext:value-type="float">
            <text:p>464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Vernon Blvd - Jackson Av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way</text:p>
          </table:table-cell>
          <table:table-cell office:value-type="float" office:value="40.742626" calcext:value-type="float">
            <text:p>40.742626</text:p>
          </table:table-cell>
          <table:table-cell office:value-type="float" office:value="-73.953581" calcext:value-type="float">
            <text:p>-73.95358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10" calcext:value-type="float">
            <text:p>610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Grand Central - 42 St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way</text:p>
          </table:table-cell>
          <table:table-cell office:value-type="float" office:value="40.751431" calcext:value-type="float">
            <text:p>40.751431</text:p>
          </table:table-cell>
          <table:table-cell office:value-type="float" office:value="-73.976041" calcext:value-type="float">
            <text:p>-73.97604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09" calcext:value-type="float">
            <text:p>609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5 Av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way</text:p>
          </table:table-cell>
          <table:table-cell office:value-type="float" office:value="40.753821" calcext:value-type="float">
            <text:p>40.753821</text:p>
          </table:table-cell>
          <table:table-cell office:value-type="float" office:value="-73.981963" calcext:value-type="float">
            <text:p>-73.98196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11" calcext:value-type="float">
            <text:p>611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Times Sq - 42 St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way</text:p>
          </table:table-cell>
          <table:table-cell office:value-type="float" office:value="40.755477" calcext:value-type="float">
            <text:p>40.755477</text:p>
          </table:table-cell>
          <table:table-cell office:value-type="float" office:value="-73.987691" calcext:value-type="float">
            <text:p>-73.98769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11" calcext:value-type="float">
            <text:p>611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- Shuttle</text:p>
          </table:table-cell>
          <table:table-cell office:value-type="string" calcext:value-type="string">
            <text:p>Times Sq - 42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way</text:p>
          </table:table-cell>
          <table:table-cell office:value-type="float" office:value="40.755983" calcext:value-type="float">
            <text:p>40.755983</text:p>
          </table:table-cell>
          <table:table-cell office:value-type="float" office:value="-73.986229" calcext:value-type="float">
            <text:p>-73.98622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10" calcext:value-type="float">
            <text:p>610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Lexington - Shuttle</text:p>
          </table:table-cell>
          <table:table-cell office:value-type="string" calcext:value-type="string">
            <text:p>Grand Central - 42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way</text:p>
          </table:table-cell>
          <table:table-cell office:value-type="float" office:value="40.752769" calcext:value-type="float">
            <text:p>40.752769</text:p>
          </table:table-cell>
          <table:table-cell office:value-type="float" office:value="-73.979189" calcext:value-type="float">
            <text:p>-73.979189</text:p>
          </table:table-cell>
        </table:table-row>
        <table:table-row table:style-name="ro1">
          <table:table-cell table:number-columns-repeated="2" office:value-type="float" office:value="471" calcext:value-type="float">
            <text:p>471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34 St - 11 Av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way</text:p>
          </table:table-cell>
          <table:table-cell office:value-type="float" office:value="40.755882" calcext:value-type="float">
            <text:p>40.755882</text:p>
          </table:table-cell>
          <table:table-cell office:value-type="float" office:value="-74.00191" calcext:value-type="float">
            <text:p>-74.00191</text:p>
          </table:table-cell>
        </table:table-row>
        <table:table-row table:style-name="ro1">
          <table:table-cell table:number-columns-repeated="2" office:value-type="float" office:value="475" calcext:value-type="float">
            <text:p>475</text:p>
          </table:table-cell>
          <table:table-cell office:value-type="string" calcext:value-type="string">
            <text:p>Q05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econd Av</text:p>
          </table:table-cell>
          <table:table-cell office:value-type="string" calcext:value-type="string">
            <text:p>96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ubway</text:p>
          </table:table-cell>
          <table:table-cell office:value-type="float" office:value="40.784318" calcext:value-type="float">
            <text:p>40.784318</text:p>
          </table:table-cell>
          <table:table-cell office:value-type="float" office:value="-73.947152" calcext:value-type="float">
            <text:p>-73.947152</text:p>
          </table:table-cell>
        </table:table-row>
        <table:table-row table:style-name="ro1">
          <table:table-cell table:number-columns-repeated="2" office:value-type="float" office:value="476" calcext:value-type="float">
            <text:p>476</text:p>
          </table:table-cell>
          <table:table-cell office:value-type="string" calcext:value-type="string">
            <text:p>Q04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econd Av</text:p>
          </table:table-cell>
          <table:table-cell office:value-type="string" calcext:value-type="string">
            <text:p>86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ubway</text:p>
          </table:table-cell>
          <table:table-cell office:value-type="float" office:value="40.777891" calcext:value-type="float">
            <text:p>40.777891</text:p>
          </table:table-cell>
          <table:table-cell office:value-type="float" office:value="-73.951787" calcext:value-type="float">
            <text:p>-73.951787</text:p>
          </table:table-cell>
        </table:table-row>
        <table:table-row table:style-name="ro1">
          <table:table-cell table:number-columns-repeated="2" office:value-type="float" office:value="477" calcext:value-type="float">
            <text:p>477</text:p>
          </table:table-cell>
          <table:table-cell office:value-type="string" calcext:value-type="string">
            <text:p>Q0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econd Av</text:p>
          </table:table-cell>
          <table:table-cell office:value-type="string" calcext:value-type="string">
            <text:p>72 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ubway</text:p>
          </table:table-cell>
          <table:table-cell office:value-type="float" office:value="40.768799" calcext:value-type="float">
            <text:p>40.768799</text:p>
          </table:table-cell>
          <table:table-cell office:value-type="float" office:value="-73.958424" calcext:value-type="float">
            <text:p>-73.958424</text:p>
          </table:table-cell>
        </table:table-row>
        <table:table-row table:style-name="ro1">
          <table:table-cell table:number-columns-repeated="2" office:value-type="float" office:value="501" calcext:value-type="float">
            <text:p>501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St Georg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Open Cut</text:p>
          </table:table-cell>
          <table:table-cell office:value-type="float" office:value="40.643748" calcext:value-type="float">
            <text:p>40.643748</text:p>
          </table:table-cell>
          <table:table-cell office:value-type="float" office:value="-74.073643" calcext:value-type="float">
            <text:p>-74.073643</text:p>
          </table:table-cell>
        </table:table-row>
        <table:table-row table:style-name="ro1">
          <table:table-cell table:number-columns-repeated="2" office:value-type="float" office:value="502" calcext:value-type="float">
            <text:p>502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Tompkinsvill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At Grade</text:p>
          </table:table-cell>
          <table:table-cell office:value-type="float" office:value="40.636949" calcext:value-type="float">
            <text:p>40.636949</text:p>
          </table:table-cell>
          <table:table-cell office:value-type="float" office:value="-74.074835" calcext:value-type="float">
            <text:p>-74.074835</text:p>
          </table:table-cell>
        </table:table-row>
        <table:table-row table:style-name="ro1">
          <table:table-cell table:number-columns-repeated="2" office:value-type="float" office:value="503" calcext:value-type="float">
            <text:p>503</text:p>
          </table:table-cell>
          <table:table-cell office:value-type="string" calcext:value-type="string">
            <text:p>S29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Stapleto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Elevated</text:p>
          </table:table-cell>
          <table:table-cell office:value-type="float" office:value="40.627915" calcext:value-type="float">
            <text:p>40.627915</text:p>
          </table:table-cell>
          <table:table-cell office:value-type="float" office:value="-74.075162" calcext:value-type="float">
            <text:p>-74.075162</text:p>
          </table:table-cell>
        </table:table-row>
        <table:table-row table:style-name="ro1">
          <table:table-cell table:number-columns-repeated="2" office:value-type="float" office:value="504" calcext:value-type="float">
            <text:p>504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Clifto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Elevated</text:p>
          </table:table-cell>
          <table:table-cell office:value-type="float" office:value="40.621319" calcext:value-type="float">
            <text:p>40.621319</text:p>
          </table:table-cell>
          <table:table-cell office:value-type="float" office:value="-74.071402" calcext:value-type="float">
            <text:p>-74.071402</text:p>
          </table:table-cell>
        </table:table-row>
        <table:table-row table:style-name="ro1">
          <table:table-cell table:number-columns-repeated="2" office:value-type="float" office:value="505" calcext:value-type="float">
            <text:p>505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Grasmer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Open Cut</text:p>
          </table:table-cell>
          <table:table-cell office:value-type="float" office:value="40.603117" calcext:value-type="float">
            <text:p>40.603117</text:p>
          </table:table-cell>
          <table:table-cell office:value-type="float" office:value="-74.084087" calcext:value-type="float">
            <text:p>-74.084087</text:p>
          </table:table-cell>
        </table:table-row>
        <table:table-row table:style-name="ro1">
          <table:table-cell table:number-columns-repeated="2" office:value-type="float" office:value="506" calcext:value-type="float">
            <text:p>506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Old Tow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Embankment</text:p>
          </table:table-cell>
          <table:table-cell office:value-type="float" office:value="40.596612" calcext:value-type="float">
            <text:p>40.596612</text:p>
          </table:table-cell>
          <table:table-cell office:value-type="float" office:value="-74.087368" calcext:value-type="float">
            <text:p>-74.087368</text:p>
          </table:table-cell>
        </table:table-row>
        <table:table-row table:style-name="ro1">
          <table:table-cell table:number-columns-repeated="2" office:value-type="float" office:value="507" calcext:value-type="float">
            <text:p>507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Dongan Hill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Embankment</text:p>
          </table:table-cell>
          <table:table-cell office:value-type="float" office:value="40.588849" calcext:value-type="float">
            <text:p>40.588849</text:p>
          </table:table-cell>
          <table:table-cell office:value-type="float" office:value="-74.09609" calcext:value-type="float">
            <text:p>-74.09609</text:p>
          </table:table-cell>
        </table:table-row>
        <table:table-row table:style-name="ro1">
          <table:table-cell table:number-columns-repeated="2" office:value-type="float" office:value="508" calcext:value-type="float">
            <text:p>508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Jefferson Av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Embankment</text:p>
          </table:table-cell>
          <table:table-cell office:value-type="float" office:value="40.583591" calcext:value-type="float">
            <text:p>40.583591</text:p>
          </table:table-cell>
          <table:table-cell office:value-type="float" office:value="-74.103338" calcext:value-type="float">
            <text:p>-74.103338</text:p>
          </table:table-cell>
        </table:table-row>
        <table:table-row table:style-name="ro1">
          <table:table-cell table:number-columns-repeated="2" office:value-type="float" office:value="509" calcext:value-type="float">
            <text:p>509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Grant City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Open Cut</text:p>
          </table:table-cell>
          <table:table-cell office:value-type="float" office:value="40.578965" calcext:value-type="float">
            <text:p>40.578965</text:p>
          </table:table-cell>
          <table:table-cell office:value-type="float" office:value="-74.109704" calcext:value-type="float">
            <text:p>-74.109704</text:p>
          </table:table-cell>
        </table:table-row>
        <table:table-row table:style-name="ro1">
          <table:table-cell table:number-columns-repeated="2" office:value-type="float" office:value="510" calcext:value-type="float">
            <text:p>510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New Dor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Open Cut</text:p>
          </table:table-cell>
          <table:table-cell office:value-type="float" office:value="40.57348" calcext:value-type="float">
            <text:p>40.57348</text:p>
          </table:table-cell>
          <table:table-cell office:value-type="float" office:value="-74.11721" calcext:value-type="float">
            <text:p>-74.11721</text:p>
          </table:table-cell>
        </table:table-row>
        <table:table-row table:style-name="ro1">
          <table:table-cell table:number-columns-repeated="2" office:value-type="float" office:value="511" calcext:value-type="float">
            <text:p>511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Oakwood Height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Open Cut</text:p>
          </table:table-cell>
          <table:table-cell office:value-type="float" office:value="40.56511" calcext:value-type="float">
            <text:p>40.56511</text:p>
          </table:table-cell>
          <table:table-cell office:value-type="float" office:value="-74.12632" calcext:value-type="float">
            <text:p>-74.12632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Bay Terrac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Embankment</text:p>
          </table:table-cell>
          <table:table-cell office:value-type="float" office:value="40.5564" calcext:value-type="float">
            <text:p>40.5564</text:p>
          </table:table-cell>
          <table:table-cell office:value-type="float" office:value="-74.136907" calcext:value-type="float">
            <text:p>-74.136907</text:p>
          </table:table-cell>
        </table:table-row>
        <table:table-row table:style-name="ro1">
          <table:table-cell table:number-columns-repeated="2" office:value-type="float" office:value="513" calcext:value-type="float">
            <text:p>513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Great Kill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Open Cut</text:p>
          </table:table-cell>
          <table:table-cell office:value-type="float" office:value="40.551231" calcext:value-type="float">
            <text:p>40.551231</text:p>
          </table:table-cell>
          <table:table-cell office:value-type="float" office:value="-74.151399" calcext:value-type="float">
            <text:p>-74.151399</text:p>
          </table:table-cell>
        </table:table-row>
        <table:table-row table:style-name="ro1">
          <table:table-cell table:number-columns-repeated="2" office:value-type="float" office:value="514" calcext:value-type="float">
            <text:p>514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Eltingvill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Embankment</text:p>
          </table:table-cell>
          <table:table-cell office:value-type="float" office:value="40.544601" calcext:value-type="float">
            <text:p>40.544601</text:p>
          </table:table-cell>
          <table:table-cell office:value-type="float" office:value="-74.16457" calcext:value-type="float">
            <text:p>-74.16457</text:p>
          </table:table-cell>
        </table:table-row>
        <table:table-row table:style-name="ro1">
          <table:table-cell table:number-columns-repeated="2" office:value-type="float" office:value="515" calcext:value-type="float">
            <text:p>515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Annadal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Open Cut</text:p>
          </table:table-cell>
          <table:table-cell office:value-type="float" office:value="40.54046" calcext:value-type="float">
            <text:p>40.54046</text:p>
          </table:table-cell>
          <table:table-cell office:value-type="float" office:value="-74.178217" calcext:value-type="float">
            <text:p>-74.178217</text:p>
          </table:table-cell>
        </table:table-row>
        <table:table-row table:style-name="ro1">
          <table:table-cell table:number-columns-repeated="2" office:value-type="float" office:value="516" calcext:value-type="float">
            <text:p>516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Hugueno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Open Cut</text:p>
          </table:table-cell>
          <table:table-cell office:value-type="float" office:value="40.533674" calcext:value-type="float">
            <text:p>40.533674</text:p>
          </table:table-cell>
          <table:table-cell office:value-type="float" office:value="-74.191794" calcext:value-type="float">
            <text:p>-74.191794</text:p>
          </table:table-cell>
        </table:table-row>
        <table:table-row table:style-name="ro1">
          <table:table-cell table:number-columns-repeated="2" office:value-type="float" office:value="517" calcext:value-type="float">
            <text:p>517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Prince's Bay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Open Cut</text:p>
          </table:table-cell>
          <table:table-cell office:value-type="float" office:value="40.525507" calcext:value-type="float">
            <text:p>40.525507</text:p>
          </table:table-cell>
          <table:table-cell office:value-type="float" office:value="-74.200064" calcext:value-type="float">
            <text:p>-74.200064</text:p>
          </table:table-cell>
        </table:table-row>
        <table:table-row table:style-name="ro1">
          <table:table-cell table:number-columns-repeated="2" office:value-type="float" office:value="518" calcext:value-type="float">
            <text:p>518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Pleasant Plain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Embankment</text:p>
          </table:table-cell>
          <table:table-cell office:value-type="float" office:value="40.52241" calcext:value-type="float">
            <text:p>40.52241</text:p>
          </table:table-cell>
          <table:table-cell office:value-type="float" office:value="-74.217847" calcext:value-type="float">
            <text:p>-74.217847</text:p>
          </table:table-cell>
        </table:table-row>
        <table:table-row table:style-name="ro1">
          <table:table-cell table:number-columns-repeated="2" office:value-type="float" office:value="519" calcext:value-type="float">
            <text:p>519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Richmond Valley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Open Cut</text:p>
          </table:table-cell>
          <table:table-cell office:value-type="float" office:value="40.519631" calcext:value-type="float">
            <text:p>40.519631</text:p>
          </table:table-cell>
          <table:table-cell office:value-type="float" office:value="-74.229141" calcext:value-type="float">
            <text:p>-74.229141</text:p>
          </table:table-cell>
        </table:table-row>
        <table:table-row table:style-name="ro1">
          <table:table-cell table:number-columns-repeated="2" office:value-type="float" office:value="522" calcext:value-type="float">
            <text:p>522</text:p>
          </table:table-cell>
          <table:table-cell office:value-type="string" calcext:value-type="string">
            <text:p>S09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Tottenvill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At Grade</text:p>
          </table:table-cell>
          <table:table-cell office:value-type="float" office:value="40.512764" calcext:value-type="float">
            <text:p>40.512764</text:p>
          </table:table-cell>
          <table:table-cell office:value-type="float" office:value="-74.251961" calcext:value-type="float">
            <text:p>-74.251961</text:p>
          </table:table-cell>
        </table:table-row>
        <table:table-row table:style-name="ro1">
          <table:table-cell table:number-columns-repeated="2" office:value-type="float" office:value="523" calcext:value-type="float">
            <text:p>523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Arthur Kil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At Grade</text:p>
          </table:table-cell>
          <table:table-cell office:value-type="float" office:value="40.516578" calcext:value-type="float">
            <text:p>40.516578</text:p>
          </table:table-cell>
          <table:table-cell office:value-type="float" office:value="-74.242096" calcext:value-type="float">
            <text:p>-74.2420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478" meta:object-count="0"/>
    <meta:generator>LibreOffice/5.2.7.2$MacOSX_X86_64 LibreOffice_project/2b7f1e640c46ceb28adf43ee075a6e8b8439ed10</meta:generator>
  </office:meta>
</office:document-meta>
</file>